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5.678cm"/>
    </style:style>
    <style:style style:family="table-column" style:name="co8">
      <style:table-column-properties fo:break-before="auto" style:column-width="5.482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0.727cm"/>
    </style:style>
    <style:style style:family="table-column" style:name="co18">
      <style:table-column-properties fo:break-before="auto" style:column-width="0.866cm"/>
    </style:style>
    <style:style style:family="table-column" style:name="co19">
      <style:table-column-properties fo:break-before="auto" style:column-width="0.923cm"/>
    </style:style>
    <style:style style:family="table-column" style:name="co20">
      <style:table-column-properties fo:break-before="auto" style:column-width="0.894cm"/>
    </style:style>
    <style:style style:family="table-column" style:name="co21">
      <style:table-column-properties fo:break-before="auto" style:column-width="0.67cm"/>
    </style:style>
    <style:style style:family="table-column" style:name="co22">
      <style:table-column-properties fo:break-before="auto" style:column-width="0.979cm"/>
    </style:style>
    <style:style style:family="table-column" style:name="co23">
      <style:table-column-properties fo:break-before="auto" style:column-width="1.203cm"/>
    </style:style>
    <style:style style:family="table-column" style:name="co24">
      <style:table-column-properties fo:break-before="auto" style:column-width="2.154cm"/>
    </style:style>
    <style:style style:family="table-column" style:name="co25">
      <style:table-column-properties fo:break-before="auto" style:column-width="1.566cm"/>
    </style:style>
    <style:style style:family="table-column" style:name="co26">
      <style:table-column-properties fo:break-before="auto" style:column-width="2.265cm"/>
    </style:style>
    <style:style style:family="table-column" style:name="co27">
      <style:table-column-properties fo:break-before="auto" style:column-width="2.125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2.985cm"/>
    </style:style>
    <style:style style:family="table" style:name="ta1" style:master-page-name="PageStyle_5f_Zesde_20_gedeelte">
      <style:table-properties style:writing-mode="lr-tb" table:display="true"/>
    </style:style>
    <style:style style:family="table" style:name="ta2" style:master-page-name="PageStyle_5f_Zesde_20_gedeelte_5f_a">
      <style:table-properties style:writing-mode="lr-tb" table:display="true"/>
    </style:style>
    <style:style style:family="table-cell" style:parent-style-name="TL Title" style:name="ce1">
      <style:table-cell-properties style:glyph-orientation-vertical="0" fo:padding="0.071cm" style:diagonal-bl-tr="none" style:text-align-source="value-type" fo:border="1.76pt solid #000000"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8">
      <style:table-cell-properties style:glyph-orientation-vertical="0" fo:padding="0.071cm" fo:border-left="1.76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9">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4">
      <style:table-cell-properties style:glyph-orientation-vertical="0" fo:padding="0.071cm" style:diagonal-bl-tr="none" style:text-align-source="value-type" fo:border="1.76pt solid #000000"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20">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21">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4">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1">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ColHeader" style:name="ce32">
      <style:table-cell-properties style:glyph-orientation-vertical="0" fo:padding="0.071cm" fo:border-left="1.76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3">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4">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35">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36">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37">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8">
      <style:table-cell-properties style:glyph-orientation-vertical="0" fo:padding="0.071cm" fo:border-left="1.76pt solid #000000" style:diagonal-bl-tr="none" style:text-align-source="value-type"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1.76pt solid #000000" style:diagonal-bl-tr="none" style:text-align-source="value-type"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1.76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5">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4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47">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48">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49">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50">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1">
      <style:table-cell-properties style:glyph-orientation-vertical="0" fo:padding="0.071cm" fo:border-left="none" style:diagonal-bl-tr="none" style:text-align-source="value-type"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52">
      <style:table-cell-properties style:glyph-orientation-vertical="0" fo:padding="0.071cm" fo:border-left="none" style:diagonal-bl-tr="none" style:text-align-source="value-type"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53">
      <style:table-cell-properties style:glyph-orientation-vertical="0" fo:padding="0.071cm" fo:border-left="none"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4">
      <style:table-cell-properties style:glyph-orientation-vertical="0" fo:padding="0.071cm" fo:border-left="none"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5">
      <style:table-cell-properties style:glyph-orientation-vertical="0" fo:padding="0.071cm" fo:border-left="none"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6">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7">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8">
      <style:table-cell-properties style:glyph-orientation-vertical="0" fo:padding="0.071cm" fo:border-left="0.74pt solid #000000" style:diagonal-bl-tr="none" style:text-align-source="value-type"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9">
      <style:table-cell-properties style:glyph-orientation-vertical="0" fo:padding="0.071cm" fo:border-left="0.74pt solid #000000" style:diagonal-bl-tr="none" style:text-align-source="value-type"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2">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3">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4">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5">
      <style:table-cell-properties style:glyph-orientation-vertical="0" fo:padding="0.071cm" fo:border-left="none" style:diagonal-bl-tr="none" style:text-align-source="value-type"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6">
      <style:table-cell-properties style:glyph-orientation-vertical="0" fo:padding="0.071cm" fo:border-left="none" style:diagonal-bl-tr="none" style:text-align-source="value-type"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7">
      <style:table-cell-properties style:glyph-orientation-vertical="0" fo:padding="0.071cm" fo:border-left="none"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8">
      <style:table-cell-properties style:glyph-orientation-vertical="0" fo:padding="0.071cm" fo:border-left="none"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9">
      <style:table-cell-properties style:glyph-orientation-vertical="0" fo:padding="0.071cm" fo:border-left="none"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71">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72">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3">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4">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5">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6">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7">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8">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9">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80">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81">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2">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3">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4">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85">
      <style:table-cell-properties style:glyph-orientation-vertical="0" fo:padding="0.071cm" fo:border-left="0.74pt solid #000000"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6">
      <style:table-cell-properties style:glyph-orientation-vertical="0" fo:padding="0.071cm" fo:border-left="0.74pt solid #000000"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93">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4">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5">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96">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97">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98">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99">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100">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101">
      <style:table-cell-properties style:glyph-orientation-vertical="0" fo:padding="0.071cm" fo:border-left="none"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2">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3">
      <style:table-cell-properties style:glyph-orientation-vertical="0" fo:padding="0.071cm" fo:border-left="none"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4">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105">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6">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7">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8">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1">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5">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16">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7">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8">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9">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0">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1">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2">
      <style:table-cell-properties style:glyph-orientation-vertical="0" fo:padding="0.071cm" style:text-align-source="fix" style:direction="ltr" style:repeat-content="fals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23">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24">
      <style:table-cell-properties style:glyph-orientation-vertical="0" fo:padding="0.071cm" style:diagonal-bl-tr="none" style:text-align-source="value-type" fo:border="1.76pt solid #000000"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25">
      <style:table-cell-properties fo:padding="0.071cm" fo:border-left="1.76pt solid #000000"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26">
      <style:table-cell-properties fo:padding="0.071cm" fo:border-left="1.76pt solid #000000"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27">
      <style:table-cell-properties fo:padding="0.071cm" fo:border-left="1.76pt solid #000000"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28">
      <style:table-cell-properties style:glyph-orientation-vertical="0" fo:padding="0.071cm" style:diagonal-bl-tr="none" style:text-align-source="value-type" fo:border="none"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29">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0">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style>
    <style:style style:family="table-cell" style:parent-style-name="TL ColHeader" style:name="ce131">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style>
    <style:style style:family="table-cell" style:parent-style-name="Default" style:name="ce132">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33">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34">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ColHeader" style:name="ce135">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parent-style-name="Default" style:family="table-cell" style:name="ce136" style:display-name="ce13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Default" style:family="table-cell" style:name="ce137" style:display-name="ce137">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Default" style:family="table-cell" style:name="ce138" style:display-name="ce138">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39" style:display-name="ce139">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40" style:display-name="ce140">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41" style:display-name="ce141">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42" style:display-name="ce142">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RowProperty" style:family="table-cell" style:name="ce143" style:display-name="ce143">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ColHeader" style:family="table-cell" style:name="ce144" style:display-name="ce144">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45" style:display-name="ce145">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46" style:display-name="ce146">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47" style:display-name="ce147">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style>
    <style:style style:parent-style-name="TL RowHeader" style:family="table-cell" style:name="ce148" style:display-name="ce148">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Data" style:family="table-cell" style:name="ce149" style:display-name="ce149">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50" style:display-name="ce150">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51" style:display-name="ce151">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52" style:display-name="ce152">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office:automatic-styles>
  <office:body>
    <office:spreadsheet>
      <table:calculation-settings table:use-regular-expressions="false" table:case-sensitive="false" table:automatic-find-labels="false"/>
      <table:table table:style-name="ta1" table:name="Zesde gedeelte">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31"/>
        <table:table-column table:style-name="co4" table:default-cell-style-name="ce2" table:number-columns-repeated="63"/>
        <table:table-column table:style-name="co4" table:default-cell-style-name="ce31"/>
        <table:table-column table:style-name="co4" table:default-cell-style-name="ce2" table:number-columns-repeated="57"/>
        <table:table-column table:style-name="co4" table:default-cell-style-name="ce31"/>
        <table:table-column table:style-name="co4" table:default-cell-style-name="ce2" table:number-columns-repeated="60"/>
        <table:table-column table:style-name="co4" table:default-cell-style-name="ce31"/>
        <table:table-column table:style-name="co4" table:default-cell-style-name="ce2" table:number-columns-repeated="6"/>
        <table:table-column table:style-name="co5" table:default-cell-style-name="ce100"/>
        <table:table-column table:style-name="co6" table:default-cell-style-name="ce100"/>
        <table:table-column table:style-name="co7" table:default-cell-style-name="ce100"/>
        <table:table-column table:style-name="co8" table:default-cell-style-name="ce100"/>
        <table:table-column table:style-name="co9" table:default-cell-style-name="ce2" table:number-columns-repeated="60"/>
        <table:table-column table:style-name="co9" table:default-cell-style-name="Default" table:number-columns-repeated="767"/>
        <table:table-row table:style-name="ro1">
          <table:table-cell ns41:value-type="string" table:number-rows-spanned="1" table:style-name="ce1" table:number-columns-spanned="197" office:value-type="string">
            <text:p>PROVINCIE ZUIDHOLLAND; ZESDE GEDEELTE: INDEELING DER BLINDEN DIE ONDERWIJS EN GEEN ONDERWIJS GENOTEN HEBBEN, NAAR WOONPLAATS EN LEEFTIJD</text:p>
          </table:table-cell>
          <table:covered-table-cell table:style-name="ce16" table:number-columns-repeated="195"/>
          <table:covered-table-cell table:style-name="ce115"/>
          <table:table-cell table:number-columns-repeated="827"/>
        </table:table-row>
        <table:table-row table:style-name="ro1">
          <table:table-cell table:number-columns-repeated="1024"/>
        </table:table-row>
        <table:table-row table:style-name="ro2">
          <table:table-cell ns41:value-type="string" table:number-rows-spanned="4" table:style-name="ce3" table:number-columns-spanned="1" office:value-type="string">
            <text:p>Ouderdom in jaren</text:p>
          </table:table-cell>
          <table:table-cell ns41:value-type="string" table:number-rows-spanned="4" table:style-name="ce17" table:number-columns-spanned="1" office:value-type="string">
            <text:p>Geboortejaar</text:p>
          </table:table-cell>
          <table:table-cell table:style-name="ce29"/>
          <table:table-cell ns41:value-type="string" table:number-rows-spanned="1" table:style-name="ce32" table:number-columns-spanned="190" office:value-type="string">
            <text:p>Gemeenten</text:p>
          </table:table-cell>
          <table:covered-table-cell table:style-name="ce45" table:number-columns-repeated="63"/>
          <table:covered-table-cell table:style-name="ce80" table:number-columns-repeated="125"/>
          <table:covered-table-cell table:style-name="ce92"/>
          <table:table-cell ns41:value-type="string" table:number-rows-spanned="4" table:style-name="ce101" table:number-columns-spanned="1" office:value-type="string">
            <text:p>Telling</text:p>
          </table:table-cell>
          <table:table-cell ns41:value-type="string" table:number-rows-spanned="4" table:style-name="ce108" table:number-columns-spanned="1" office:value-type="string">
            <text:p>Tabel</text:p>
          </table:table-cell>
          <table:table-cell ns41:value-type="string" table:number-rows-spanned="4" table:style-name="ce112" table:number-columns-spanned="1" office:value-type="string">
            <text:p>Pagina(s)</text:p>
          </table:table-cell>
          <table:table-cell ns41:value-type="string" table:number-rows-spanned="4" table:style-name="ce116" table:number-columns-spanned="1" office:value-type="string">
            <text:p>Image nummer(s)</text:p>
          </table:table-cell>
          <table:table-cell table:style-name="ce29" table:number-columns-repeated="827"/>
        </table:table-row>
        <table:table-row table:style-name="ro3">
          <table:covered-table-cell table:style-name="ce4"/>
          <table:covered-table-cell table:style-name="ce18"/>
          <table:table-cell table:style-name="ce29"/>
          <table:table-cell ns41:value-type="string" table:number-rows-spanned="2" table:style-name="ce33" table:number-columns-spanned="2" office:value-type="string">
            <text:p>Ter Aar</text:p>
          </table:table-cell>
          <table:covered-table-cell table:style-name="ce46"/>
          <table:table-cell ns41:value-type="string" table:number-rows-spanned="2" table:style-name="ce46" table:number-columns-spanned="2" office:value-type="string">
            <text:p>Oud-Alblas</text:p>
          </table:table-cell>
          <table:covered-table-cell table:style-name="ce46"/>
          <table:table-cell ns41:value-type="string" table:number-rows-spanned="2" table:style-name="ce46" table:number-columns-spanned="3" office:value-type="string">
            <text:p>Alblasserdam</text:p>
          </table:table-cell>
          <table:covered-table-cell table:style-name="ce46" table:number-columns-repeated="2"/>
          <table:table-cell ns41:value-type="string" table:number-rows-spanned="2" table:style-name="ce46" table:number-columns-spanned="2" office:value-type="string">
            <text:p>Alkemade</text:p>
          </table:table-cell>
          <table:covered-table-cell table:style-name="ce46"/>
          <table:table-cell ns41:value-type="string" table:number-rows-spanned="2" table:style-name="ce46" table:number-columns-spanned="2" office:value-type="string">
            <text:p>Alphen a/d Rijn</text:p>
          </table:table-cell>
          <table:covered-table-cell table:style-name="ce46"/>
          <table:table-cell ns41:value-type="string" table:number-rows-spanned="2" table:style-name="ce46" table:number-columns-spanned="2" office:value-type="string">
            <text:p>Ameide</text:p>
          </table:table-cell>
          <table:covered-table-cell table:style-name="ce46"/>
          <table:table-cell ns41:value-type="string" table:number-rows-spanned="2" table:style-name="ce46" table:number-columns-spanned="2" office:value-type="string">
            <text:p>Oud-Beijerland</text:p>
          </table:table-cell>
          <table:covered-table-cell table:style-name="ce46"/>
          <table:table-cell ns41:value-type="string" table:number-rows-spanned="2" table:style-name="ce46" table:number-columns-spanned="2" office:value-type="string">
            <text:p>Bergambacht</text:p>
          </table:table-cell>
          <table:covered-table-cell table:style-name="ce46"/>
          <table:table-cell ns41:value-type="string" table:number-rows-spanned="2" table:style-name="ce46" table:number-columns-spanned="2" office:value-type="string">
            <text:p>Bleiswijk</text:p>
          </table:table-cell>
          <table:covered-table-cell table:style-name="ce46"/>
          <table:table-cell ns41:value-type="string" table:number-rows-spanned="2" table:style-name="ce46" table:number-columns-spanned="2" office:value-type="string">
            <text:p>Bleskensgraaf c.a.</text:p>
          </table:table-cell>
          <table:covered-table-cell table:style-name="ce46"/>
          <table:table-cell ns41:value-type="string" table:number-rows-spanned="2" table:style-name="ce46" table:number-columns-spanned="2" office:value-type="string">
            <text:p>Bodegraven</text:p>
          </table:table-cell>
          <table:covered-table-cell table:style-name="ce46"/>
          <table:table-cell ns41:value-type="string" table:number-rows-spanned="2" table:style-name="ce46" table:number-columns-spanned="2" office:value-type="string">
            <text:p>Boskoop</text:p>
          </table:table-cell>
          <table:covered-table-cell table:style-name="ce46"/>
          <table:table-cell ns41:value-type="string" table:number-rows-spanned="2" table:style-name="ce46" table:number-columns-spanned="2" office:value-type="string">
            <text:p>Brandwijk</text:p>
          </table:table-cell>
          <table:covered-table-cell table:style-name="ce46"/>
          <table:table-cell ns41:value-type="string" table:number-rows-spanned="2" table:style-name="ce46" table:number-columns-spanned="3" office:value-type="string">
            <text:p>Brielle</text:p>
          </table:table-cell>
          <table:covered-table-cell table:style-name="ce76"/>
          <table:covered-table-cell table:style-name="ce78"/>
          <table:table-cell ns41:value-type="string" table:number-rows-spanned="2" table:style-name="ce46" table:number-columns-spanned="2" office:value-type="string">
            <text:p>Capelle a/d IJssel</text:p>
          </table:table-cell>
          <table:covered-table-cell table:style-name="ce46"/>
          <table:table-cell ns41:value-type="string" table:number-rows-spanned="2" table:style-name="ce46" table:number-columns-spanned="2" office:value-type="string">
            <text:p>Charlois</text:p>
          </table:table-cell>
          <table:covered-table-cell table:style-name="ce46"/>
          <table:table-cell ns41:value-type="string" table:number-rows-spanned="2" table:style-name="ce46" table:number-columns-spanned="4" office:value-type="string">
            <text:p>Delft</text:p>
          </table:table-cell>
          <table:covered-table-cell table:style-name="ce76" table:number-columns-repeated="2"/>
          <table:covered-table-cell table:style-name="ce78"/>
          <table:table-cell ns41:value-type="string" table:number-rows-spanned="2" table:style-name="ce46" table:number-columns-spanned="3" office:value-type="string">
            <text:p>Dordrecht</text:p>
          </table:table-cell>
          <table:covered-table-cell table:style-name="ce76"/>
          <table:covered-table-cell table:style-name="ce78"/>
          <table:table-cell ns41:value-type="string" table:number-rows-spanned="2" table:style-name="ce46" table:number-columns-spanned="2" office:value-type="string">
            <text:p>Dubbeldam</text:p>
          </table:table-cell>
          <table:covered-table-cell table:style-name="ce46"/>
          <table:table-cell ns41:value-type="string" table:number-rows-spanned="2" table:style-name="ce46" table:number-columns-spanned="3" office:value-type="string">
            <text:p>Giessendam</text:p>
          </table:table-cell>
          <table:covered-table-cell table:style-name="ce76"/>
          <table:covered-table-cell table:style-name="ce78"/>
          <table:table-cell ns41:value-type="string" table:number-rows-spanned="2" table:style-name="ce46" table:number-columns-spanned="3" office:value-type="string">
            <text:p>Gorinchem</text:p>
          </table:table-cell>
          <table:covered-table-cell table:style-name="ce46" table:number-columns-repeated="2"/>
          <table:table-cell ns41:value-type="string" table:number-rows-spanned="2" table:style-name="ce46" table:number-columns-spanned="2" office:value-type="string">
            <text:p>Gouda</text:p>
          </table:table-cell>
          <table:covered-table-cell table:style-name="ce46"/>
          <table:table-cell ns41:value-type="string" table:number-rows-spanned="2" table:style-name="ce46" table:number-columns-spanned="2" office:value-type="string">
            <text:p>Gouderak</text:p>
          </table:table-cell>
          <table:covered-table-cell table:style-name="ce46"/>
          <table:table-cell ns41:value-type="string" table:number-rows-spanned="2" table:style-name="ce46" table:number-columns-spanned="2" office:value-type="string">
            <text:p>Goudriaan</text:p>
          </table:table-cell>
          <table:covered-table-cell table:style-name="ce46"/>
          <table:table-cell ns41:value-type="string" table:number-rows-spanned="2" table:style-name="ce136" table:number-columns-spanned="4" office:value-type="string">
            <text:p>'s-Gravenhage</text:p>
          </table:table-cell>
          <table:covered-table-cell table:style-name="ce76" table:number-columns-repeated="2"/>
          <table:covered-table-cell table:style-name="ce78"/>
          <table:table-cell ns41:value-type="string" table:number-rows-spanned="2" table:style-name="ce136" table:number-columns-spanned="2" office:value-type="string">
            <text:p>'s-Gravenzande</text:p>
          </table:table-cell>
          <table:covered-table-cell table:style-name="ce46"/>
          <table:table-cell ns41:value-type="string" table:number-rows-spanned="2" table:style-name="ce136" table:number-columns-spanned="3" office:value-type="string">
            <text:p>Haastrecht</text:p>
          </table:table-cell>
          <table:covered-table-cell table:style-name="ce46" table:number-columns-repeated="2"/>
          <table:table-cell ns41:value-type="string" table:number-rows-spanned="2" table:style-name="ce136" table:number-columns-spanned="2" office:value-type="string">
            <text:p>Hardinxveld</text:p>
          </table:table-cell>
          <table:covered-table-cell table:style-name="ce46"/>
          <table:table-cell ns41:value-type="string" table:number-rows-spanned="2" table:style-name="ce136" table:number-columns-spanned="2" office:value-type="string">
            <text:p>Heinenoord</text:p>
          </table:table-cell>
          <table:covered-table-cell table:style-name="ce46"/>
          <table:table-cell ns41:value-type="string" table:number-rows-spanned="2" table:style-name="ce136" table:number-columns-spanned="2" office:value-type="string">
            <text:p>Hellevoetsluis</text:p>
          </table:table-cell>
          <table:covered-table-cell table:style-name="ce46"/>
          <table:table-cell ns41:value-type="string" table:number-rows-spanned="2" table:style-name="ce136" table:number-columns-spanned="2" office:value-type="string">
            <text:p>Hof van Delft</text:p>
          </table:table-cell>
          <table:covered-table-cell table:style-name="ce46"/>
          <table:table-cell ns41:value-type="string" table:number-rows-spanned="2" table:style-name="ce136" table:number-columns-spanned="2" office:value-type="string">
            <text:p>Hoogblokland</text:p>
          </table:table-cell>
          <table:covered-table-cell table:style-name="ce46"/>
          <table:table-cell ns41:value-type="string" table:number-rows-spanned="2" table:style-name="ce136" table:number-columns-spanned="2" office:value-type="string">
            <text:p>Katwijk</text:p>
          </table:table-cell>
          <table:covered-table-cell table:style-name="ce46"/>
          <table:table-cell ns41:value-type="string" table:number-rows-spanned="2" table:style-name="ce136" table:number-columns-spanned="2" office:value-type="string">
            <text:p>Kethel c.a.</text:p>
          </table:table-cell>
          <table:covered-table-cell table:style-name="ce46"/>
          <table:table-cell ns41:value-type="string" table:number-rows-spanned="2" table:style-name="ce136" table:number-columns-spanned="3" office:value-type="string">
            <text:p>Kralingen</text:p>
          </table:table-cell>
          <table:covered-table-cell table:style-name="ce76"/>
          <table:covered-table-cell table:style-name="ce78"/>
          <table:table-cell ns41:value-type="string" table:number-rows-spanned="2" table:style-name="ce136" table:number-columns-spanned="2" office:value-type="string">
            <text:p>Krimpen a/d Lek</text:p>
          </table:table-cell>
          <table:covered-table-cell table:style-name="ce46"/>
          <table:table-cell ns41:value-type="string" table:number-rows-spanned="2" table:style-name="ce136" table:number-columns-spanned="2" office:value-type="string">
            <text:p>Langerak</text:p>
          </table:table-cell>
          <table:covered-table-cell table:style-name="ce46"/>
          <table:table-cell ns41:value-type="string" table:number-rows-spanned="2" table:style-name="ce136" table:number-columns-spanned="2" office:value-type="string">
            <text:p>Leerdam</text:p>
          </table:table-cell>
          <table:covered-table-cell table:style-name="ce46"/>
          <table:table-cell ns41:value-type="string" table:number-rows-spanned="2" table:style-name="ce136" table:number-columns-spanned="3" office:value-type="string">
            <text:p>Leiden</text:p>
          </table:table-cell>
          <table:covered-table-cell table:style-name="ce46" table:number-columns-repeated="2"/>
          <table:table-cell ns41:value-type="string" table:number-rows-spanned="2" table:style-name="ce136" table:number-columns-spanned="3" office:value-type="string">
            <text:p>Leiderdorp</text:p>
          </table:table-cell>
          <table:covered-table-cell table:style-name="ce46" table:number-columns-repeated="2"/>
          <table:table-cell ns41:value-type="string" table:number-rows-spanned="2" table:style-name="ce136" table:number-columns-spanned="2" office:value-type="string">
            <text:p>Maasdam</text:p>
          </table:table-cell>
          <table:covered-table-cell table:style-name="ce46"/>
          <table:table-cell ns41:value-type="string" table:number-rows-spanned="2" table:style-name="ce136" table:number-columns-spanned="2" office:value-type="string">
            <text:p>Maasland</text:p>
          </table:table-cell>
          <table:covered-table-cell table:style-name="ce46"/>
          <table:table-cell ns41:value-type="string" table:number-rows-spanned="2" table:style-name="ce136" table:number-columns-spanned="2" office:value-type="string">
            <text:p>Maassluis</text:p>
          </table:table-cell>
          <table:covered-table-cell table:style-name="ce46"/>
          <table:table-cell ns41:value-type="string" table:number-rows-spanned="2" table:style-name="ce136" table:number-columns-spanned="3" office:value-type="string">
            <text:p>Naaldwijk</text:p>
          </table:table-cell>
          <table:covered-table-cell table:style-name="ce76"/>
          <table:covered-table-cell table:style-name="ce78"/>
          <table:table-cell ns41:value-type="string" table:number-rows-spanned="2" table:style-name="ce136" table:number-columns-spanned="2" office:value-type="string">
            <text:p>Nieuwerkerk a/d IJssel</text:p>
          </table:table-cell>
          <table:covered-table-cell table:style-name="ce46"/>
          <table:table-cell ns41:value-type="string" table:number-rows-spanned="2" table:style-name="ce136" table:number-columns-spanned="2" office:value-type="string">
            <text:p>Nieuwkoop</text:p>
          </table:table-cell>
          <table:covered-table-cell table:style-name="ce46"/>
          <table:table-cell ns41:value-type="string" table:number-rows-spanned="2" table:style-name="ce136" table:number-columns-spanned="2" office:value-type="string">
            <text:p>Nieuwveen</text:p>
          </table:table-cell>
          <table:covered-table-cell table:style-name="ce46"/>
          <table:table-cell ns41:value-type="string" table:number-rows-spanned="2" table:style-name="ce136" table:number-columns-spanned="2" office:value-type="string">
            <text:p>Noordwijk</text:p>
          </table:table-cell>
          <table:covered-table-cell table:style-name="ce46"/>
          <table:table-cell ns41:value-type="string" table:number-rows-spanned="2" table:style-name="ce136" table:number-columns-spanned="2" office:value-type="string">
            <text:p>Numansdorp</text:p>
          </table:table-cell>
          <table:covered-table-cell table:style-name="ce46"/>
          <table:table-cell ns41:value-type="string" table:number-rows-spanned="2" table:style-name="ce136" table:number-columns-spanned="2" office:value-type="string">
            <text:p>Oegstgeest</text:p>
          </table:table-cell>
          <table:covered-table-cell table:style-name="ce46"/>
          <table:table-cell ns41:value-type="string" table:number-rows-spanned="2" table:style-name="ce136" table:number-columns-spanned="2" office:value-type="string">
            <text:p>Ooltgensplaat</text:p>
          </table:table-cell>
          <table:covered-table-cell table:style-name="ce46"/>
          <table:table-cell ns41:value-type="string" table:number-rows-spanned="2" table:style-name="ce136" table:number-columns-spanned="2" office:value-type="string">
            <text:p>Oostvoorne</text:p>
          </table:table-cell>
          <table:covered-table-cell table:style-name="ce46"/>
          <table:table-cell ns41:value-type="string" table:number-rows-spanned="2" table:style-name="ce136" table:number-columns-spanned="2" office:value-type="string">
            <text:p>Ouddorp</text:p>
          </table:table-cell>
          <table:covered-table-cell table:style-name="ce46"/>
          <table:table-cell ns41:value-type="string" table:number-rows-spanned="2" table:style-name="ce136" table:number-columns-spanned="2" office:value-type="string">
            <text:p>Overschie</text:p>
          </table:table-cell>
          <table:covered-table-cell table:style-name="ce46"/>
          <table:table-cell ns41:value-type="string" table:number-rows-spanned="2" table:style-name="ce136" table:number-columns-spanned="3" office:value-type="string">
            <text:p>Puttershoek</text:p>
          </table:table-cell>
          <table:covered-table-cell table:style-name="ce76"/>
          <table:covered-table-cell table:style-name="ce78"/>
          <table:table-cell ns41:value-type="string" table:number-rows-spanned="2" table:style-name="ce136" table:number-columns-spanned="2" office:value-type="string">
            <text:p>Reeuwijk</text:p>
          </table:table-cell>
          <table:covered-table-cell table:style-name="ce46"/>
          <table:table-cell ns41:value-type="string" table:number-rows-spanned="2" table:style-name="ce136" table:number-columns-spanned="3" office:value-type="string">
            <text:p>Rhoon</text:p>
          </table:table-cell>
          <table:covered-table-cell table:style-name="ce76"/>
          <table:covered-table-cell table:style-name="ce78"/>
          <table:table-cell ns41:value-type="string" table:number-rows-spanned="2" table:style-name="ce136" table:number-columns-spanned="4" office:value-type="string">
            <text:p>Rotterdam</text:p>
          </table:table-cell>
          <table:covered-table-cell table:style-name="ce76" table:number-columns-repeated="2"/>
          <table:covered-table-cell table:style-name="ce78"/>
          <table:table-cell ns41:value-type="string" table:number-rows-spanned="2" table:style-name="ce136" table:number-columns-spanned="2" office:value-type="string">
            <text:p>Rijswijk</text:p>
          </table:table-cell>
          <table:covered-table-cell table:style-name="ce46"/>
          <table:table-cell ns41:value-type="string" table:number-rows-spanned="2" table:style-name="ce136" table:number-columns-spanned="2" office:value-type="string">
            <text:p>Sassenheim</text:p>
          </table:table-cell>
          <table:covered-table-cell table:style-name="ce46"/>
          <table:table-cell ns41:value-type="string" table:number-rows-spanned="2" table:style-name="ce136" table:number-columns-spanned="3" office:value-type="string">
            <text:p>Schiedam</text:p>
          </table:table-cell>
          <table:covered-table-cell table:style-name="ce46" table:number-columns-repeated="2"/>
          <table:table-cell ns41:value-type="string" table:number-rows-spanned="2" table:style-name="ce136" table:number-columns-spanned="2" office:value-type="string">
            <text:p>Schoonhoven</text:p>
          </table:table-cell>
          <table:covered-table-cell table:style-name="ce46"/>
          <table:table-cell ns41:value-type="string" table:number-rows-spanned="2" table:style-name="ce136" table:number-columns-spanned="2" office:value-type="string">
            <text:p>Sliedrecht</text:p>
          </table:table-cell>
          <table:covered-table-cell table:style-name="ce46"/>
          <table:table-cell ns41:value-type="string" table:number-rows-spanned="2" table:style-name="ce136" table:number-columns-spanned="3" office:value-type="string">
            <text:p>Sommelsdijk</text:p>
          </table:table-cell>
          <table:covered-table-cell table:style-name="ce76"/>
          <table:covered-table-cell table:style-name="ce78"/>
          <table:table-cell ns41:value-type="string" table:number-rows-spanned="2" table:style-name="ce136" table:number-columns-spanned="2" office:value-type="string">
            <text:p>Spijkenisse</text:p>
          </table:table-cell>
          <table:covered-table-cell table:style-name="ce46"/>
          <table:table-cell ns41:value-type="string" table:number-rows-spanned="2" table:style-name="ce136" table:number-columns-spanned="2" office:value-type="string">
            <text:p>Stad aan 't Haringvliet</text:p>
          </table:table-cell>
          <table:covered-table-cell table:style-name="ce46"/>
          <table:table-cell ns41:value-type="string" table:number-rows-spanned="2" table:style-name="ce136" table:number-columns-spanned="2" office:value-type="string">
            <text:p>Stolwijk</text:p>
          </table:table-cell>
          <table:covered-table-cell table:style-name="ce46"/>
          <table:table-cell ns41:value-type="string" table:number-rows-spanned="2" table:style-name="ce136" table:number-columns-spanned="2" office:value-type="string">
            <text:p>Tonge (Nieuwe-)</text:p>
          </table:table-cell>
          <table:covered-table-cell table:style-name="ce46"/>
          <table:table-cell ns41:value-type="string" table:number-rows-spanned="2" table:style-name="ce136" table:number-columns-spanned="2" office:value-type="string">
            <text:p>Tonge (Oude-)</text:p>
          </table:table-cell>
          <table:covered-table-cell table:style-name="ce46"/>
          <table:table-cell ns41:value-type="string" table:number-rows-spanned="2" table:style-name="ce136" table:number-columns-spanned="2" office:value-type="string">
            <text:p>Vlaardingen</text:p>
          </table:table-cell>
          <table:covered-table-cell table:style-name="ce46"/>
          <table:table-cell ns41:value-type="string" table:number-rows-spanned="2" table:style-name="ce136" table:number-columns-spanned="2" office:value-type="string">
            <text:p>Vlist</text:p>
          </table:table-cell>
          <table:covered-table-cell table:style-name="ce46"/>
          <table:table-cell ns41:value-type="string" table:number-rows-spanned="2" table:style-name="ce136" table:number-columns-spanned="2" office:value-type="string">
            <text:p>Voorschoten</text:p>
          </table:table-cell>
          <table:covered-table-cell table:style-name="ce46"/>
          <table:table-cell ns41:value-type="string" table:number-rows-spanned="2" table:style-name="ce136" table:number-columns-spanned="3" office:value-type="string">
            <text:p>Vrijenban</text:p>
          </table:table-cell>
          <table:covered-table-cell table:style-name="ce76"/>
          <table:covered-table-cell table:style-name="ce78"/>
          <table:table-cell ns41:value-type="string" table:number-rows-spanned="2" table:style-name="ce136" table:number-columns-spanned="2" office:value-type="string">
            <text:p>Waddinxveen</text:p>
          </table:table-cell>
          <table:covered-table-cell table:style-name="ce46"/>
          <table:table-cell ns41:value-type="string" table:number-rows-spanned="2" table:style-name="ce136" table:number-columns-spanned="2" office:value-type="string">
            <text:p>Wateringen</text:p>
          </table:table-cell>
          <table:covered-table-cell table:style-name="ce46"/>
          <table:table-cell ns41:value-type="string" table:number-rows-spanned="2" table:style-name="ce136" table:number-columns-spanned="2" office:value-type="string">
            <text:p>Westmaas</text:p>
          </table:table-cell>
          <table:covered-table-cell table:style-name="ce46"/>
          <table:table-cell ns41:value-type="string" table:number-rows-spanned="2" table:style-name="ce136" table:number-columns-spanned="2" office:value-type="string">
            <text:p>Woerden</text:p>
          </table:table-cell>
          <table:covered-table-cell table:style-name="ce46"/>
          <table:table-cell ns41:value-type="string" table:number-rows-spanned="2" table:style-name="ce136" table:number-columns-spanned="2" office:value-type="string">
            <text:p>Woubrugge</text:p>
          </table:table-cell>
          <table:covered-table-cell table:style-name="ce46"/>
          <table:table-cell ns41:value-type="string" table:number-rows-spanned="2" table:style-name="ce136" table:number-columns-spanned="2" office:value-type="string">
            <text:p>IJsselmonde</text:p>
          </table:table-cell>
          <table:covered-table-cell table:style-name="ce46"/>
          <table:table-cell ns41:value-type="string" table:number-rows-spanned="2" table:style-name="ce136" table:number-columns-spanned="2" office:value-type="string">
            <text:p>Zegwaard</text:p>
          </table:table-cell>
          <table:covered-table-cell table:style-name="ce46"/>
          <table:table-cell ns41:value-type="string" table:number-rows-spanned="2" table:style-name="ce136" table:number-columns-spanned="2" office:value-type="string">
            <text:p>Zevenhuizen</text:p>
          </table:table-cell>
          <table:covered-table-cell table:style-name="ce46"/>
          <table:table-cell ns41:value-type="string" table:number-rows-spanned="2" table:style-name="ce136" table:number-columns-spanned="2" office:value-type="string">
            <text:p>Zoeterwoude</text:p>
          </table:table-cell>
          <table:covered-table-cell table:style-name="ce46"/>
          <table:table-cell ns41:value-type="string" table:number-rows-spanned="2" table:style-name="ce136" table:number-columns-spanned="2" office:value-type="string">
            <text:p>Zwammerdam</text:p>
          </table:table-cell>
          <table:covered-table-cell table:style-name="ce46"/>
          <table:table-cell ns41:value-type="string" table:number-rows-spanned="2" table:style-name="ce84" table:number-columns-spanned="3" office:value-type="string">
            <text:p>Zwijndrecht</text:p>
          </table:table-cell>
          <table:covered-table-cell table:style-name="ce90"/>
          <table:covered-table-cell table:style-name="ce84"/>
          <table:covered-table-cell table:style-name="ce102"/>
          <table:covered-table-cell table:style-name="ce109"/>
          <table:covered-table-cell table:style-name="ce113"/>
          <table:covered-table-cell table:style-name="ce117"/>
          <table:table-cell table:style-name="ce29" table:number-columns-repeated="827"/>
        </table:table-row>
        <table:table-row table:style-name="ro3">
          <table:covered-table-cell table:style-name="ce4"/>
          <table:covered-table-cell table:style-name="ce18"/>
          <table:table-cell table:style-name="ce29"/>
          <table:covered-table-cell table:style-name="ce33"/>
          <table:covered-table-cell table:style-name="ce46" table:number-columns-repeated="26"/>
          <table:covered-table-cell table:style-name="ce75"/>
          <table:covered-table-cell table:style-name="ce77"/>
          <table:covered-table-cell table:style-name="ce79"/>
          <table:covered-table-cell table:style-name="ce46" table:number-columns-repeated="4"/>
          <table:covered-table-cell table:style-name="ce75"/>
          <table:covered-table-cell table:style-name="ce77" table:number-columns-repeated="2"/>
          <table:covered-table-cell table:style-name="ce79"/>
          <table:covered-table-cell table:style-name="ce75"/>
          <table:covered-table-cell table:style-name="ce77"/>
          <table:covered-table-cell table:style-name="ce79"/>
          <table:covered-table-cell table:style-name="ce46" table:number-columns-repeated="2"/>
          <table:covered-table-cell table:style-name="ce75"/>
          <table:covered-table-cell table:style-name="ce77"/>
          <table:covered-table-cell table:style-name="ce79"/>
          <table:covered-table-cell table:style-name="ce46" table:number-columns-repeated="9"/>
          <table:covered-table-cell table:style-name="ce75"/>
          <table:covered-table-cell table:style-name="ce77" table:number-columns-repeated="2"/>
          <table:covered-table-cell table:style-name="ce79"/>
          <table:covered-table-cell table:style-name="ce46" table:number-columns-repeated="19"/>
          <table:covered-table-cell table:style-name="ce75"/>
          <table:covered-table-cell table:style-name="ce77"/>
          <table:covered-table-cell table:style-name="ce79"/>
          <table:covered-table-cell table:style-name="ce46" table:number-columns-repeated="18"/>
          <table:covered-table-cell table:style-name="ce75"/>
          <table:covered-table-cell table:style-name="ce77"/>
          <table:covered-table-cell table:style-name="ce79"/>
          <table:covered-table-cell table:style-name="ce46" table:number-columns-repeated="20"/>
          <table:covered-table-cell table:style-name="ce75"/>
          <table:covered-table-cell table:style-name="ce77"/>
          <table:covered-table-cell table:style-name="ce79"/>
          <table:covered-table-cell table:style-name="ce46" table:number-columns-repeated="2"/>
          <table:covered-table-cell table:style-name="ce75"/>
          <table:covered-table-cell table:style-name="ce77"/>
          <table:covered-table-cell table:style-name="ce79"/>
          <table:covered-table-cell table:style-name="ce75"/>
          <table:covered-table-cell table:style-name="ce77" table:number-columns-repeated="2"/>
          <table:covered-table-cell table:style-name="ce79"/>
          <table:covered-table-cell table:style-name="ce46" table:number-columns-repeated="11"/>
          <table:covered-table-cell table:style-name="ce75"/>
          <table:covered-table-cell table:style-name="ce77"/>
          <table:covered-table-cell table:style-name="ce79"/>
          <table:covered-table-cell table:style-name="ce46" table:number-columns-repeated="16"/>
          <table:covered-table-cell table:style-name="ce75"/>
          <table:covered-table-cell table:style-name="ce77"/>
          <table:covered-table-cell table:style-name="ce79"/>
          <table:covered-table-cell table:style-name="ce46" table:number-columns-repeated="21"/>
          <table:covered-table-cell table:style-name="ce90"/>
          <table:covered-table-cell table:style-name="ce84"/>
          <table:covered-table-cell table:style-name="ce102"/>
          <table:covered-table-cell table:style-name="ce109"/>
          <table:covered-table-cell table:style-name="ce113"/>
          <table:covered-table-cell table:style-name="ce117"/>
          <table:table-cell table:style-name="ce122" table:number-columns-repeated="827"/>
        </table:table-row>
        <table:table-row table:style-name="ro1">
          <table:covered-table-cell table:style-name="ce5"/>
          <table:covered-table-cell table:style-name="ce19"/>
          <table:table-cell table:style-name="ce29"/>
          <table:table-cell ns41:value-type="string" table:style-name="ce34"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text:p>
          </table:table-cell>
          <table:table-cell ns41:value-type="string" table:style-name="ce47" office:value-type="string">
            <text:p>V</text:p>
          </table:table-cell>
          <table:table-cell ns41:value-type="string" table:style-name="ce47" office:value-type="string">
            <text:p>*</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text:p>
          </table:table-cell>
          <table:table-cell ns41:value-type="string" table:style-name="ce47" office:value-type="string">
            <text:p>M</text:p>
          </table:table-cell>
          <table:table-cell ns41:value-type="string" table:style-name="ce47" office:value-type="string">
            <text:p>*</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text:p>
          </table:table-cell>
          <table:table-cell ns41:value-type="string" table:style-name="ce137" office:value-type="string">
            <text:p>V</text:p>
          </table:table-cell>
          <table:table-cell ns41:value-type="string" table:style-name="ce137" office:value-type="string">
            <text:p>*</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text:s text:c="3"/>V</text:p>
          </table:table-cell>
          <table:table-cell ns41:value-type="string" table:style-name="ce137" office:value-type="string">
            <text:p>M</text:p>
          </table:table-cell>
          <table:table-cell ns41:value-type="string" table:style-name="ce137" office:value-type="string">
            <text:p><text:s text:c="3"/>V</text:p>
          </table:table-cell>
          <table:table-cell ns41:value-type="string" table:style-name="ce137" office:value-type="string">
            <text:p>M</text:p>
          </table:table-cell>
          <table:table-cell ns41:value-type="string" table:style-name="ce137" office:value-type="string">
            <text:p><text:s text:c="3"/>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text:p>
          </table:table-cell>
          <table:table-cell ns41:value-type="string" table:style-name="ce137" office:value-type="string">
            <text:p>M</text:p>
          </table:table-cell>
          <table:table-cell ns41:value-type="string" table:style-name="ce137" office:value-type="string">
            <text:p>*</text:p>
          </table:table-cell>
          <table:table-cell ns41:value-type="string" table:style-name="ce137" office:value-type="string">
            <text:p>V</text:p>
          </table:table-cell>
          <table:table-cell ns41:value-type="string" table:style-name="ce137" office:value-type="string">
            <text:p>*</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text:s text:c="3"/>V</text:p>
          </table:table-cell>
          <table:table-cell ns41:value-type="string" table:style-name="ce137" office:value-type="string">
            <text:p>M</text:p>
          </table:table-cell>
          <table:table-cell ns41:value-type="string" table:style-name="ce137" office:value-type="string">
            <text:p><text:s text:c="3"/>V</text:p>
          </table:table-cell>
          <table:table-cell ns41:value-type="string" table:style-name="ce137" office:value-type="string">
            <text:p>M</text:p>
          </table:table-cell>
          <table:table-cell ns41:value-type="string" table:style-name="ce137" office:value-type="string">
            <text:p><text:s text:c="3"/>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137" office:value-type="string">
            <text:p>V</text:p>
          </table:table-cell>
          <table:table-cell ns41:value-type="string" table:style-name="ce137" office:value-type="string">
            <text:p>M</text:p>
          </table:table-cell>
          <table:table-cell ns41:value-type="string" table:style-name="ce91" office:value-type="string">
            <text:p>*</text:p>
          </table:table-cell>
          <table:table-cell ns41:value-type="string" table:style-name="ce93" office:value-type="string">
            <text:p>V</text:p>
          </table:table-cell>
          <table:covered-table-cell table:style-name="ce103"/>
          <table:covered-table-cell table:style-name="ce110"/>
          <table:covered-table-cell table:style-name="ce114"/>
          <table:covered-table-cell table:style-name="ce118"/>
          <table:table-cell table:style-name="ce29" table:number-columns-repeated="827"/>
        </table:table-row>
        <table:table-row table:style-name="ro4">
          <table:table-cell table:style-name="Default" table:number-columns-repeated="193"/>
          <table:table-cell table:style-name="ce104" table:number-columns-repeated="4"/>
          <table:table-cell table:number-columns-repeated="827"/>
        </table:table-row>
        <table:table-row table:style-name="ro5">
          <table:table-cell ns41:value-type="float" table:style-name="ce6" office:value="0" office:value-type="float">
            <text:p>0</text:p>
          </table:table-cell>
          <table:table-cell ns41:value-type="float" table:style-name="ce20" office:value="1889" office:value-type="float">
            <text:p>1889</text:p>
          </table:table-cell>
          <table:table-cell table:style-name="Default"/>
          <table:table-cell table:style-name="ce35"/>
          <table:table-cell table:style-name="ce48" table:number-columns-repeated="63"/>
          <table:table-cell table:style-name="ce81"/>
          <table:table-cell table:style-name="ce138" table:number-columns-repeated="57"/>
          <table:table-cell table:style-name="ce81"/>
          <table:table-cell table:style-name="ce138" table:number-columns-repeated="7"/>
          <table:table-cell ns41:value-type="float" table:style-name="ce138" office:value="1" office:value-type="float">
            <text:p>1</text:p>
          </table:table-cell>
          <table:table-cell table:style-name="ce138" table:number-columns-repeated="52"/>
          <table:table-cell table:style-name="ce81"/>
          <table:table-cell table:style-name="ce138" table:number-columns-repeated="5"/>
          <table:table-cell table:style-name="ce139"/>
          <table:table-cell ns41:value-type="string" table:style-name="ce105" office:value-type="string">
            <text:p>VT_1889</text:p>
          </table:table-cell>
          <table:table-cell ns41:value-type="string" table:style-name="ce105" office:value-type="string">
            <text:p>09_H6</text:p>
          </table:table-cell>
          <table:table-cell ns41:value-type="string" table:style-name="ce105" office:value-type="string">
            <text:p>686, 687, 690, 691, 694, 695, 698</text:p>
          </table:table-cell>
          <table:table-cell ns41:value-type="string" table:style-name="ce119" office:value-type="string">
            <text:p>270439, 270441, 270443, 270445</text:p>
          </table:table-cell>
          <table:table-cell table:number-columns-repeated="827"/>
        </table:table-row>
        <table:table-row table:style-name="ro5">
          <table:table-cell ns41:value-type="float" table:style-name="ce7" office:value="1" office:value-type="float">
            <text:p>1</text:p>
          </table:table-cell>
          <table:table-cell ns41:value-type="float" table:style-name="ce21" office:value="1888" office:value-type="float">
            <text:p>1888</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2" office:value-type="float">
            <text:p>2</text:p>
          </table:table-cell>
          <table:table-cell ns41:value-type="float" table:style-name="ce21" office:value="1887" office:value-type="float">
            <text:p>1887</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20"/>
          <table:table-cell ns41:value-type="float" table:style-name="ce140" office:value="1" office:value-type="float">
            <text:p>1</text:p>
          </table:table-cell>
          <table:table-cell table:style-name="ce140" table:number-columns-repeated="9"/>
          <table:table-cell ns41:value-type="float" table:style-name="ce140" office:value="1" office:value-type="float">
            <text:p>1</text:p>
          </table:table-cell>
          <table:table-cell table:style-name="ce140" table:number-columns-repeated="29"/>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3" office:value-type="float">
            <text:p>3</text:p>
          </table:table-cell>
          <table:table-cell ns41:value-type="float" table:style-name="ce21" office:value="1886" office:value-type="float">
            <text:p>1886</text:p>
          </table:table-cell>
          <table:table-cell table:style-name="Default"/>
          <table:table-cell table:style-name="ce36"/>
          <table:table-cell table:style-name="ce49" table:number-columns-repeated="23"/>
          <table:table-cell ns41:value-type="float" table:style-name="ce49" office:value="1" office:value-type="float">
            <text:p>1</text:p>
          </table:table-cell>
          <table:table-cell table:style-name="ce49" table:number-columns-repeated="39"/>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4" office:value-type="float">
            <text:p>4</text:p>
          </table:table-cell>
          <table:table-cell ns41:value-type="float" table:style-name="ce21" office:value="1885" office:value-type="float">
            <text:p>1885</text:p>
          </table:table-cell>
          <table:table-cell table:style-name="Default"/>
          <table:table-cell table:style-name="ce36"/>
          <table:table-cell table:style-name="ce49" table:number-columns-repeated="56"/>
          <table:table-cell ns41:value-type="float" table:style-name="ce140" office:value="1" office:value-type="float">
            <text:p>1</text:p>
          </table:table-cell>
          <table:table-cell table:style-name="ce140" table:number-columns-repeated="6"/>
          <table:table-cell table:style-name="ce82"/>
          <table:table-cell table:style-name="ce140" table:number-columns-repeated="57"/>
          <table:table-cell table:style-name="ce82"/>
          <table:table-cell table:style-name="ce140" table:number-columns-repeated="11"/>
          <table:table-cell ns41:value-type="float" table:style-name="ce140" office:value="1" office:value-type="float">
            <text:p>1</text:p>
          </table:table-cell>
          <table:table-cell table:style-name="ce140" table:number-columns-repeated="48"/>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5" office:value-type="float">
            <text:p>5</text:p>
          </table:table-cell>
          <table:table-cell ns41:value-type="float" table:style-name="ce21" office:value="1884" office:value-type="float">
            <text:p>1884</text:p>
          </table:table-cell>
          <table:table-cell table:style-name="Default"/>
          <table:table-cell table:style-name="ce36"/>
          <table:table-cell table:style-name="ce49" table:number-columns-repeated="63"/>
          <table:table-cell table:style-name="ce82"/>
          <table:table-cell table:style-name="ce140" table:number-columns-repeated="6"/>
          <table:table-cell ns41:value-type="float" table:style-name="ce140" office:value="1" office:value-type="float">
            <text:p>1</text:p>
          </table:table-cell>
          <table:table-cell table:style-name="ce140" table:number-columns-repeated="50"/>
          <table:table-cell table:style-name="ce82"/>
          <table:table-cell table:style-name="ce140" table:number-columns-repeated="7"/>
          <table:table-cell ns41:value-type="float" table:style-name="ce140" office:value="2" office:value-type="float">
            <text:p>2</text:p>
          </table:table-cell>
          <table:table-cell table:style-name="ce140" table:number-columns-repeated="44"/>
          <table:table-cell ns41:value-type="float" table:style-name="ce140" office:value="1" office:value-type="float">
            <text:p>1</text:p>
          </table:table-cell>
          <table:table-cell table:style-name="ce140" table:number-columns-repeated="7"/>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6" office:value-type="float">
            <text:p>6</text:p>
          </table:table-cell>
          <table:table-cell ns41:value-type="float" table:style-name="ce21" office:value="1883" office:value-type="float">
            <text:p>1883</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7"/>
          <table:table-cell ns41:value-type="float" table:style-name="ce140" office:value="1" office:value-type="float">
            <text:p>1</text:p>
          </table:table-cell>
          <table:table-cell table:style-name="ce140" table:number-columns-repeated="52"/>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7" office:value-type="float">
            <text:p>7</text:p>
          </table:table-cell>
          <table:table-cell ns41:value-type="float" table:style-name="ce21" office:value="1882" office:value-type="float">
            <text:p>1882</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7"/>
          <table:table-cell ns41:value-type="float" table:style-name="ce140" office:value="1" office:value-type="float">
            <text:p>1</text:p>
          </table:table-cell>
          <table:table-cell table:style-name="ce140" table:number-columns-repeated="52"/>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8" office:value-type="float">
            <text:p>8</text:p>
          </table:table-cell>
          <table:table-cell ns41:value-type="float" table:style-name="ce21" office:value="1881" office:value-type="float">
            <text:p>1881</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9" office:value-type="float">
            <text:p>9</text:p>
          </table:table-cell>
          <table:table-cell ns41:value-type="float" table:style-name="ce21" office:value="1880" office:value-type="float">
            <text:p>1880</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7"/>
          <table:table-cell ns41:value-type="float" office:value="1" table:style-name="ce13" table:number-columns-repeated="2" office:value-type="float">
            <text:p>1</text:p>
          </table:table-cell>
          <table:table-cell ns41:value-type="float" table:style-name="ce140" office:value="1" office:value-type="float">
            <text:p>1</text:p>
          </table:table-cell>
          <table:table-cell ns41:value-type="float" table:style-name="ce13" office:value="1" office:value-type="float">
            <text:p>1</text:p>
          </table:table-cell>
          <table:table-cell table:style-name="ce140" table:number-columns-repeated="49"/>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10" office:value-type="float">
            <text:p>10</text:p>
          </table:table-cell>
          <table:table-cell ns41:value-type="float" table:style-name="ce21" office:value="1879" office:value-type="float">
            <text:p>1879</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11" office:value-type="float">
            <text:p>11</text:p>
          </table:table-cell>
          <table:table-cell ns41:value-type="float" table:style-name="ce21" office:value="1878" office:value-type="float">
            <text:p>1878</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7"/>
          <table:table-cell ns41:value-type="float" office:value="1" table:style-name="ce13" table:number-columns-repeated="2" office:value-type="float">
            <text:p>1</text:p>
          </table:table-cell>
          <table:table-cell table:style-name="ce140" table:number-columns-repeated="51"/>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12" office:value-type="float">
            <text:p>12</text:p>
          </table:table-cell>
          <table:table-cell ns41:value-type="float" table:style-name="ce21" office:value="1877" office:value-type="float">
            <text:p>1877</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13" office:value-type="float">
            <text:p>13</text:p>
          </table:table-cell>
          <table:table-cell ns41:value-type="float" table:style-name="ce21" office:value="1876" office:value-type="float">
            <text:p>1876</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7"/>
          <table:table-cell ns41:value-type="float" office:value="1" table:style-name="ce140" table:number-columns-repeated="2" office:value-type="float">
            <text:p>1</text:p>
          </table:table-cell>
          <table:table-cell table:style-name="ce140" table:number-columns-repeated="29"/>
          <table:table-cell ns41:value-type="float" table:style-name="ce140" office:value="1" office:value-type="float">
            <text:p>1</text:p>
          </table:table-cell>
          <table:table-cell table:style-name="ce140" table:number-columns-repeated="21"/>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14" office:value-type="float">
            <text:p>14</text:p>
          </table:table-cell>
          <table:table-cell ns41:value-type="float" table:style-name="ce21" office:value="1875" office:value-type="float">
            <text:p>1875</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3"/>
          <table:table-cell ns41:value-type="float" table:style-name="ce140" office:value="1" office:value-type="float">
            <text:p>1</text:p>
          </table:table-cell>
          <table:table-cell table:style-name="ce140" table:number-columns-repeated="56"/>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15" office:value-type="float">
            <text:p>15</text:p>
          </table:table-cell>
          <table:table-cell ns41:value-type="float" table:style-name="ce21" office:value="1874" office:value-type="float">
            <text:p>1874</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16" office:value-type="float">
            <text:p>16</text:p>
          </table:table-cell>
          <table:table-cell ns41:value-type="float" table:style-name="ce21" office:value="1873" office:value-type="float">
            <text:p>1873</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17" office:value-type="float">
            <text:p>17</text:p>
          </table:table-cell>
          <table:table-cell ns41:value-type="float" table:style-name="ce21" office:value="1872" office:value-type="float">
            <text:p>1872</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18" office:value-type="float">
            <text:p>18</text:p>
          </table:table-cell>
          <table:table-cell ns41:value-type="float" table:style-name="ce21" office:value="1871" office:value-type="float">
            <text:p>1871</text:p>
          </table:table-cell>
          <table:table-cell table:style-name="Default"/>
          <table:table-cell table:style-name="ce36"/>
          <table:table-cell table:style-name="ce49" table:number-columns-repeated="58"/>
          <table:table-cell ns41:value-type="float" table:style-name="ce140" office:value="1" office:value-type="float">
            <text:p>1</text:p>
          </table:table-cell>
          <table:table-cell table:style-name="ce140" table:number-columns-repeated="4"/>
          <table:table-cell table:style-name="ce82"/>
          <table:table-cell table:style-name="ce140" table:number-columns-repeated="57"/>
          <table:table-cell table:style-name="ce82"/>
          <table:table-cell table:style-name="ce140" table:number-columns-repeated="7"/>
          <table:table-cell ns41:value-type="float" office:value="1" table:style-name="ce140" table:number-columns-repeated="2" office:value-type="float">
            <text:p>1</text:p>
          </table:table-cell>
          <table:table-cell table:style-name="ce140" table:number-columns-repeated="51"/>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19" office:value-type="float">
            <text:p>19</text:p>
          </table:table-cell>
          <table:table-cell ns41:value-type="float" table:style-name="ce21" office:value="1870" office:value-type="float">
            <text:p>1870</text:p>
          </table:table-cell>
          <table:table-cell table:style-name="Default"/>
          <table:table-cell table:style-name="ce36"/>
          <table:table-cell table:style-name="ce49" table:number-columns-repeated="54"/>
          <table:table-cell ns41:value-type="float" office:value="1" table:style-name="ce140" table:number-columns-repeated="2" office:value-type="float">
            <text:p>1</text:p>
          </table:table-cell>
          <table:table-cell table:style-name="ce140" table:number-columns-repeated="7"/>
          <table:table-cell table:style-name="ce82"/>
          <table:table-cell table:style-name="ce140" table:number-columns-repeated="57"/>
          <table:table-cell table:style-name="ce82"/>
          <table:table-cell table:style-name="ce140" table:number-columns-repeated="7"/>
          <table:table-cell ns41:value-type="float" office:value="1" table:style-name="ce140" table:number-columns-repeated="3" office:value-type="float">
            <text:p>1</text:p>
          </table:table-cell>
          <table:table-cell table:style-name="ce140" table:number-columns-repeated="5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20" office:value-type="float">
            <text:p>20</text:p>
          </table:table-cell>
          <table:table-cell ns41:value-type="float" table:style-name="ce21" office:value="1869" office:value-type="float">
            <text:p>1869</text:p>
          </table:table-cell>
          <table:table-cell table:style-name="Default"/>
          <table:table-cell table:style-name="ce36"/>
          <table:table-cell table:style-name="ce49" table:number-columns-repeated="56"/>
          <table:table-cell ns41:value-type="float" table:style-name="ce140" office:value="1" office:value-type="float">
            <text:p>1</text:p>
          </table:table-cell>
          <table:table-cell table:style-name="ce140" table:number-columns-repeated="6"/>
          <table:table-cell table:style-name="ce82"/>
          <table:table-cell table:style-name="ce140" table:number-columns-repeated="57"/>
          <table:table-cell table:style-name="ce82"/>
          <table:table-cell table:style-name="ce140" table:number-columns-repeated="7"/>
          <table:table-cell ns41:value-type="float" office:value="1" table:style-name="ce140" table:number-columns-repeated="2" office:value-type="float">
            <text:p>1</text:p>
          </table:table-cell>
          <table:table-cell ns41:value-type="float" table:style-name="ce140" office:value="3" office:value-type="float">
            <text:p>3</text:p>
          </table:table-cell>
          <table:table-cell ns41:value-type="float" table:style-name="ce13" office:value="1" office:value-type="float">
            <text:p>1</text:p>
          </table:table-cell>
          <table:table-cell table:style-name="ce140" table:number-columns-repeated="49"/>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21" office:value-type="float">
            <text:p>21</text:p>
          </table:table-cell>
          <table:table-cell ns41:value-type="float" table:style-name="ce21" office:value="1868" office:value-type="float">
            <text:p>1868</text:p>
          </table:table-cell>
          <table:table-cell table:style-name="Default"/>
          <table:table-cell table:style-name="ce36"/>
          <table:table-cell table:style-name="ce49" table:number-columns-repeated="43"/>
          <table:table-cell ns41:value-type="float" office:value="1" table:style-name="ce49" table:number-columns-repeated="2" office:value-type="float">
            <text:p>1</text:p>
          </table:table-cell>
          <table:table-cell table:style-name="ce49" table:number-columns-repeated="18"/>
          <table:table-cell table:style-name="ce82"/>
          <table:table-cell table:style-name="ce140" table:number-columns-repeated="14"/>
          <table:table-cell ns41:value-type="float" table:style-name="ce140" office:value="1" office:value-type="float">
            <text:p>1</text:p>
          </table:table-cell>
          <table:table-cell table:style-name="ce140" table:number-columns-repeated="42"/>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22" office:value-type="float">
            <text:p>22</text:p>
          </table:table-cell>
          <table:table-cell ns41:value-type="float" table:style-name="ce21" office:value="1867" office:value-type="float">
            <text:p>1867</text:p>
          </table:table-cell>
          <table:table-cell table:style-name="Default"/>
          <table:table-cell table:style-name="ce36"/>
          <table:table-cell table:style-name="ce49" table:number-columns-repeated="56"/>
          <table:table-cell ns41:value-type="float" office:value="1" table:style-name="ce140" table:number-columns-repeated="2" office:value-type="float">
            <text:p>1</text:p>
          </table:table-cell>
          <table:table-cell table:style-name="ce140" table:number-columns-repeated="5"/>
          <table:table-cell table:style-name="ce82"/>
          <table:table-cell table:style-name="ce140" table:number-columns-repeated="57"/>
          <table:table-cell table:style-name="ce82"/>
          <table:table-cell table:style-name="ce140" table:number-columns-repeated="7"/>
          <table:table-cell ns41:value-type="float" office:value="1" table:style-name="ce13" table:number-columns-repeated="2" office:value-type="float">
            <text:p>1</text:p>
          </table:table-cell>
          <table:table-cell ns41:value-type="float" table:style-name="ce140" office:value="1" office:value-type="float">
            <text:p>1</text:p>
          </table:table-cell>
          <table:table-cell ns41:value-type="float" table:style-name="ce13" office:value="1" office:value-type="float">
            <text:p>1</text:p>
          </table:table-cell>
          <table:table-cell table:style-name="ce140" table:number-columns-repeated="49"/>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23" office:value-type="float">
            <text:p>23</text:p>
          </table:table-cell>
          <table:table-cell ns41:value-type="float" table:style-name="ce21" office:value="1866" office:value-type="float">
            <text:p>1866</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7"/>
          <table:table-cell ns41:value-type="float" office:value="1" table:style-name="ce13" table:number-columns-repeated="2" office:value-type="float">
            <text:p>1</text:p>
          </table:table-cell>
          <table:table-cell table:style-name="ce140" table:number-columns-repeated="51"/>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24" office:value-type="float">
            <text:p>24</text:p>
          </table:table-cell>
          <table:table-cell ns41:value-type="float" table:style-name="ce21" office:value="1865" office:value-type="float">
            <text:p>1865</text:p>
          </table:table-cell>
          <table:table-cell table:style-name="Default"/>
          <table:table-cell table:style-name="ce36"/>
          <table:table-cell table:style-name="ce49" table:number-columns-repeated="16"/>
          <table:table-cell ns41:value-type="float" table:style-name="ce49" office:value="1" office:value-type="float">
            <text:p>1</text:p>
          </table:table-cell>
          <table:table-cell table:style-name="ce49" table:number-columns-repeated="23"/>
          <table:table-cell ns41:value-type="float" table:style-name="ce49" office:value="1" office:value-type="float">
            <text:p>1</text:p>
          </table:table-cell>
          <table:table-cell table:style-name="ce49" table:number-columns-repeated="22"/>
          <table:table-cell table:style-name="ce82"/>
          <table:table-cell table:style-name="ce140" table:number-columns-repeated="57"/>
          <table:table-cell table:style-name="ce82"/>
          <table:table-cell table:style-name="ce140" table:number-columns-repeated="7"/>
          <table:table-cell ns41:value-type="float" office:value="1" table:style-name="ce13" table:number-columns-repeated="2" office:value-type="float">
            <text:p>1</text:p>
          </table:table-cell>
          <table:table-cell table:style-name="ce140" table:number-columns-repeated="51"/>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25" office:value-type="float">
            <text:p>25</text:p>
          </table:table-cell>
          <table:table-cell ns41:value-type="float" table:style-name="ce21" office:value="1864" office:value-type="float">
            <text:p>1864</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26" office:value-type="float">
            <text:p>26</text:p>
          </table:table-cell>
          <table:table-cell ns41:value-type="float" table:style-name="ce21" office:value="1863" office:value-type="float">
            <text:p>1863</text:p>
          </table:table-cell>
          <table:table-cell table:style-name="Default"/>
          <table:table-cell table:style-name="ce36"/>
          <table:table-cell table:style-name="ce49" table:number-columns-repeated="27"/>
          <table:table-cell ns41:value-type="float" office:value="1" table:style-name="ce49" table:number-columns-repeated="2" office:value-type="float">
            <text:p>1</text:p>
          </table:table-cell>
          <table:table-cell table:style-name="ce49" table:number-columns-repeated="6"/>
          <table:table-cell ns41:value-type="float" office:value="1" table:style-name="ce49" table:number-columns-repeated="2" office:value-type="float">
            <text:p>1</text:p>
          </table:table-cell>
          <table:table-cell table:style-name="ce49" table:number-columns-repeated="23"/>
          <table:table-cell ns41:value-type="float" office:value="1" table:style-name="ce140" table:number-columns-repeated="2" office:value-type="float">
            <text:p>1</text:p>
          </table:table-cell>
          <table:table-cell table:style-name="ce140"/>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3"/>
          <table:table-cell ns41:value-type="float" office:value="1" table:style-name="ce140" table:number-columns-repeated="2" office:value-type="float">
            <text:p>1</text:p>
          </table:table-cell>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27" office:value-type="float">
            <text:p>27</text:p>
          </table:table-cell>
          <table:table-cell ns41:value-type="float" table:style-name="ce21" office:value="1862" office:value-type="float">
            <text:p>1862</text:p>
          </table:table-cell>
          <table:table-cell table:style-name="Default"/>
          <table:table-cell table:style-name="ce36"/>
          <table:table-cell table:style-name="ce49" table:number-columns-repeated="54"/>
          <table:table-cell ns41:value-type="float" office:value="1" table:style-name="ce140" table:number-columns-repeated="2" office:value-type="float">
            <text:p>1</text:p>
          </table:table-cell>
          <table:table-cell table:style-name="ce140" table:number-columns-repeated="7"/>
          <table:table-cell table:style-name="ce82"/>
          <table:table-cell table:style-name="ce140" table:number-columns-repeated="14"/>
          <table:table-cell ns41:value-type="float" office:value="1" table:style-name="ce140" table:number-columns-repeated="2" office:value-type="float">
            <text:p>1</text:p>
          </table:table-cell>
          <table:table-cell table:style-name="ce140" table:number-columns-repeated="41"/>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28" office:value-type="float">
            <text:p>28</text:p>
          </table:table-cell>
          <table:table-cell ns41:value-type="float" table:style-name="ce21" office:value="1861" office:value-type="float">
            <text:p>1861</text:p>
          </table:table-cell>
          <table:table-cell table:style-name="Default"/>
          <table:table-cell table:style-name="ce36"/>
          <table:table-cell table:style-name="ce49" table:number-columns-repeated="63"/>
          <table:table-cell table:style-name="ce82"/>
          <table:table-cell table:style-name="ce140" table:number-columns-repeated="29"/>
          <table:table-cell ns41:value-type="float" table:style-name="ce140" office:value="1" office:value-type="float">
            <text:p>1</text:p>
          </table:table-cell>
          <table:table-cell table:style-name="ce140" table:number-columns-repeated="27"/>
          <table:table-cell table:style-name="ce82"/>
          <table:table-cell table:style-name="ce140" table:number-columns-repeated="9"/>
          <table:table-cell ns41:value-type="float" table:style-name="ce140" office:value="2" office:value-type="float">
            <text:p>2</text:p>
          </table:table-cell>
          <table:table-cell ns41:value-type="float" table:style-name="ce140" office:value="1" office:value-type="float">
            <text:p>1</text:p>
          </table:table-cell>
          <table:table-cell table:style-name="ce140" table:number-columns-repeated="49"/>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29" office:value-type="float">
            <text:p>29</text:p>
          </table:table-cell>
          <table:table-cell ns41:value-type="float" table:style-name="ce21" office:value="1860" office:value-type="float">
            <text:p>1860</text:p>
          </table:table-cell>
          <table:table-cell table:style-name="Default"/>
          <table:table-cell table:style-name="ce36"/>
          <table:table-cell table:style-name="ce49" table:number-columns-repeated="54"/>
          <table:table-cell ns41:value-type="float" table:style-name="ce140" office:value="2" office:value-type="float">
            <text:p>2</text:p>
          </table:table-cell>
          <table:table-cell table:style-name="ce140" table:number-columns-repeated="8"/>
          <table:table-cell table:style-name="ce82"/>
          <table:table-cell table:style-name="ce140" table:number-columns-repeated="57"/>
          <table:table-cell table:style-name="ce82"/>
          <table:table-cell table:style-name="ce140" table:number-columns-repeated="7"/>
          <table:table-cell ns41:value-type="float" office:value="3" table:style-name="ce140" table:number-columns-repeated="2" office:value-type="float">
            <text:p>3</text:p>
          </table:table-cell>
          <table:table-cell table:style-name="ce140" table:number-columns-repeated="51"/>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30" office:value-type="float">
            <text:p>30</text:p>
          </table:table-cell>
          <table:table-cell ns41:value-type="float" table:style-name="ce21" office:value="1859" office:value-type="float">
            <text:p>1859</text:p>
          </table:table-cell>
          <table:table-cell table:style-name="Default"/>
          <table:table-cell table:style-name="ce36"/>
          <table:table-cell table:style-name="ce49" table:number-columns-repeated="33"/>
          <table:table-cell ns41:value-type="float" office:value="1" table:style-name="ce49" table:number-columns-repeated="2" office:value-type="float">
            <text:p>1</text:p>
          </table:table-cell>
          <table:table-cell table:style-name="ce49" table:number-columns-repeated="28"/>
          <table:table-cell table:style-name="ce82"/>
          <table:table-cell table:style-name="ce140" table:number-columns-repeated="57"/>
          <table:table-cell table:style-name="ce82"/>
          <table:table-cell table:style-name="ce140" table:number-columns-repeated="7"/>
          <table:table-cell ns41:value-type="float" office:value="1" table:style-name="ce140" table:number-columns-repeated="2" office:value-type="float">
            <text:p>1</text:p>
          </table:table-cell>
          <table:table-cell table:style-name="ce140" table:number-columns-repeated="51"/>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31" office:value-type="float">
            <text:p>31</text:p>
          </table:table-cell>
          <table:table-cell ns41:value-type="float" table:style-name="ce21" office:value="1858" office:value-type="float">
            <text:p>1858</text:p>
          </table:table-cell>
          <table:table-cell table:style-name="Default"/>
          <table:table-cell table:style-name="ce36"/>
          <table:table-cell table:style-name="ce49" table:number-columns-repeated="27"/>
          <table:table-cell ns41:value-type="float" table:style-name="ce49" office:value="1" office:value-type="float">
            <text:p>1</text:p>
          </table:table-cell>
          <table:table-cell table:style-name="ce49" table:number-columns-repeated="7"/>
          <table:table-cell ns41:value-type="float" office:value="1" table:style-name="ce49" table:number-columns-repeated="2" office:value-type="float">
            <text:p>1</text:p>
          </table:table-cell>
          <table:table-cell table:style-name="ce49" table:number-columns-repeated="26"/>
          <table:table-cell table:style-name="ce82"/>
          <table:table-cell table:style-name="ce140" table:number-columns-repeated="35"/>
          <table:table-cell ns41:value-type="float" office:value="1" table:style-name="ce140" table:number-columns-repeated="2" office:value-type="float">
            <text:p>1</text:p>
          </table:table-cell>
          <table:table-cell table:style-name="ce140" table:number-columns-repeated="20"/>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32" office:value-type="float">
            <text:p>32</text:p>
          </table:table-cell>
          <table:table-cell ns41:value-type="float" table:style-name="ce21" office:value="1857" office:value-type="float">
            <text:p>1857</text:p>
          </table:table-cell>
          <table:table-cell table:style-name="Default"/>
          <table:table-cell table:style-name="ce36"/>
          <table:table-cell table:style-name="ce49" table:number-columns-repeated="37"/>
          <table:table-cell ns41:value-type="float" table:style-name="ce49" office:value="1" office:value-type="float">
            <text:p>1</text:p>
          </table:table-cell>
          <table:table-cell table:style-name="ce49" table:number-columns-repeated="25"/>
          <table:table-cell table:style-name="ce82"/>
          <table:table-cell table:style-name="ce140" table:number-columns-repeated="57"/>
          <table:table-cell table:style-name="ce82"/>
          <table:table-cell table:style-name="ce140" table:number-columns-repeated="9"/>
          <table:table-cell ns41:value-type="float" table:style-name="ce140" office:value="2" office:value-type="float">
            <text:p>2</text:p>
          </table:table-cell>
          <table:table-cell ns41:value-type="float" table:style-name="ce140" office:value="1" office:value-type="float">
            <text:p>1</text:p>
          </table:table-cell>
          <table:table-cell table:style-name="ce140" table:number-columns-repeated="49"/>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33" office:value-type="float">
            <text:p>33</text:p>
          </table:table-cell>
          <table:table-cell ns41:value-type="float" table:style-name="ce21" office:value="1856" office:value-type="float">
            <text:p>1856</text:p>
          </table:table-cell>
          <table:table-cell table:style-name="Default"/>
          <table:table-cell table:style-name="ce36"/>
          <table:table-cell table:style-name="ce49" table:number-columns-repeated="33"/>
          <table:table-cell ns41:value-type="float" office:value="1" table:style-name="ce49" table:number-columns-repeated="2" office:value-type="float">
            <text:p>1</text:p>
          </table:table-cell>
          <table:table-cell table:style-name="ce49" table:number-columns-repeated="28"/>
          <table:table-cell table:style-name="ce82"/>
          <table:table-cell table:style-name="ce140" table:number-columns-repeated="57"/>
          <table:table-cell table:style-name="ce82"/>
          <table:table-cell table:style-name="ce140" table:number-columns-repeated="9"/>
          <table:table-cell ns41:value-type="float" office:value="1" table:style-name="ce140" table:number-columns-repeated="2" office:value-type="float">
            <text:p>1</text:p>
          </table:table-cell>
          <table:table-cell table:style-name="ce140" table:number-columns-repeated="49"/>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34" office:value-type="float">
            <text:p>34</text:p>
          </table:table-cell>
          <table:table-cell ns41:value-type="float" table:style-name="ce21" office:value="1855" office:value-type="float">
            <text:p>1855</text:p>
          </table:table-cell>
          <table:table-cell table:style-name="Default"/>
          <table:table-cell table:style-name="ce36"/>
          <table:table-cell table:style-name="ce49" table:number-columns-repeated="63"/>
          <table:table-cell table:style-name="ce82"/>
          <table:table-cell table:style-name="ce140" table:number-columns-repeated="4"/>
          <table:table-cell ns41:value-type="float" table:style-name="ce140" office:value="1" office:value-type="float">
            <text:p>1</text:p>
          </table:table-cell>
          <table:table-cell table:style-name="ce140" table:number-columns-repeated="52"/>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35" office:value-type="float">
            <text:p>35</text:p>
          </table:table-cell>
          <table:table-cell ns41:value-type="float" table:style-name="ce21" office:value="1854" office:value-type="float">
            <text:p>1854</text:p>
          </table:table-cell>
          <table:table-cell table:style-name="Default"/>
          <table:table-cell table:style-name="ce36"/>
          <table:table-cell table:style-name="ce49" table:number-columns-repeated="3"/>
          <table:table-cell ns41:value-type="float" office:value="1" table:style-name="ce49" table:number-columns-repeated="2" office:value-type="float">
            <text:p>1</text:p>
          </table:table-cell>
          <table:table-cell table:style-name="ce49" table:number-columns-repeated="49"/>
          <table:table-cell ns41:value-type="float" table:style-name="ce140" office:value="1" office:value-type="float">
            <text:p>1</text:p>
          </table:table-cell>
          <table:table-cell table:style-name="ce140"/>
          <table:table-cell ns41:value-type="float" table:style-name="ce140" office:value="1" office:value-type="float">
            <text:p>1</text:p>
          </table:table-cell>
          <table:table-cell table:style-name="ce140" table:number-columns-repeated="6"/>
          <table:table-cell table:style-name="ce82"/>
          <table:table-cell table:style-name="ce140" table:number-columns-repeated="57"/>
          <table:table-cell table:style-name="ce82"/>
          <table:table-cell table:style-name="ce140" table:number-columns-repeated="15"/>
          <table:table-cell ns41:value-type="float" office:value="2" table:style-name="ce140" table:number-columns-repeated="2" office:value-type="float">
            <text:p>2</text:p>
          </table:table-cell>
          <table:table-cell table:style-name="ce140" table:number-columns-repeated="43"/>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36" office:value-type="float">
            <text:p>36</text:p>
          </table:table-cell>
          <table:table-cell ns41:value-type="float" table:style-name="ce21" office:value="1853" office:value-type="float">
            <text:p>1853</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5"/>
          <table:table-cell ns41:value-type="float" table:style-name="ce140" office:value="1" office:value-type="float">
            <text:p>1</text:p>
          </table:table-cell>
          <table:table-cell table:style-name="ce140" table:number-columns-repeated="3"/>
          <table:table-cell ns41:value-type="float" table:style-name="ce140" office:value="1" office:value-type="float">
            <text:p>1</text:p>
          </table:table-cell>
          <table:table-cell table:style-name="ce140" table:number-columns-repeated="5"/>
          <table:table-cell ns41:value-type="float" table:style-name="ce140" office:value="1" office:value-type="float">
            <text:p>1</text:p>
          </table:table-cell>
          <table:table-cell table:style-name="ce140" table:number-columns-repeated="44"/>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37" office:value-type="float">
            <text:p>37</text:p>
          </table:table-cell>
          <table:table-cell ns41:value-type="float" table:style-name="ce21" office:value="1852" office:value-type="float">
            <text:p>1852</text:p>
          </table:table-cell>
          <table:table-cell table:style-name="Default"/>
          <table:table-cell table:style-name="ce36"/>
          <table:table-cell table:style-name="ce49" table:number-columns-repeated="63"/>
          <table:table-cell table:style-name="ce82"/>
          <table:table-cell table:style-name="ce140" table:number-columns-repeated="20"/>
          <table:table-cell ns41:value-type="float" table:style-name="ce140" office:value="1" office:value-type="float">
            <text:p>1</text:p>
          </table:table-cell>
          <table:table-cell table:style-name="ce140" table:number-columns-repeated="32"/>
          <table:table-cell ns41:value-type="float" table:style-name="ce140" office:value="1" office:value-type="float">
            <text:p>1</text:p>
          </table:table-cell>
          <table:table-cell table:style-name="ce140" table:number-columns-repeated="3"/>
          <table:table-cell table:style-name="ce82"/>
          <table:table-cell ns41:value-type="float" office:value="1" table:style-name="ce140" table:number-columns-repeated="2" office:value-type="float">
            <text:p>1</text:p>
          </table:table-cell>
          <table:table-cell table:style-name="ce140"/>
          <table:table-cell ns41:value-type="float" table:style-name="ce140" office:value="1" office:value-type="float">
            <text:p>1</text:p>
          </table:table-cell>
          <table:table-cell table:style-name="ce140" table:number-columns-repeated="3"/>
          <table:table-cell ns41:value-type="float" table:style-name="ce140" office:value="2" office:value-type="float">
            <text:p>2</text:p>
          </table:table-cell>
          <table:table-cell ns41:value-type="float" table:style-name="ce140" office:value="1" office:value-type="float">
            <text:p>1</text:p>
          </table:table-cell>
          <table:table-cell table:style-name="ce140" table:number-columns-repeated="51"/>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38" office:value-type="float">
            <text:p>38</text:p>
          </table:table-cell>
          <table:table-cell ns41:value-type="float" table:style-name="ce21" office:value="1851" office:value-type="float">
            <text:p>1851</text:p>
          </table:table-cell>
          <table:table-cell table:style-name="Default"/>
          <table:table-cell table:style-name="ce36"/>
          <table:table-cell table:style-name="ce49" table:number-columns-repeated="12"/>
          <table:table-cell ns41:value-type="float" table:style-name="ce49" office:value="1" office:value-type="float">
            <text:p>1</text:p>
          </table:table-cell>
          <table:table-cell table:style-name="ce49" table:number-columns-repeated="41"/>
          <table:table-cell ns41:value-type="float" table:style-name="ce140" office:value="2" office:value-type="float">
            <text:p>2</text:p>
          </table:table-cell>
          <table:table-cell ns41:value-type="float" table:style-name="ce140" office:value="1" office:value-type="float">
            <text:p>1</text:p>
          </table:table-cell>
          <table:table-cell table:style-name="ce140" table:number-columns-repeated="7"/>
          <table:table-cell table:style-name="ce82"/>
          <table:table-cell table:style-name="ce140" table:number-columns-repeated="53"/>
          <table:table-cell table:style-name="Default"/>
          <table:table-cell table:style-name="ce140" table:number-columns-repeated="3"/>
          <table:table-cell table:style-name="ce82"/>
          <table:table-cell table:style-name="ce140" table:number-columns-repeated="9"/>
          <table:table-cell ns41:value-type="float" office:value="1" table:style-name="ce140" table:number-columns-repeated="2" office:value-type="float">
            <text:p>1</text:p>
          </table:table-cell>
          <table:table-cell table:style-name="ce140" table:number-columns-repeated="49"/>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39" office:value-type="float">
            <text:p>39</text:p>
          </table:table-cell>
          <table:table-cell ns41:value-type="float" table:style-name="ce21" office:value="1850" office:value-type="float">
            <text:p>1850</text:p>
          </table:table-cell>
          <table:table-cell table:style-name="Default"/>
          <table:table-cell table:style-name="ce36"/>
          <table:table-cell table:style-name="ce49" table:number-columns-repeated="54"/>
          <table:table-cell ns41:value-type="float" table:style-name="ce140" office:value="2" office:value-type="float">
            <text:p>2</text:p>
          </table:table-cell>
          <table:table-cell ns41:value-type="float" table:style-name="ce140" office:value="1" office:value-type="float">
            <text:p>1</text:p>
          </table:table-cell>
          <table:table-cell table:style-name="ce140" table:number-columns-repeated="7"/>
          <table:table-cell table:style-name="ce82"/>
          <table:table-cell table:style-name="ce140" table:number-columns-repeated="22"/>
          <table:table-cell ns41:value-type="float" table:style-name="ce140" office:value="1" office:value-type="float">
            <text:p>1</text:p>
          </table:table-cell>
          <table:table-cell table:style-name="ce140" table:number-columns-repeated="34"/>
          <table:table-cell table:style-name="ce82"/>
          <table:table-cell table:style-name="ce140" table:number-columns-repeated="7"/>
          <table:table-cell ns41:value-type="float" office:value="1" table:style-name="ce140" table:number-columns-repeated="2" office:value-type="float">
            <text:p>1</text:p>
          </table:table-cell>
          <table:table-cell table:style-name="ce140" table:number-columns-repeated="51"/>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40" office:value-type="float">
            <text:p>40</text:p>
          </table:table-cell>
          <table:table-cell ns41:value-type="float" table:style-name="ce21" office:value="1849" office:value-type="float">
            <text:p>1849</text:p>
          </table:table-cell>
          <table:table-cell table:style-name="Default"/>
          <table:table-cell table:style-name="ce36"/>
          <table:table-cell table:style-name="ce49" table:number-columns-repeated="56"/>
          <table:table-cell ns41:value-type="float" table:style-name="ce140" office:value="1" office:value-type="float">
            <text:p>1</text:p>
          </table:table-cell>
          <table:table-cell table:style-name="ce140" table:number-columns-repeated="6"/>
          <table:table-cell table:style-name="ce82"/>
          <table:table-cell table:style-name="ce140" table:number-columns-repeated="57"/>
          <table:table-cell table:style-name="ce82"/>
          <table:table-cell table:style-name="ce140" table:number-columns-repeated="52"/>
          <table:table-cell ns41:value-type="float" table:style-name="ce140" office:value="1" office:value-type="float">
            <text:p>1</text:p>
          </table:table-cell>
          <table:table-cell table:style-name="ce140" table:number-columns-repeated="7"/>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41" office:value-type="float">
            <text:p>41</text:p>
          </table:table-cell>
          <table:table-cell ns41:value-type="float" table:style-name="ce21" office:value="1848" office:value-type="float">
            <text:p>1848</text:p>
          </table:table-cell>
          <table:table-cell table:style-name="Default"/>
          <table:table-cell table:style-name="ce36"/>
          <table:table-cell table:style-name="ce49" table:number-columns-repeated="6"/>
          <table:table-cell ns41:value-type="float" table:style-name="ce49" office:value="1" office:value-type="float">
            <text:p>1</text:p>
          </table:table-cell>
          <table:table-cell table:style-name="ce49" table:number-columns-repeated="49"/>
          <table:table-cell ns41:value-type="float" table:style-name="ce140" office:value="1" office:value-type="float">
            <text:p>1</text:p>
          </table:table-cell>
          <table:table-cell table:style-name="ce140" table:number-columns-repeated="6"/>
          <table:table-cell table:style-name="ce82"/>
          <table:table-cell table:style-name="ce140" table:number-columns-repeated="57"/>
          <table:table-cell table:style-name="ce82"/>
          <table:table-cell table:style-name="ce140" table:number-columns-repeated="7"/>
          <table:table-cell ns41:value-type="float" office:value="1" table:style-name="ce140" table:number-columns-repeated="2" office:value-type="float">
            <text:p>1</text:p>
          </table:table-cell>
          <table:table-cell ns41:value-type="float" table:style-name="ce140" office:value="2" office:value-type="float">
            <text:p>2</text:p>
          </table:table-cell>
          <table:table-cell ns41:value-type="float" table:style-name="ce13" office:value="2" office:value-type="float">
            <text:p>2</text:p>
          </table:table-cell>
          <table:table-cell table:style-name="ce140" table:number-columns-repeated="49"/>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42" office:value-type="float">
            <text:p>42</text:p>
          </table:table-cell>
          <table:table-cell ns41:value-type="float" table:style-name="ce21" office:value="1847" office:value-type="float">
            <text:p>1847</text:p>
          </table:table-cell>
          <table:table-cell table:style-name="Default"/>
          <table:table-cell table:style-name="ce36"/>
          <table:table-cell table:style-name="ce49" table:number-columns-repeated="35"/>
          <table:table-cell ns41:value-type="float" office:value="1" table:style-name="ce49" table:number-columns-repeated="2" office:value-type="float">
            <text:p>1</text:p>
          </table:table-cell>
          <table:table-cell table:style-name="ce49" table:number-columns-repeated="11"/>
          <table:table-cell ns41:value-type="float" table:style-name="ce49" office:value="1" office:value-type="float">
            <text:p>1</text:p>
          </table:table-cell>
          <table:table-cell table:style-name="ce49" table:number-columns-repeated="13"/>
          <table:table-cell ns41:value-type="float" table:style-name="ce140" office:value="1" office:value-type="float">
            <text:p>1</text:p>
          </table:table-cell>
          <table:table-cell table:style-name="ce82"/>
          <table:table-cell table:style-name="ce140" table:number-columns-repeated="8"/>
          <table:table-cell ns41:value-type="float" table:style-name="ce140" office:value="1" office:value-type="float">
            <text:p>1</text:p>
          </table:table-cell>
          <table:table-cell table:style-name="ce140" table:number-columns-repeated="48"/>
          <table:table-cell table:style-name="ce82"/>
          <table:table-cell table:style-name="ce140" table:number-columns-repeated="9"/>
          <table:table-cell ns41:value-type="float" table:style-name="ce140" office:value="3" office:value-type="float">
            <text:p>3</text:p>
          </table:table-cell>
          <table:table-cell ns41:value-type="float" table:style-name="ce140" office:value="2" office:value-type="float">
            <text:p>2</text:p>
          </table:table-cell>
          <table:table-cell table:style-name="ce140" table:number-columns-repeated="49"/>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43" office:value-type="float">
            <text:p>43</text:p>
          </table:table-cell>
          <table:table-cell ns41:value-type="float" table:style-name="ce21" office:value="1846" office:value-type="float">
            <text:p>1846</text:p>
          </table:table-cell>
          <table:table-cell table:style-name="Default"/>
          <table:table-cell table:style-name="ce36"/>
          <table:table-cell table:style-name="ce49" table:number-columns-repeated="38"/>
          <table:table-cell ns41:value-type="float" office:value="1" table:style-name="ce49" table:number-columns-repeated="2" office:value-type="float">
            <text:p>1</text:p>
          </table:table-cell>
          <table:table-cell table:style-name="ce49" table:number-columns-repeated="14"/>
          <table:table-cell ns41:value-type="float" office:value="1" table:style-name="ce140" table:number-columns-repeated="2" office:value-type="float">
            <text:p>1</text:p>
          </table:table-cell>
          <table:table-cell table:style-name="ce140" table:number-columns-repeated="7"/>
          <table:table-cell table:style-name="ce82"/>
          <table:table-cell table:style-name="ce140" table:number-columns-repeated="57"/>
          <table:table-cell table:style-name="ce82"/>
          <table:table-cell table:style-name="ce140" table:number-columns-repeated="7"/>
          <table:table-cell ns41:value-type="float" office:value="1" table:style-name="ce140" table:number-columns-repeated="2" office:value-type="float">
            <text:p>1</text:p>
          </table:table-cell>
          <table:table-cell ns41:value-type="float" office:value="1" table:style-name="ce13" table:number-columns-repeated="2" office:value-type="float">
            <text:p>1</text:p>
          </table:table-cell>
          <table:table-cell table:style-name="ce140" table:number-columns-repeated="49"/>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44" office:value-type="float">
            <text:p>44</text:p>
          </table:table-cell>
          <table:table-cell ns41:value-type="float" table:style-name="ce21" office:value="1845" office:value-type="float">
            <text:p>1845</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9"/>
          <table:table-cell ns41:value-type="float" table:style-name="ce13" office:value="1" office:value-type="float">
            <text:p>1</text:p>
          </table:table-cell>
          <table:table-cell table:style-name="ce13"/>
          <table:table-cell table:style-name="ce140" table:number-columns-repeated="49"/>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45" office:value-type="float">
            <text:p>45</text:p>
          </table:table-cell>
          <table:table-cell ns41:value-type="float" table:style-name="ce21" office:value="1844" office:value-type="float">
            <text:p>1844</text:p>
          </table:table-cell>
          <table:table-cell table:style-name="Default"/>
          <table:table-cell table:style-name="ce36"/>
          <table:table-cell table:style-name="ce49" table:number-columns-repeated="54"/>
          <table:table-cell ns41:value-type="float" table:style-name="ce140" office:value="2" office:value-type="float">
            <text:p>2</text:p>
          </table:table-cell>
          <table:table-cell ns41:value-type="float" office:value="1" table:style-name="ce140" table:number-columns-repeated="2" office:value-type="float">
            <text:p>1</text:p>
          </table:table-cell>
          <table:table-cell table:style-name="ce140" table:number-columns-repeated="6"/>
          <table:table-cell table:style-name="ce82"/>
          <table:table-cell table:style-name="ce140" table:number-columns-repeated="3"/>
          <table:table-cell ns41:value-type="float" table:style-name="ce140" office:value="1" office:value-type="float">
            <text:p>1</text:p>
          </table:table-cell>
          <table:table-cell table:style-name="ce140" table:number-columns-repeated="53"/>
          <table:table-cell table:style-name="ce82"/>
          <table:table-cell table:style-name="ce140" table:number-columns-repeated="7"/>
          <table:table-cell ns41:value-type="float" table:style-name="ce140" office:value="1" office:value-type="float">
            <text:p>1</text:p>
          </table:table-cell>
          <table:table-cell table:style-name="ce140"/>
          <table:table-cell ns41:value-type="float" table:style-name="ce13" office:value="1" office:value-type="float">
            <text:p>1</text:p>
          </table:table-cell>
          <table:table-cell table:style-name="ce13"/>
          <table:table-cell table:style-name="ce140" table:number-columns-repeated="16"/>
          <table:table-cell ns41:value-type="float" table:style-name="ce140" office:value="1" office:value-type="float">
            <text:p>1</text:p>
          </table:table-cell>
          <table:table-cell table:style-name="ce140" table:number-columns-repeated="32"/>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46" office:value-type="float">
            <text:p>46</text:p>
          </table:table-cell>
          <table:table-cell ns41:value-type="float" table:style-name="ce21" office:value="1843" office:value-type="float">
            <text:p>1843</text:p>
          </table:table-cell>
          <table:table-cell table:style-name="Default"/>
          <table:table-cell table:style-name="ce36"/>
          <table:table-cell table:style-name="ce49" table:number-columns-repeated="48"/>
          <table:table-cell ns41:value-type="float" table:style-name="ce49" office:value="1" office:value-type="float">
            <text:p>1</text:p>
          </table:table-cell>
          <table:table-cell table:style-name="ce49" table:number-columns-repeated="7"/>
          <table:table-cell ns41:value-type="float" table:style-name="ce140" office:value="1" office:value-type="float">
            <text:p>1</text:p>
          </table:table-cell>
          <table:table-cell table:style-name="ce140" table:number-columns-repeated="6"/>
          <table:table-cell table:style-name="ce82"/>
          <table:table-cell table:style-name="ce140" table:number-columns-repeated="57"/>
          <table:table-cell table:style-name="ce82"/>
          <table:table-cell table:style-name="ce140" table:number-columns-repeated="9"/>
          <table:table-cell ns41:value-type="float" table:style-name="ce13" office:value="2" office:value-type="float">
            <text:p>2</text:p>
          </table:table-cell>
          <table:table-cell ns41:value-type="float" table:style-name="ce13" office:value="1" office:value-type="float">
            <text:p>1</text:p>
          </table:table-cell>
          <table:table-cell ns41:value-type="float" table:style-name="ce140" office:value="1" office:value-type="float">
            <text:p>1</text:p>
          </table:table-cell>
          <table:table-cell table:style-name="ce140" table:number-columns-repeated="48"/>
          <table:table-cell ns41:value-type="float" table:style-name="ce82" office:value="1" office:value-type="float">
            <text:p>1</text:p>
          </table:table-cell>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47" office:value-type="float">
            <text:p>47</text:p>
          </table:table-cell>
          <table:table-cell ns41:value-type="float" table:style-name="ce21" office:value="1842" office:value-type="float">
            <text:p>1842</text:p>
          </table:table-cell>
          <table:table-cell table:style-name="Default"/>
          <table:table-cell table:style-name="ce36"/>
          <table:table-cell table:style-name="ce49" table:number-columns-repeated="37"/>
          <table:table-cell ns41:value-type="float" table:style-name="ce49" office:value="1" office:value-type="float">
            <text:p>1</text:p>
          </table:table-cell>
          <table:table-cell table:style-name="ce49" table:number-columns-repeated="16"/>
          <table:table-cell ns41:value-type="float" office:value="1" table:style-name="ce140" table:number-columns-repeated="2" office:value-type="float">
            <text:p>1</text:p>
          </table:table-cell>
          <table:table-cell table:style-name="ce140" table:number-columns-repeated="7"/>
          <table:table-cell table:style-name="ce82"/>
          <table:table-cell table:style-name="ce140" table:number-columns-repeated="57"/>
          <table:table-cell table:style-name="ce82"/>
          <table:table-cell table:style-name="ce140" table:number-columns-repeated="9"/>
          <table:table-cell ns41:value-type="float" table:style-name="ce13" office:value="1" office:value-type="float">
            <text:p>1</text:p>
          </table:table-cell>
          <table:table-cell table:style-name="ce13"/>
          <table:table-cell table:style-name="ce140" table:number-columns-repeated="8"/>
          <table:table-cell ns41:value-type="float" table:style-name="ce140" office:value="1" office:value-type="float">
            <text:p>1</text:p>
          </table:table-cell>
          <table:table-cell table:style-name="ce140" table:number-columns-repeated="4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48" office:value-type="float">
            <text:p>48</text:p>
          </table:table-cell>
          <table:table-cell ns41:value-type="float" table:style-name="ce21" office:value="1841" office:value-type="float">
            <text:p>1841</text:p>
          </table:table-cell>
          <table:table-cell table:style-name="Default"/>
          <table:table-cell table:style-name="ce36"/>
          <table:table-cell table:style-name="ce49" table:number-columns-repeated="56"/>
          <table:table-cell ns41:value-type="float" table:style-name="ce140" office:value="1" office:value-type="float">
            <text:p>1</text:p>
          </table:table-cell>
          <table:table-cell table:style-name="ce140" table:number-columns-repeated="6"/>
          <table:table-cell table:style-name="ce82"/>
          <table:table-cell table:style-name="ce140" table:number-columns-repeated="57"/>
          <table:table-cell table:style-name="ce82"/>
          <table:table-cell table:style-name="ce140" table:number-columns-repeated="7"/>
          <table:table-cell ns41:value-type="float" office:value="1" table:style-name="ce140" table:number-columns-repeated="2" office:value-type="float">
            <text:p>1</text:p>
          </table:table-cell>
          <table:table-cell table:style-name="ce140" table:number-columns-repeated="6"/>
          <table:table-cell ns41:value-type="float" table:style-name="ce140" office:value="1" office:value-type="float">
            <text:p>1</text:p>
          </table:table-cell>
          <table:table-cell table:style-name="ce140" table:number-columns-repeated="44"/>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49" office:value-type="float">
            <text:p>49</text:p>
          </table:table-cell>
          <table:table-cell ns41:value-type="float" table:style-name="ce21" office:value="1840" office:value-type="float">
            <text:p>1840</text:p>
          </table:table-cell>
          <table:table-cell table:style-name="Default"/>
          <table:table-cell table:style-name="ce36"/>
          <table:table-cell table:style-name="ce49" table:number-columns-repeated="63"/>
          <table:table-cell table:style-name="ce82"/>
          <table:table-cell table:style-name="ce140" table:number-columns-repeated="39"/>
          <table:table-cell ns41:value-type="float" table:style-name="ce140" office:value="1" office:value-type="float">
            <text:p>1</text:p>
          </table:table-cell>
          <table:table-cell table:style-name="ce140" table:number-columns-repeated="15"/>
          <table:table-cell ns41:value-type="float" table:style-name="ce140" office:value="1" office:value-type="float">
            <text:p>1</text:p>
          </table:table-cell>
          <table:table-cell table:style-name="ce140"/>
          <table:table-cell table:style-name="ce82"/>
          <table:table-cell table:style-name="ce140" table:number-columns-repeated="7"/>
          <table:table-cell ns41:value-type="float" table:style-name="ce140" office:value="2" office:value-type="float">
            <text:p>2</text:p>
          </table:table-cell>
          <table:table-cell table:style-name="ce140" table:number-columns-repeated="34"/>
          <table:table-cell ns41:value-type="float" office:value="1" table:style-name="ce140" table:number-columns-repeated="2" office:value-type="float">
            <text:p>1</text:p>
          </table:table-cell>
          <table:table-cell table:style-name="ce140" table:number-columns-repeated="8"/>
          <table:table-cell table:style-name="Default"/>
          <table:table-cell table:style-name="ce140" table:number-columns-repeated="7"/>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50" office:value-type="float">
            <text:p>50</text:p>
          </table:table-cell>
          <table:table-cell ns41:value-type="float" table:style-name="ce21" office:value="1839" office:value-type="float">
            <text:p>1839</text:p>
          </table:table-cell>
          <table:table-cell table:style-name="Default"/>
          <table:table-cell table:style-name="ce36"/>
          <table:table-cell table:style-name="ce49" table:number-columns-repeated="31"/>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20"/>
          <table:table-cell ns41:value-type="float" table:style-name="ce140" office:value="1" office:value-type="float">
            <text:p>1</text:p>
          </table:table-cell>
          <table:table-cell table:style-name="ce140"/>
          <table:table-cell ns41:value-type="float" office:value="1" table:style-name="ce13" table:number-columns-repeated="2" office:value-type="float">
            <text:p>1</text:p>
          </table:table-cell>
          <table:table-cell table:style-name="ce140" table:number-columns-repeated="5"/>
          <table:table-cell table:style-name="ce82"/>
          <table:table-cell table:style-name="ce140" table:number-columns-repeated="39"/>
          <table:table-cell table:style-name="Default"/>
          <table:table-cell table:style-name="ce140" table:number-columns-repeated="10"/>
          <table:table-cell ns41:value-type="float" table:style-name="ce140" office:value="1" office:value-type="float">
            <text:p>1</text:p>
          </table:table-cell>
          <table:table-cell table:style-name="ce140" table:number-columns-repeated="4"/>
          <table:table-cell table:style-name="Default"/>
          <table:table-cell table:style-name="ce140"/>
          <table:table-cell table:style-name="ce82"/>
          <table:table-cell table:style-name="ce140" table:number-columns-repeated="5"/>
          <table:table-cell ns41:value-type="float" office:value="1" table:style-name="ce140" table:number-columns-repeated="2" office:value-type="float">
            <text:p>1</text:p>
          </table:table-cell>
          <table:table-cell table:style-name="ce140" table:number-columns-repeated="2"/>
          <table:table-cell ns41:value-type="float" table:style-name="ce13" office:value="1" office:value-type="float">
            <text:p>1</text:p>
          </table:table-cell>
          <table:table-cell table:style-name="ce13"/>
          <table:table-cell table:style-name="ce140" table:number-columns-repeated="36"/>
          <table:table-cell ns41:value-type="float" table:style-name="ce140" office:value="1" office:value-type="float">
            <text:p>1</text:p>
          </table:table-cell>
          <table:table-cell table:style-name="ce140"/>
          <table:table-cell ns41:value-type="float" table:style-name="ce140" office:value="1" office:value-type="float">
            <text:p>1</text:p>
          </table:table-cell>
          <table:table-cell table:style-name="ce140" table:number-columns-repeated="1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51" office:value-type="float">
            <text:p>51</text:p>
          </table:table-cell>
          <table:table-cell ns41:value-type="float" table:style-name="ce21" office:value="1838" office:value-type="float">
            <text:p>1838</text:p>
          </table:table-cell>
          <table:table-cell table:style-name="Default"/>
          <table:table-cell table:style-name="ce36"/>
          <table:table-cell table:style-name="ce49" table:number-columns-repeated="54"/>
          <table:table-cell ns41:value-type="float" table:style-name="ce140" office:value="1" office:value-type="float">
            <text:p>1</text:p>
          </table:table-cell>
          <table:table-cell table:style-name="ce140" table:number-columns-repeated="8"/>
          <table:table-cell table:style-name="ce82"/>
          <table:table-cell table:style-name="ce140" table:number-columns-repeated="50"/>
          <table:table-cell table:style-name="Default"/>
          <table:table-cell table:style-name="ce140" table:number-columns-repeated="6"/>
          <table:table-cell table:style-name="ce82"/>
          <table:table-cell table:style-name="ce140" table:number-columns-repeated="7"/>
          <table:table-cell ns41:value-type="float" table:style-name="ce140" office:value="1" office:value-type="float">
            <text:p>1</text:p>
          </table:table-cell>
          <table:table-cell table:style-name="ce140" table:number-columns-repeated="52"/>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52" office:value-type="float">
            <text:p>52</text:p>
          </table:table-cell>
          <table:table-cell ns41:value-type="float" table:style-name="ce21" office:value="1837" office:value-type="float">
            <text:p>1837</text:p>
          </table:table-cell>
          <table:table-cell table:style-name="Default"/>
          <table:table-cell table:style-name="ce36"/>
          <table:table-cell table:style-name="ce49" table:number-columns-repeated="56"/>
          <table:table-cell ns41:value-type="float" table:style-name="ce140" office:value="1" office:value-type="float">
            <text:p>1</text:p>
          </table:table-cell>
          <table:table-cell table:style-name="ce140" table:number-columns-repeated="6"/>
          <table:table-cell table:style-name="ce82"/>
          <table:table-cell table:style-name="ce140" table:number-columns-repeated="9"/>
          <table:table-cell ns41:value-type="float" table:style-name="ce140" office:value="1" office:value-type="float">
            <text:p>1</text:p>
          </table:table-cell>
          <table:table-cell table:style-name="ce140" table:number-columns-repeated="47"/>
          <table:table-cell table:style-name="ce82"/>
          <table:table-cell table:style-name="ce140" table:number-columns-repeated="7"/>
          <table:table-cell ns41:value-type="float" office:value="1" table:style-name="ce13" table:number-columns-repeated="2" office:value-type="float">
            <text:p>1</text:p>
          </table:table-cell>
          <table:table-cell ns41:value-type="float" table:style-name="ce140" office:value="2" office:value-type="float">
            <text:p>2</text:p>
          </table:table-cell>
          <table:table-cell table:style-name="ce140" table:number-columns-repeated="5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53" office:value-type="float">
            <text:p>53</text:p>
          </table:table-cell>
          <table:table-cell ns41:value-type="float" table:style-name="ce21" office:value="1836" office:value-type="float">
            <text:p>1836</text:p>
          </table:table-cell>
          <table:table-cell table:style-name="Default"/>
          <table:table-cell table:style-name="ce36"/>
          <table:table-cell table:style-name="ce49" table:number-columns-repeated="27"/>
          <table:table-cell ns41:value-type="float" table:style-name="ce49" office:value="1" office:value-type="float">
            <text:p>1</text:p>
          </table:table-cell>
          <table:table-cell table:style-name="ce49" table:number-columns-repeated="9"/>
          <table:table-cell ns41:value-type="float" table:style-name="ce49" office:value="1" office:value-type="float">
            <text:p>1</text:p>
          </table:table-cell>
          <table:table-cell table:style-name="ce49" table:number-columns-repeated="16"/>
          <table:table-cell ns41:value-type="float" table:style-name="ce140" office:value="1" office:value-type="float">
            <text:p>1</text:p>
          </table:table-cell>
          <table:table-cell table:style-name="ce140"/>
          <table:table-cell ns41:value-type="float" table:style-name="ce13" office:value="1" office:value-type="float">
            <text:p>1</text:p>
          </table:table-cell>
          <table:table-cell table:style-name="ce13"/>
          <table:table-cell table:style-name="ce140" table:number-columns-repeated="5"/>
          <table:table-cell table:style-name="ce82"/>
          <table:table-cell table:style-name="ce140" table:number-columns-repeated="57"/>
          <table:table-cell table:style-name="ce82"/>
          <table:table-cell table:style-name="ce140" table:number-columns-repeated="7"/>
          <table:table-cell ns41:value-type="float" table:style-name="ce13" office:value="1" office:value-type="float">
            <text:p>1</text:p>
          </table:table-cell>
          <table:table-cell table:style-name="ce13"/>
          <table:table-cell ns41:value-type="float" office:value="2" table:style-name="ce140" table:number-columns-repeated="2" office:value-type="float">
            <text:p>2</text:p>
          </table:table-cell>
          <table:table-cell table:style-name="ce140" table:number-columns-repeated="49"/>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54" office:value-type="float">
            <text:p>54</text:p>
          </table:table-cell>
          <table:table-cell ns41:value-type="float" table:style-name="ce21" office:value="1835" office:value-type="float">
            <text:p>1835</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55" office:value-type="float">
            <text:p>55</text:p>
          </table:table-cell>
          <table:table-cell ns41:value-type="float" table:style-name="ce21" office:value="1834" office:value-type="float">
            <text:p>1834</text:p>
          </table:table-cell>
          <table:table-cell table:style-name="Default"/>
          <table:table-cell table:style-name="ce36"/>
          <table:table-cell table:style-name="ce49" table:number-columns-repeated="33"/>
          <table:table-cell ns41:value-type="float" table:style-name="ce49" office:value="1" office:value-type="float">
            <text:p>1</text:p>
          </table:table-cell>
          <table:table-cell table:style-name="ce49" table:number-columns-repeated="14"/>
          <table:table-cell ns41:value-type="float" office:value="1" table:style-name="ce49" table:number-columns-repeated="2" office:value-type="float">
            <text:p>1</text:p>
          </table:table-cell>
          <table:table-cell table:style-name="ce49" table:number-columns-repeated="4"/>
          <table:table-cell ns41:value-type="float" office:value="1" table:style-name="ce13" table:number-columns-repeated="3" office:value-type="float">
            <text:p>1</text:p>
          </table:table-cell>
          <table:table-cell table:style-name="ce13"/>
          <table:table-cell table:style-name="ce140" table:number-columns-repeated="5"/>
          <table:table-cell table:style-name="ce82"/>
          <table:table-cell table:style-name="ce140" table:number-columns-repeated="38"/>
          <table:table-cell ns41:value-type="float" table:style-name="ce140" office:value="1" office:value-type="float">
            <text:p>1</text:p>
          </table:table-cell>
          <table:table-cell table:style-name="ce140" table:number-columns-repeated="4"/>
          <table:table-cell ns41:value-type="float" table:style-name="ce140" office:value="1" office:value-type="float">
            <text:p>1</text:p>
          </table:table-cell>
          <table:table-cell table:style-name="ce140" table:number-columns-repeated="13"/>
          <table:table-cell table:style-name="ce82"/>
          <table:table-cell table:style-name="ce140" table:number-columns-repeated="9"/>
          <table:table-cell ns41:value-type="float" office:value="2" table:style-name="ce13" table:number-columns-repeated="2" office:value-type="float">
            <text:p>2</text:p>
          </table:table-cell>
          <table:table-cell table:style-name="ce140" table:number-columns-repeated="49"/>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ce7" office:value="56" office:value-type="float">
            <text:p>56</text:p>
          </table:table-cell>
          <table:table-cell ns41:value-type="float" table:style-name="ce21" office:value="1833" office:value-type="float">
            <text:p>1833</text:p>
          </table:table-cell>
          <table:table-cell table:style-name="Default"/>
          <table:table-cell table:style-name="ce36"/>
          <table:table-cell table:style-name="ce49" table:number-columns-repeated="35"/>
          <table:table-cell ns41:value-type="float" table:style-name="ce49" office:value="1" office:value-type="float">
            <text:p>1</text:p>
          </table:table-cell>
          <table:table-cell table:style-name="ce49" table:number-columns-repeated="18"/>
          <table:table-cell ns41:value-type="float" table:style-name="ce13" office:value="3" office:value-type="float">
            <text:p>3</text:p>
          </table:table-cell>
          <table:table-cell ns41:value-type="float" office:value="1" table:style-name="ce13" table:number-columns-repeated="2" office:value-type="float">
            <text:p>1</text:p>
          </table:table-cell>
          <table:table-cell table:style-name="ce13"/>
          <table:table-cell table:style-name="ce140" table:number-columns-repeated="5"/>
          <table:table-cell table:style-name="ce82"/>
          <table:table-cell table:style-name="ce140" table:number-columns-repeated="12"/>
          <table:table-cell ns41:value-type="float" table:style-name="ce140" office:value="1" office:value-type="float">
            <text:p>1</text:p>
          </table:table-cell>
          <table:table-cell table:style-name="ce140" table:number-columns-repeated="44"/>
          <table:table-cell table:style-name="ce82"/>
          <table:table-cell table:style-name="ce140" table:number-columns-repeated="2"/>
          <table:table-cell ns41:value-type="float" table:style-name="ce140" office:value="1" office:value-type="float">
            <text:p>1</text:p>
          </table:table-cell>
          <table:table-cell table:style-name="ce140" table:number-columns-repeated="6"/>
          <table:table-cell ns41:value-type="float" table:style-name="ce13" office:value="2" office:value-type="float">
            <text:p>2</text:p>
          </table:table-cell>
          <table:table-cell table:style-name="ce13"/>
          <table:table-cell table:style-name="ce140" table:number-columns-repeated="23"/>
          <table:table-cell table:style-name="Default"/>
          <table:table-cell table:style-name="ce140" table:number-columns-repeated="25"/>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57" office:value-type="float">
            <text:p>57</text:p>
          </table:table-cell>
          <table:table-cell ns41:value-type="float" table:style-name="ce21" office:value="1832" office:value-type="float">
            <text:p>1832</text:p>
          </table:table-cell>
          <table:table-cell table:style-name="Default"/>
          <table:table-cell table:style-name="ce36"/>
          <table:table-cell table:style-name="ce49" table:number-columns-repeated="21"/>
          <table:table-cell ns41:value-type="float" table:style-name="ce49" office:value="1" office:value-type="float">
            <text:p>1</text:p>
          </table:table-cell>
          <table:table-cell table:style-name="ce49" table:number-columns-repeated="32"/>
          <table:table-cell ns41:value-type="float" table:style-name="ce13" office:value="1" office:value-type="float">
            <text:p>1</text:p>
          </table:table-cell>
          <table:table-cell table:style-name="ce13"/>
          <table:table-cell ns41:value-type="float" table:style-name="ce13" office:value="1" office:value-type="float">
            <text:p>1</text:p>
          </table:table-cell>
          <table:table-cell table:style-name="ce13"/>
          <table:table-cell table:style-name="ce140" table:number-columns-repeated="5"/>
          <table:table-cell table:style-name="ce82"/>
          <table:table-cell table:style-name="ce140" table:number-columns-repeated="25"/>
          <table:table-cell ns41:value-type="float" office:value="1" table:style-name="ce140" table:number-columns-repeated="2" office:value-type="float">
            <text:p>1</text:p>
          </table:table-cell>
          <table:table-cell table:style-name="ce140" table:number-columns-repeated="30"/>
          <table:table-cell table:style-name="ce82"/>
          <table:table-cell table:style-name="ce140" table:number-columns-repeated="7"/>
          <table:table-cell ns41:value-type="float" office:value="3" table:style-name="ce140" table:number-columns-repeated="2" office:value-type="float">
            <text:p>3</text:p>
          </table:table-cell>
          <table:table-cell ns41:value-type="float" table:style-name="ce13" office:value="2" office:value-type="float">
            <text:p>2</text:p>
          </table:table-cell>
          <table:table-cell table:style-name="ce13"/>
          <table:table-cell table:style-name="ce140" table:number-columns-repeated="23"/>
          <table:table-cell ns41:value-type="float" table:style-name="ce140" office:value="1" office:value-type="float">
            <text:p>1</text:p>
          </table:table-cell>
          <table:table-cell table:style-name="ce140" table:number-columns-repeated="25"/>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58" office:value-type="float">
            <text:p>58</text:p>
          </table:table-cell>
          <table:table-cell ns41:value-type="float" table:style-name="ce21" office:value="1831" office:value-type="float">
            <text:p>1831</text:p>
          </table:table-cell>
          <table:table-cell table:style-name="Default"/>
          <table:table-cell table:style-name="ce36"/>
          <table:table-cell table:style-name="ce49" table:number-columns-repeated="63"/>
          <table:table-cell table:style-name="ce82"/>
          <table:table-cell table:style-name="ce140" table:number-columns-repeated="24"/>
          <table:table-cell ns41:value-type="float" table:style-name="ce140" office:value="1" office:value-type="float">
            <text:p>1</text:p>
          </table:table-cell>
          <table:table-cell table:style-name="ce140" table:number-columns-repeated="20"/>
          <table:table-cell table:style-name="Default"/>
          <table:table-cell table:style-name="ce140" table:number-columns-repeated="11"/>
          <table:table-cell table:style-name="ce82"/>
          <table:table-cell table:style-name="ce140" table:number-columns-repeated="9"/>
          <table:table-cell ns41:value-type="float" office:value="1" table:style-name="ce13" table:number-columns-repeated="2" office:value-type="float">
            <text:p>1</text:p>
          </table:table-cell>
          <table:table-cell table:style-name="ce140" table:number-columns-repeated="7"/>
          <table:table-cell ns41:value-type="float" table:style-name="ce140" office:value="1" office:value-type="float">
            <text:p>1</text:p>
          </table:table-cell>
          <table:table-cell table:style-name="ce140"/>
          <table:table-cell ns41:value-type="float" table:style-name="ce140" office:value="1" office:value-type="float">
            <text:p>1</text:p>
          </table:table-cell>
          <table:table-cell table:style-name="ce140" table:number-columns-repeated="39"/>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59" office:value-type="float">
            <text:p>59</text:p>
          </table:table-cell>
          <table:table-cell ns41:value-type="float" table:style-name="ce21" office:value="1830" office:value-type="float">
            <text:p>1830</text:p>
          </table:table-cell>
          <table:table-cell table:style-name="Default"/>
          <table:table-cell table:style-name="ce36"/>
          <table:table-cell table:style-name="ce49" table:number-columns-repeated="25"/>
          <table:table-cell ns41:value-type="float" table:style-name="ce49" office:value="1" office:value-type="float">
            <text:p>1</text:p>
          </table:table-cell>
          <table:table-cell table:style-name="ce49" table:number-columns-repeated="28"/>
          <table:table-cell ns41:value-type="float" table:style-name="ce13" office:value="3" office:value-type="float">
            <text:p>3</text:p>
          </table:table-cell>
          <table:table-cell table:style-name="ce13"/>
          <table:table-cell table:style-name="ce140" table:number-columns-repeated="7"/>
          <table:table-cell table:style-name="ce82"/>
          <table:table-cell table:style-name="ce140" table:number-columns-repeated="45"/>
          <table:table-cell ns41:value-type="float" table:style-name="ce140" office:value="1" office:value-type="float">
            <text:p>1</text:p>
          </table:table-cell>
          <table:table-cell table:style-name="ce140" table:number-columns-repeated="11"/>
          <table:table-cell table:style-name="ce82"/>
          <table:table-cell table:style-name="ce140" table:number-columns-repeated="7"/>
          <table:table-cell ns41:value-type="float" table:style-name="ce140" office:value="2" office:value-type="float">
            <text:p>2</text:p>
          </table:table-cell>
          <table:table-cell ns41:value-type="float" table:style-name="ce140" office:value="1" office:value-type="float">
            <text:p>1</text:p>
          </table:table-cell>
          <table:table-cell ns41:value-type="float" table:style-name="ce13" office:value="1" office:value-type="float">
            <text:p>1</text:p>
          </table:table-cell>
          <table:table-cell table:style-name="ce13"/>
          <table:table-cell table:style-name="ce140" table:number-columns-repeated="9"/>
          <table:table-cell ns41:value-type="float" table:style-name="ce140" office:value="1" office:value-type="float">
            <text:p>1</text:p>
          </table:table-cell>
          <table:table-cell table:style-name="ce140" table:number-columns-repeated="39"/>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60" office:value-type="float">
            <text:p>60</text:p>
          </table:table-cell>
          <table:table-cell ns41:value-type="float" table:style-name="ce21" office:value="1829" office:value-type="float">
            <text:p>1829</text:p>
          </table:table-cell>
          <table:table-cell table:style-name="Default"/>
          <table:table-cell ns41:value-type="float" table:style-name="ce36" office:value="1" office:value-type="float">
            <text:p>1</text:p>
          </table:table-cell>
          <table:table-cell table:style-name="ce49" table:number-columns-repeated="45"/>
          <table:table-cell ns41:value-type="float" office:value="1" table:style-name="ce49" table:number-columns-repeated="2" office:value-type="float">
            <text:p>1</text:p>
          </table:table-cell>
          <table:table-cell table:style-name="ce49" table:number-columns-repeated="7"/>
          <table:table-cell ns41:value-type="float" table:style-name="ce13" office:value="2" office:value-type="float">
            <text:p>2</text:p>
          </table:table-cell>
          <table:table-cell table:style-name="ce13"/>
          <table:table-cell table:style-name="ce140" table:number-columns-repeated="7"/>
          <table:table-cell table:style-name="ce82"/>
          <table:table-cell table:style-name="ce140" table:number-columns-repeated="57"/>
          <table:table-cell table:style-name="ce82"/>
          <table:table-cell table:style-name="ce140" table:number-columns-repeated="7"/>
          <table:table-cell ns41:value-type="float" office:value="1" table:style-name="ce140" table:number-columns-repeated="2" office:value-type="float">
            <text:p>1</text:p>
          </table:table-cell>
          <table:table-cell ns41:value-type="float" table:style-name="ce13" office:value="2" office:value-type="float">
            <text:p>2</text:p>
          </table:table-cell>
          <table:table-cell ns41:value-type="float" table:style-name="ce13" office:value="1" office:value-type="float">
            <text:p>1</text:p>
          </table:table-cell>
          <table:table-cell table:style-name="ce140" table:number-columns-repeated="7"/>
          <table:table-cell ns41:value-type="float" table:style-name="ce140" office:value="1" office:value-type="float">
            <text:p>1</text:p>
          </table:table-cell>
          <table:table-cell table:style-name="ce140" table:number-columns-repeated="41"/>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61" office:value-type="float">
            <text:p>61</text:p>
          </table:table-cell>
          <table:table-cell ns41:value-type="float" table:style-name="ce21" office:value="1828" office:value-type="float">
            <text:p>1828</text:p>
          </table:table-cell>
          <table:table-cell table:style-name="Default"/>
          <table:table-cell table:style-name="ce36"/>
          <table:table-cell table:style-name="ce49" table:number-columns-repeated="23"/>
          <table:table-cell ns41:value-type="float" table:style-name="ce49" office:value="1" office:value-type="float">
            <text:p>1</text:p>
          </table:table-cell>
          <table:table-cell table:style-name="ce49" table:number-columns-repeated="13"/>
          <table:table-cell ns41:value-type="float" table:style-name="ce49" office:value="1" office:value-type="float">
            <text:p>1</text:p>
          </table:table-cell>
          <table:table-cell table:style-name="ce49" table:number-columns-repeated="16"/>
          <table:table-cell ns41:value-type="float" office:value="1" table:style-name="ce13" table:number-columns-repeated="2" office:value-type="float">
            <text:p>1</text:p>
          </table:table-cell>
          <table:table-cell table:style-name="ce140" table:number-columns-repeated="7"/>
          <table:table-cell table:style-name="ce82"/>
          <table:table-cell table:style-name="ce140" table:number-columns-repeated="2"/>
          <table:table-cell ns41:value-type="float" table:style-name="ce140" office:value="1" office:value-type="float">
            <text:p>1</text:p>
          </table:table-cell>
          <table:table-cell table:style-name="ce140" table:number-columns-repeated="19"/>
          <table:table-cell ns41:value-type="float" office:value="1" table:style-name="ce140" table:number-columns-repeated="2" office:value-type="float">
            <text:p>1</text:p>
          </table:table-cell>
          <table:table-cell table:style-name="ce140" table:number-columns-repeated="28"/>
          <table:table-cell table:style-name="Default"/>
          <table:table-cell table:style-name="ce140" table:number-columns-repeated="4"/>
          <table:table-cell table:style-name="ce82"/>
          <table:table-cell table:style-name="ce140" table:number-columns-repeated="7"/>
          <table:table-cell ns41:value-type="float" table:style-name="ce13" office:value="2" office:value-type="float">
            <text:p>2</text:p>
          </table:table-cell>
          <table:table-cell ns41:value-type="float" office:value="1" table:style-name="ce13" table:number-columns-repeated="3" office:value-type="float">
            <text:p>1</text:p>
          </table:table-cell>
          <table:table-cell table:style-name="ce140" table:number-columns-repeated="49"/>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62" office:value-type="float">
            <text:p>62</text:p>
          </table:table-cell>
          <table:table-cell ns41:value-type="float" table:style-name="ce21" office:value="1827" office:value-type="float">
            <text:p>1827</text:p>
          </table:table-cell>
          <table:table-cell table:style-name="Default"/>
          <table:table-cell table:style-name="ce36"/>
          <table:table-cell table:style-name="ce49" table:number-columns-repeated="37"/>
          <table:table-cell ns41:value-type="float" table:style-name="ce49" office:value="1" office:value-type="float">
            <text:p>1</text:p>
          </table:table-cell>
          <table:table-cell table:style-name="ce49" table:number-columns-repeated="10"/>
          <table:table-cell ns41:value-type="float" table:style-name="ce49" office:value="1" office:value-type="float">
            <text:p>1</text:p>
          </table:table-cell>
          <table:table-cell table:style-name="ce49" table:number-columns-repeated="7"/>
          <table:table-cell ns41:value-type="float" table:style-name="ce140" office:value="2" office:value-type="float">
            <text:p>2</text:p>
          </table:table-cell>
          <table:table-cell table:style-name="ce140" table:number-columns-repeated="6"/>
          <table:table-cell table:style-name="ce82"/>
          <table:table-cell table:style-name="ce140" table:number-columns-repeated="18"/>
          <table:table-cell ns41:value-type="float" table:style-name="ce140" office:value="1" office:value-type="float">
            <text:p>1</text:p>
          </table:table-cell>
          <table:table-cell table:style-name="ce140" table:number-columns-repeated="21"/>
          <table:table-cell table:style-name="Default" table:number-columns-repeated="2"/>
          <table:table-cell table:style-name="ce140" table:number-columns-repeated="10"/>
          <table:table-cell ns41:value-type="float" table:style-name="ce140" office:value="1" office:value-type="float">
            <text:p>1</text:p>
          </table:table-cell>
          <table:table-cell table:style-name="ce140" table:number-columns-repeated="4"/>
          <table:table-cell table:style-name="ce82"/>
          <table:table-cell table:style-name="ce140" table:number-columns-repeated="3"/>
          <table:table-cell ns41:value-type="float" table:style-name="ce140" office:value="1" office:value-type="float">
            <text:p>1</text:p>
          </table:table-cell>
          <table:table-cell table:style-name="ce140" table:number-columns-repeated="13"/>
          <table:table-cell ns41:value-type="float" table:style-name="ce140" office:value="1" office:value-type="float">
            <text:p>1</text:p>
          </table:table-cell>
          <table:table-cell table:style-name="ce140" table:number-columns-repeated="42"/>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63" office:value-type="float">
            <text:p>63</text:p>
          </table:table-cell>
          <table:table-cell ns41:value-type="float" table:style-name="ce21" office:value="1826" office:value-type="float">
            <text:p>1826</text:p>
          </table:table-cell>
          <table:table-cell table:style-name="Default"/>
          <table:table-cell table:style-name="ce36"/>
          <table:table-cell table:style-name="ce49" table:number-columns-repeated="35"/>
          <table:table-cell ns41:value-type="float" table:style-name="ce49" office:value="1" office:value-type="float">
            <text:p>1</text:p>
          </table:table-cell>
          <table:table-cell table:style-name="ce49" table:number-columns-repeated="27"/>
          <table:table-cell table:style-name="ce82"/>
          <table:table-cell table:style-name="ce140" table:number-columns-repeated="6"/>
          <table:table-cell ns41:value-type="float" table:style-name="ce140" office:value="1" office:value-type="float">
            <text:p>1</text:p>
          </table:table-cell>
          <table:table-cell table:style-name="ce140" table:number-columns-repeated="3"/>
          <table:table-cell ns41:value-type="float" table:style-name="ce140" office:value="1" office:value-type="float">
            <text:p>1</text:p>
          </table:table-cell>
          <table:table-cell table:style-name="ce140" table:number-columns-repeated="29"/>
          <table:table-cell ns41:value-type="float" office:value="1" table:style-name="ce140" table:number-columns-repeated="2" office:value-type="float">
            <text:p>1</text:p>
          </table:table-cell>
          <table:table-cell table:style-name="ce140" table:number-columns-repeated="15"/>
          <table:table-cell table:style-name="ce82"/>
          <table:table-cell table:style-name="ce140" table:number-columns-repeated="9"/>
          <table:table-cell ns41:value-type="float" table:style-name="ce13" office:value="2" office:value-type="float">
            <text:p>2</text:p>
          </table:table-cell>
          <table:table-cell ns41:value-type="float" table:style-name="ce13" office:value="1" office:value-type="float">
            <text:p>1</text:p>
          </table:table-cell>
          <table:table-cell table:style-name="ce140" table:number-columns-repeated="14"/>
          <table:table-cell ns41:value-type="float" table:style-name="ce140" office:value="1" office:value-type="float">
            <text:p>1</text:p>
          </table:table-cell>
          <table:table-cell table:style-name="ce140" table:number-columns-repeated="34"/>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64" office:value-type="float">
            <text:p>64</text:p>
          </table:table-cell>
          <table:table-cell ns41:value-type="float" table:style-name="ce21" office:value="1825" office:value-type="float">
            <text:p>1825</text:p>
          </table:table-cell>
          <table:table-cell table:style-name="Default"/>
          <table:table-cell table:style-name="ce36"/>
          <table:table-cell table:style-name="ce49" table:number-columns-repeated="37"/>
          <table:table-cell ns41:value-type="float" table:style-name="ce49" office:value="1" office:value-type="float">
            <text:p>1</text:p>
          </table:table-cell>
          <table:table-cell table:style-name="ce49" table:number-columns-repeated="16"/>
          <table:table-cell ns41:value-type="float" table:style-name="ce13" office:value="2" office:value-type="float">
            <text:p>2</text:p>
          </table:table-cell>
          <table:table-cell table:style-name="ce13"/>
          <table:table-cell ns41:value-type="float" table:style-name="ce140" office:value="1" office:value-type="float">
            <text:p>1</text:p>
          </table:table-cell>
          <table:table-cell table:style-name="ce140" table:number-columns-repeated="6"/>
          <table:table-cell table:style-name="ce82"/>
          <table:table-cell table:style-name="ce140" table:number-columns-repeated="48"/>
          <table:table-cell table:style-name="Default"/>
          <table:table-cell table:style-name="ce140" table:number-columns-repeated="8"/>
          <table:table-cell table:style-name="ce82"/>
          <table:table-cell table:style-name="ce140" table:number-columns-repeated="7"/>
          <table:table-cell ns41:value-type="float" table:style-name="ce13" office:value="2" office:value-type="float">
            <text:p>2</text:p>
          </table:table-cell>
          <table:table-cell ns41:value-type="float" office:value="1" table:style-name="ce13" table:number-columns-repeated="2" office:value-type="float">
            <text:p>1</text:p>
          </table:table-cell>
          <table:table-cell table:style-name="ce13"/>
          <table:table-cell table:style-name="ce140" table:number-columns-repeated="4"/>
          <table:table-cell ns41:value-type="float" table:style-name="ce140" office:value="1" office:value-type="float">
            <text:p>1</text:p>
          </table:table-cell>
          <table:table-cell table:style-name="ce140"/>
          <table:table-cell ns41:value-type="float" table:style-name="ce140" office:value="1" office:value-type="float">
            <text:p>1</text:p>
          </table:table-cell>
          <table:table-cell table:style-name="ce140" table:number-columns-repeated="42"/>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65" office:value-type="float">
            <text:p>65</text:p>
          </table:table-cell>
          <table:table-cell ns41:value-type="float" table:style-name="ce21" office:value="1824" office:value-type="float">
            <text:p>1824</text:p>
          </table:table-cell>
          <table:table-cell table:style-name="Default"/>
          <table:table-cell table:style-name="ce36"/>
          <table:table-cell table:style-name="ce49" table:number-columns-repeated="49"/>
          <table:table-cell ns41:value-type="float" table:style-name="ce49" office:value="1" office:value-type="float">
            <text:p>1</text:p>
          </table:table-cell>
          <table:table-cell table:style-name="ce49" table:number-columns-repeated="4"/>
          <table:table-cell ns41:value-type="float" table:style-name="ce13" office:value="2" office:value-type="float">
            <text:p>2</text:p>
          </table:table-cell>
          <table:table-cell table:style-name="ce13"/>
          <table:table-cell ns41:value-type="float" table:style-name="ce140" office:value="2" office:value-type="float">
            <text:p>2</text:p>
          </table:table-cell>
          <table:table-cell table:style-name="ce140" table:number-columns-repeated="6"/>
          <table:table-cell table:style-name="ce82"/>
          <table:table-cell ns41:value-type="float" table:style-name="ce140" office:value="1" office:value-type="float">
            <text:p>1</text:p>
          </table:table-cell>
          <table:table-cell table:style-name="ce140" table:number-columns-repeated="47"/>
          <table:table-cell ns41:value-type="float" table:style-name="ce140" office:value="1" office:value-type="float">
            <text:p>1</text:p>
          </table:table-cell>
          <table:table-cell table:style-name="ce140" table:number-columns-repeated="8"/>
          <table:table-cell table:style-name="ce82"/>
          <table:table-cell table:style-name="ce140" table:number-columns-repeated="7"/>
          <table:table-cell ns41:value-type="float" table:style-name="ce13" office:value="2" office:value-type="float">
            <text:p>2</text:p>
          </table:table-cell>
          <table:table-cell ns41:value-type="float" table:style-name="ce13" office:value="1" office:value-type="float">
            <text:p>1</text:p>
          </table:table-cell>
          <table:table-cell ns41:value-type="float" table:style-name="ce13" office:value="3" office:value-type="float">
            <text:p>3</text:p>
          </table:table-cell>
          <table:table-cell table:style-name="ce13"/>
          <table:table-cell table:style-name="ce140" table:number-columns-repeated="49"/>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66" office:value-type="float">
            <text:p>66</text:p>
          </table:table-cell>
          <table:table-cell ns41:value-type="float" table:style-name="ce21" office:value="1823" office:value-type="float">
            <text:p>1823</text:p>
          </table:table-cell>
          <table:table-cell table:style-name="Default"/>
          <table:table-cell table:style-name="ce36"/>
          <table:table-cell table:style-name="ce49" table:number-columns-repeated="12"/>
          <table:table-cell ns41:value-type="float" table:style-name="ce49" office:value="1" office:value-type="float">
            <text:p>1</text:p>
          </table:table-cell>
          <table:table-cell table:style-name="ce49" table:number-columns-repeated="20"/>
          <table:table-cell ns41:value-type="float" table:style-name="ce49" office:value="1" office:value-type="float">
            <text:p>1</text:p>
          </table:table-cell>
          <table:table-cell table:style-name="ce49" table:number-columns-repeated="15"/>
          <table:table-cell ns41:value-type="float" table:style-name="ce49" office:value="1" office:value-type="float">
            <text:p>1</text:p>
          </table:table-cell>
          <table:table-cell table:style-name="ce49" table:number-columns-repeated="4"/>
          <table:table-cell ns41:value-type="float" table:style-name="ce13" office:value="1" office:value-type="float">
            <text:p>1</text:p>
          </table:table-cell>
          <table:table-cell table:style-name="ce13"/>
          <table:table-cell table:style-name="ce140" table:number-columns-repeated="7"/>
          <table:table-cell table:style-name="ce82"/>
          <table:table-cell table:style-name="ce140" table:number-columns-repeated="22"/>
          <table:table-cell ns41:value-type="float" table:style-name="ce140" office:value="1" office:value-type="float">
            <text:p>1</text:p>
          </table:table-cell>
          <table:table-cell table:style-name="ce140"/>
          <table:table-cell ns41:value-type="float" table:style-name="ce140" office:value="1" office:value-type="float">
            <text:p>1</text:p>
          </table:table-cell>
          <table:table-cell table:style-name="ce140" table:number-columns-repeated="2"/>
          <table:table-cell ns41:value-type="float" table:style-name="ce140" office:value="1" office:value-type="float">
            <text:p>1</text:p>
          </table:table-cell>
          <table:table-cell table:style-name="ce140" table:number-columns-repeated="29"/>
          <table:table-cell table:style-name="ce82"/>
          <table:table-cell table:style-name="ce140" table:number-columns-repeated="7"/>
          <table:table-cell ns41:value-type="float" table:style-name="ce13" office:value="2" office:value-type="float">
            <text:p>2</text:p>
          </table:table-cell>
          <table:table-cell ns41:value-type="float" table:style-name="ce13" office:value="1" office:value-type="float">
            <text:p>1</text:p>
          </table:table-cell>
          <table:table-cell ns41:value-type="float" table:style-name="ce13" office:value="4" office:value-type="float">
            <text:p>4</text:p>
          </table:table-cell>
          <table:table-cell table:style-name="ce13"/>
          <table:table-cell table:style-name="ce140" table:number-columns-repeated="25"/>
          <table:table-cell ns41:value-type="float" table:style-name="ce140" office:value="1" office:value-type="float">
            <text:p>1</text:p>
          </table:table-cell>
          <table:table-cell table:style-name="ce140" table:number-columns-repeated="23"/>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67" office:value-type="float">
            <text:p>67</text:p>
          </table:table-cell>
          <table:table-cell ns41:value-type="float" table:style-name="ce21" office:value="1822" office:value-type="float">
            <text:p>1822</text:p>
          </table:table-cell>
          <table:table-cell table:style-name="Default"/>
          <table:table-cell table:style-name="ce36"/>
          <table:table-cell table:style-name="ce49" table:number-columns-repeated="48"/>
          <table:table-cell ns41:value-type="float" table:style-name="ce49" office:value="1" office:value-type="float">
            <text:p>1</text:p>
          </table:table-cell>
          <table:table-cell table:style-name="ce49" table:number-columns-repeated="7"/>
          <table:table-cell ns41:value-type="float" table:style-name="ce13" office:value="1" office:value-type="float">
            <text:p>1</text:p>
          </table:table-cell>
          <table:table-cell table:style-name="ce13"/>
          <table:table-cell table:style-name="ce140" table:number-columns-repeated="5"/>
          <table:table-cell table:style-name="ce82"/>
          <table:table-cell table:style-name="ce140" table:number-columns-repeated="57"/>
          <table:table-cell table:style-name="ce82"/>
          <table:table-cell table:style-name="ce140" table:number-columns-repeated="7"/>
          <table:table-cell ns41:value-type="float" table:style-name="ce13" office:value="2" office:value-type="float">
            <text:p>2</text:p>
          </table:table-cell>
          <table:table-cell ns41:value-type="float" table:style-name="ce13" office:value="1" office:value-type="float">
            <text:p>1</text:p>
          </table:table-cell>
          <table:table-cell ns41:value-type="float" table:style-name="ce13" office:value="2" office:value-type="float">
            <text:p>2</text:p>
          </table:table-cell>
          <table:table-cell table:style-name="ce13"/>
          <table:table-cell table:style-name="ce140" table:number-columns-repeated="49"/>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68" office:value-type="float">
            <text:p>68</text:p>
          </table:table-cell>
          <table:table-cell ns41:value-type="float" table:style-name="ce21" office:value="1821" office:value-type="float">
            <text:p>1821</text:p>
          </table:table-cell>
          <table:table-cell table:style-name="Default"/>
          <table:table-cell table:style-name="ce36"/>
          <table:table-cell table:style-name="ce49" table:number-columns-repeated="49"/>
          <table:table-cell ns41:value-type="float" table:style-name="ce49" office:value="1" office:value-type="float">
            <text:p>1</text:p>
          </table:table-cell>
          <table:table-cell table:style-name="ce49" table:number-columns-repeated="13"/>
          <table:table-cell table:style-name="ce82"/>
          <table:table-cell table:style-name="ce140"/>
          <table:table-cell ns41:value-type="float" table:style-name="ce140" office:value="1" office:value-type="float">
            <text:p>1</text:p>
          </table:table-cell>
          <table:table-cell table:style-name="ce140" table:number-columns-repeated="4"/>
          <table:table-cell ns41:value-type="float" table:style-name="ce140" office:value="1" office:value-type="float">
            <text:p>1</text:p>
          </table:table-cell>
          <table:table-cell table:style-name="ce140" table:number-columns-repeated="17"/>
          <table:table-cell ns41:value-type="float" table:style-name="ce140" office:value="2" office:value-type="float">
            <text:p>2</text:p>
          </table:table-cell>
          <table:table-cell table:style-name="ce140" table:number-columns-repeated="32"/>
          <table:table-cell table:style-name="ce82"/>
          <table:table-cell table:style-name="ce140" table:number-columns-repeated="7"/>
          <table:table-cell ns41:value-type="float" table:style-name="ce13" office:value="2" office:value-type="float">
            <text:p>2</text:p>
          </table:table-cell>
          <table:table-cell ns41:value-type="float" office:value="1" table:style-name="ce13" table:number-columns-repeated="2" office:value-type="float">
            <text:p>1</text:p>
          </table:table-cell>
          <table:table-cell table:style-name="ce13"/>
          <table:table-cell table:style-name="ce140" table:number-columns-repeated="40"/>
          <table:table-cell ns41:value-type="float" table:style-name="ce140" office:value="1" office:value-type="float">
            <text:p>1</text:p>
          </table:table-cell>
          <table:table-cell table:style-name="ce140" table:number-columns-repeated="8"/>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69" office:value-type="float">
            <text:p>69</text:p>
          </table:table-cell>
          <table:table-cell ns41:value-type="float" table:style-name="ce21" office:value="1820" office:value-type="float">
            <text:p>1820</text:p>
          </table:table-cell>
          <table:table-cell table:style-name="Default"/>
          <table:table-cell table:style-name="ce36"/>
          <table:table-cell table:style-name="ce49" table:number-columns-repeated="56"/>
          <table:table-cell ns41:value-type="float" table:style-name="ce13" office:value="1" office:value-type="float">
            <text:p>1</text:p>
          </table:table-cell>
          <table:table-cell table:style-name="ce13"/>
          <table:table-cell table:style-name="ce140" table:number-columns-repeated="5"/>
          <table:table-cell table:style-name="ce82"/>
          <table:table-cell ns41:value-type="float" table:style-name="ce140" office:value="1" office:value-type="float">
            <text:p>1</text:p>
          </table:table-cell>
          <table:table-cell table:style-name="ce140" table:number-columns-repeated="42"/>
          <table:table-cell ns41:value-type="float" table:style-name="ce140" office:value="1" office:value-type="float">
            <text:p>1</text:p>
          </table:table-cell>
          <table:table-cell table:style-name="ce140" table:number-columns-repeated="13"/>
          <table:table-cell table:style-name="ce82"/>
          <table:table-cell table:style-name="ce140" table:number-columns-repeated="7"/>
          <table:table-cell ns41:value-type="float" office:value="1" table:style-name="ce13" table:number-columns-repeated="2" office:value-type="float">
            <text:p>1</text:p>
          </table:table-cell>
          <table:table-cell ns41:value-type="float" table:style-name="ce13" office:value="2" office:value-type="float">
            <text:p>2</text:p>
          </table:table-cell>
          <table:table-cell ns41:value-type="float" table:style-name="ce13" office:value="1" office:value-type="float">
            <text:p>1</text:p>
          </table:table-cell>
          <table:table-cell table:style-name="ce140" table:number-columns-repeated="3"/>
          <table:table-cell ns41:value-type="float" table:style-name="ce140" office:value="1" office:value-type="float">
            <text:p>1</text:p>
          </table:table-cell>
          <table:table-cell table:style-name="ce140" table:number-columns-repeated="45"/>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70" office:value-type="float">
            <text:p>70</text:p>
          </table:table-cell>
          <table:table-cell ns41:value-type="float" table:style-name="ce21" office:value="1819" office:value-type="float">
            <text:p>1819</text:p>
          </table:table-cell>
          <table:table-cell table:style-name="Default"/>
          <table:table-cell table:style-name="ce36"/>
          <table:table-cell table:style-name="ce49" table:number-columns-repeated="37"/>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table:style-name="ce49" table:number-columns-repeated="11"/>
          <table:table-cell ns41:value-type="float" table:style-name="ce140" office:value="1" office:value-type="float">
            <text:p>1</text:p>
          </table:table-cell>
          <table:table-cell table:style-name="ce140"/>
          <table:table-cell ns41:value-type="float" table:style-name="ce13" office:value="1" office:value-type="float">
            <text:p>1</text:p>
          </table:table-cell>
          <table:table-cell table:style-name="ce13"/>
          <table:table-cell table:style-name="ce140" table:number-columns-repeated="5"/>
          <table:table-cell table:style-name="ce82"/>
          <table:table-cell table:style-name="ce140" table:number-columns-repeated="22"/>
          <table:table-cell ns41:value-type="float" table:style-name="ce140" office:value="1" office:value-type="float">
            <text:p>1</text:p>
          </table:table-cell>
          <table:table-cell table:style-name="ce140" table:number-columns-repeated="34"/>
          <table:table-cell table:style-name="ce82"/>
          <table:table-cell table:style-name="ce140" table:number-columns-repeated="9"/>
          <table:table-cell ns41:value-type="float" table:style-name="ce13" office:value="2" office:value-type="float">
            <text:p>2</text:p>
          </table:table-cell>
          <table:table-cell table:style-name="ce13"/>
          <table:table-cell table:style-name="ce140" table:number-columns-repeated="49"/>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71" office:value-type="float">
            <text:p>71</text:p>
          </table:table-cell>
          <table:table-cell ns41:value-type="float" table:style-name="ce21" office:value="1818" office:value-type="float">
            <text:p>1818</text:p>
          </table:table-cell>
          <table:table-cell table:style-name="Default"/>
          <table:table-cell table:style-name="ce36"/>
          <table:table-cell table:style-name="ce49" table:number-columns-repeated="54"/>
          <table:table-cell ns41:value-type="float" table:style-name="ce140" office:value="3" office:value-type="float">
            <text:p>3</text:p>
          </table:table-cell>
          <table:table-cell ns41:value-type="float" table:style-name="ce140" office:value="1" office:value-type="float">
            <text:p>1</text:p>
          </table:table-cell>
          <table:table-cell ns41:value-type="float" table:style-name="ce13" office:value="1" office:value-type="float">
            <text:p>1</text:p>
          </table:table-cell>
          <table:table-cell table:style-name="ce13"/>
          <table:table-cell table:style-name="ce140" table:number-columns-repeated="5"/>
          <table:table-cell table:style-name="ce82"/>
          <table:table-cell table:style-name="ce140" table:number-columns-repeated="57"/>
          <table:table-cell table:style-name="ce82"/>
          <table:table-cell table:style-name="ce140" table:number-columns-repeated="7"/>
          <table:table-cell ns41:value-type="float" table:style-name="ce13" office:value="1" office:value-type="float">
            <text:p>1</text:p>
          </table:table-cell>
          <table:table-cell table:style-name="ce13"/>
          <table:table-cell ns41:value-type="float" table:style-name="ce13" office:value="5" office:value-type="float">
            <text:p>5</text:p>
          </table:table-cell>
          <table:table-cell ns41:value-type="float" table:style-name="ce13" office:value="2" office:value-type="float">
            <text:p>2</text:p>
          </table:table-cell>
          <table:table-cell table:style-name="ce140" table:number-columns-repeated="49"/>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72" office:value-type="float">
            <text:p>72</text:p>
          </table:table-cell>
          <table:table-cell ns41:value-type="float" table:style-name="ce21" office:value="1817" office:value-type="float">
            <text:p>1817</text:p>
          </table:table-cell>
          <table:table-cell table:style-name="Default"/>
          <table:table-cell table:style-name="ce36"/>
          <table:table-cell table:style-name="ce49" table:number-columns-repeated="2"/>
          <table:table-cell ns41:value-type="float" table:style-name="ce49" office:value="1" office:value-type="float">
            <text:p>1</text:p>
          </table:table-cell>
          <table:table-cell table:style-name="ce49" table:number-columns-repeated="32"/>
          <table:table-cell ns41:value-type="float" table:style-name="ce49" office:value="1" office:value-type="float">
            <text:p>1</text:p>
          </table:table-cell>
          <table:table-cell table:style-name="ce49" table:number-columns-repeated="13"/>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140" office:value="1" office:value-type="float">
            <text:p>1</text:p>
          </table:table-cell>
          <table:table-cell table:style-name="ce140" table:number-columns-repeated="8"/>
          <table:table-cell table:style-name="ce82"/>
          <table:table-cell table:style-name="ce140" table:number-columns-repeated="4"/>
          <table:table-cell ns41:value-type="float" table:style-name="ce140" office:value="1" office:value-type="float">
            <text:p>1</text:p>
          </table:table-cell>
          <table:table-cell table:style-name="ce140" table:number-columns-repeated="17"/>
          <table:table-cell ns41:value-type="float" table:style-name="ce140" office:value="1" office:value-type="float">
            <text:p>1</text:p>
          </table:table-cell>
          <table:table-cell table:style-name="ce140"/>
          <table:table-cell ns41:value-type="float" table:style-name="ce140" office:value="1" office:value-type="float">
            <text:p>1</text:p>
          </table:table-cell>
          <table:table-cell table:style-name="ce140" table:number-columns-repeated="27"/>
          <table:table-cell ns41:value-type="float" table:style-name="ce140" office:value="1" office:value-type="float">
            <text:p>1</text:p>
          </table:table-cell>
          <table:table-cell table:style-name="ce140" table:number-columns-repeated="4"/>
          <table:table-cell table:style-name="ce82"/>
          <table:table-cell table:style-name="ce140" table:number-columns-repeated="9"/>
          <table:table-cell ns41:value-type="float" table:style-name="ce13" office:value="1" office:value-type="float">
            <text:p>1</text:p>
          </table:table-cell>
          <table:table-cell table:style-name="ce13"/>
          <table:table-cell table:style-name="ce140" table:number-columns-repeated="4"/>
          <table:table-cell ns41:value-type="float" table:style-name="ce140" office:value="1" office:value-type="float">
            <text:p>1</text:p>
          </table:table-cell>
          <table:table-cell table:style-name="ce140" table:number-columns-repeated="7"/>
          <table:table-cell ns41:value-type="float" table:style-name="ce140" office:value="1" office:value-type="float">
            <text:p>1</text:p>
          </table:table-cell>
          <table:table-cell table:style-name="ce140" table:number-columns-repeated="16"/>
          <table:table-cell ns41:value-type="float" table:style-name="ce140" office:value="1" office:value-type="float">
            <text:p>1</text:p>
          </table:table-cell>
          <table:table-cell table:style-name="ce140" table:number-columns-repeated="19"/>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73" office:value-type="float">
            <text:p>73</text:p>
          </table:table-cell>
          <table:table-cell ns41:value-type="float" table:style-name="ce21" office:value="1816" office:value-type="float">
            <text:p>1816</text:p>
          </table:table-cell>
          <table:table-cell table:style-name="Default"/>
          <table:table-cell table:style-name="ce36"/>
          <table:table-cell table:style-name="ce49" table:number-columns-repeated="56"/>
          <table:table-cell ns41:value-type="float" table:style-name="ce13" office:value="1" office:value-type="float">
            <text:p>1</text:p>
          </table:table-cell>
          <table:table-cell table:style-name="ce13"/>
          <table:table-cell table:style-name="ce140" table:number-columns-repeated="5"/>
          <table:table-cell table:style-name="ce82"/>
          <table:table-cell table:style-name="ce140" table:number-columns-repeated="24"/>
          <table:table-cell ns41:value-type="float" table:style-name="ce140" office:value="2" office:value-type="float">
            <text:p>2</text:p>
          </table:table-cell>
          <table:table-cell table:style-name="ce140" table:number-columns-repeated="14"/>
          <table:table-cell ns41:value-type="float" table:style-name="ce140" office:value="1" office:value-type="float">
            <text:p>1</text:p>
          </table:table-cell>
          <table:table-cell table:style-name="ce140" table:number-columns-repeated="17"/>
          <table:table-cell table:style-name="ce82"/>
          <table:table-cell table:style-name="ce140" table:number-columns-repeated="7"/>
          <table:table-cell ns41:value-type="float" table:style-name="ce13" office:value="2" office:value-type="float">
            <text:p>2</text:p>
          </table:table-cell>
          <table:table-cell table:style-name="ce13"/>
          <table:table-cell ns41:value-type="float" table:style-name="ce13" office:value="2" office:value-type="float">
            <text:p>2</text:p>
          </table:table-cell>
          <table:table-cell table:style-name="ce13"/>
          <table:table-cell table:style-name="ce140" table:number-columns-repeated="43"/>
          <table:table-cell ns41:value-type="float" table:style-name="ce140" office:value="1" office:value-type="float">
            <text:p>1</text:p>
          </table:table-cell>
          <table:table-cell table:style-name="ce140" table:number-columns-repeated="5"/>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74" office:value-type="float">
            <text:p>74</text:p>
          </table:table-cell>
          <table:table-cell ns41:value-type="float" table:style-name="ce21" office:value="1815" office:value-type="float">
            <text:p>1815</text:p>
          </table:table-cell>
          <table:table-cell table:style-name="Default"/>
          <table:table-cell table:style-name="ce36"/>
          <table:table-cell table:style-name="ce49" table:number-columns-repeated="9"/>
          <table:table-cell ns41:value-type="float" office:value="1" table:style-name="ce49" table:number-columns-repeated="2" office:value-type="float">
            <text:p>1</text:p>
          </table:table-cell>
          <table:table-cell table:style-name="ce49" table:number-columns-repeated="18"/>
          <table:table-cell ns41:value-type="float" table:style-name="ce49" office:value="1" office:value-type="float">
            <text:p>1</text:p>
          </table:table-cell>
          <table:table-cell table:style-name="ce49" table:number-columns-repeated="26"/>
          <table:table-cell ns41:value-type="float" table:style-name="ce13" office:value="2" office:value-type="float">
            <text:p>2</text:p>
          </table:table-cell>
          <table:table-cell table:style-name="ce13"/>
          <table:table-cell table:style-name="ce140" table:number-columns-repeated="5"/>
          <table:table-cell table:style-name="ce82"/>
          <table:table-cell table:style-name="ce140" table:number-columns-repeated="56"/>
          <table:table-cell ns41:value-type="float" table:style-name="ce140" office:value="1" office:value-type="float">
            <text:p>1</text:p>
          </table:table-cell>
          <table:table-cell table:style-name="ce82"/>
          <table:table-cell table:style-name="ce140" table:number-columns-repeated="9"/>
          <table:table-cell ns41:value-type="float" table:style-name="ce13" office:value="2" office:value-type="float">
            <text:p>2</text:p>
          </table:table-cell>
          <table:table-cell table:style-name="ce13"/>
          <table:table-cell table:style-name="ce140" table:number-columns-repeated="49"/>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75" office:value-type="float">
            <text:p>75</text:p>
          </table:table-cell>
          <table:table-cell ns41:value-type="float" table:style-name="ce21" office:value="1814" office:value-type="float">
            <text:p>1814</text:p>
          </table:table-cell>
          <table:table-cell table:style-name="Default"/>
          <table:table-cell table:style-name="ce36"/>
          <table:table-cell table:style-name="ce49" table:number-columns-repeated="14"/>
          <table:table-cell ns41:value-type="float" table:style-name="ce49" office:value="1" office:value-type="float">
            <text:p>1</text:p>
          </table:table-cell>
          <table:table-cell table:style-name="ce49" table:number-columns-repeated="18"/>
          <table:table-cell ns41:value-type="float" table:style-name="ce49" office:value="1" office:value-type="float">
            <text:p>1</text:p>
          </table:table-cell>
          <table:table-cell table:style-name="ce49" table:number-columns-repeated="29"/>
          <table:table-cell table:style-name="ce82"/>
          <table:table-cell table:style-name="ce140" table:number-columns-repeated="30"/>
          <table:table-cell ns41:value-type="float" table:style-name="ce140" office:value="1" office:value-type="float">
            <text:p>1</text:p>
          </table:table-cell>
          <table:table-cell table:style-name="ce140" table:number-columns-repeated="13"/>
          <table:table-cell ns41:value-type="float" table:style-name="ce140" office:value="1" office:value-type="float">
            <text:p>1</text:p>
          </table:table-cell>
          <table:table-cell table:style-name="ce140" table:number-columns-repeated="12"/>
          <table:table-cell table:style-name="ce82"/>
          <table:table-cell table:style-name="ce140" table:number-columns-repeated="7"/>
          <table:table-cell ns41:value-type="float" table:style-name="ce140" office:value="1" office:value-type="float">
            <text:p>1</text:p>
          </table:table-cell>
          <table:table-cell table:style-name="ce140"/>
          <table:table-cell ns41:value-type="float" table:style-name="ce13" office:value="1" office:value-type="float">
            <text:p>1</text:p>
          </table:table-cell>
          <table:table-cell table:style-name="ce13"/>
          <table:table-cell table:style-name="ce140" table:number-columns-repeated="10"/>
          <table:table-cell ns41:value-type="float" table:style-name="ce140" office:value="1" office:value-type="float">
            <text:p>1</text:p>
          </table:table-cell>
          <table:table-cell table:style-name="ce140" table:number-columns-repeated="38"/>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76" office:value-type="float">
            <text:p>76</text:p>
          </table:table-cell>
          <table:table-cell ns41:value-type="float" table:style-name="ce21" office:value="1813" office:value-type="float">
            <text:p>1813</text:p>
          </table:table-cell>
          <table:table-cell table:style-name="Default"/>
          <table:table-cell table:style-name="ce36"/>
          <table:table-cell table:style-name="ce49" table:number-columns-repeated="33"/>
          <table:table-cell ns41:value-type="float" table:style-name="ce49" office:value="1" office:value-type="float">
            <text:p>1</text:p>
          </table:table-cell>
          <table:table-cell table:style-name="ce49" table:number-columns-repeated="9"/>
          <table:table-cell ns41:value-type="float" table:style-name="ce49" office:value="1" office:value-type="float">
            <text:p>1</text:p>
          </table:table-cell>
          <table:table-cell table:style-name="ce49" table:number-columns-repeated="19"/>
          <table:table-cell table:style-name="ce82"/>
          <table:table-cell table:style-name="ce140" table:number-columns-repeated="44"/>
          <table:table-cell ns41:value-type="float" table:style-name="ce140" office:value="1" office:value-type="float">
            <text:p>1</text:p>
          </table:table-cell>
          <table:table-cell table:style-name="ce140" table:number-columns-repeated="12"/>
          <table:table-cell table:style-name="ce82"/>
          <table:table-cell table:style-name="ce140" table:number-columns-repeated="9"/>
          <table:table-cell ns41:value-type="float" table:style-name="ce13" office:value="4" office:value-type="float">
            <text:p>4</text:p>
          </table:table-cell>
          <table:table-cell table:style-name="ce13"/>
          <table:table-cell table:style-name="ce140" table:number-columns-repeated="12"/>
          <table:table-cell ns41:value-type="float" office:value="1" table:style-name="ce140" table:number-columns-repeated="2" office:value-type="float">
            <text:p>1</text:p>
          </table:table-cell>
          <table:table-cell table:style-name="ce140" table:number-columns-repeated="7"/>
          <table:table-cell ns41:value-type="float" table:style-name="ce140" office:value="1" office:value-type="float">
            <text:p>1</text:p>
          </table:table-cell>
          <table:table-cell table:style-name="ce140" table:number-columns-repeated="27"/>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77" office:value-type="float">
            <text:p>77</text:p>
          </table:table-cell>
          <table:table-cell ns41:value-type="float" table:style-name="ce21" office:value="1812" office:value-type="float">
            <text:p>1812</text:p>
          </table:table-cell>
          <table:table-cell table:style-name="Default"/>
          <table:table-cell table:style-name="ce36"/>
          <table:table-cell table:style-name="ce49" table:number-columns-repeated="56"/>
          <table:table-cell ns41:value-type="float" table:style-name="ce140" office:value="2" office:value-type="float">
            <text:p>2</text:p>
          </table:table-cell>
          <table:table-cell table:style-name="ce140" table:number-columns-repeated="6"/>
          <table:table-cell table:style-name="ce82"/>
          <table:table-cell table:style-name="ce140" table:number-columns-repeated="57"/>
          <table:table-cell table:style-name="ce82"/>
          <table:table-cell table:style-name="ce140" table:number-columns-repeated="46"/>
          <table:table-cell ns41:value-type="float" table:style-name="ce140" office:value="1" office:value-type="float">
            <text:p>1</text:p>
          </table:table-cell>
          <table:table-cell table:style-name="ce140" table:number-columns-repeated="13"/>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78" office:value-type="float">
            <text:p>78</text:p>
          </table:table-cell>
          <table:table-cell ns41:value-type="float" table:style-name="ce21" office:value="1811" office:value-type="float">
            <text:p>1811</text:p>
          </table:table-cell>
          <table:table-cell table:style-name="Default"/>
          <table:table-cell table:style-name="ce36"/>
          <table:table-cell ns41:value-type="float" table:style-name="ce49" office:value="1" office:value-type="float">
            <text:p>1</text:p>
          </table:table-cell>
          <table:table-cell table:style-name="ce49" table:number-columns-repeated="53"/>
          <table:table-cell ns41:value-type="float" table:style-name="ce140" office:value="3" office:value-type="float">
            <text:p>3</text:p>
          </table:table-cell>
          <table:table-cell table:style-name="ce140"/>
          <table:table-cell ns41:value-type="float" table:style-name="ce13" office:value="1" office:value-type="float">
            <text:p>1</text:p>
          </table:table-cell>
          <table:table-cell table:style-name="ce13"/>
          <table:table-cell table:style-name="ce140" table:number-columns-repeated="5"/>
          <table:table-cell table:style-name="ce82"/>
          <table:table-cell table:style-name="ce140" table:number-columns-repeated="16"/>
          <table:table-cell ns41:value-type="float" table:style-name="ce140" office:value="1" office:value-type="float">
            <text:p>1</text:p>
          </table:table-cell>
          <table:table-cell table:style-name="ce140" table:number-columns-repeated="15"/>
          <table:table-cell ns41:value-type="float" table:style-name="ce140" office:value="1" office:value-type="float">
            <text:p>1</text:p>
          </table:table-cell>
          <table:table-cell table:style-name="ce140" table:number-columns-repeated="24"/>
          <table:table-cell table:style-name="ce82"/>
          <table:table-cell table:style-name="ce140" table:number-columns-repeated="11"/>
          <table:table-cell ns41:value-type="float" table:style-name="ce140" office:value="1" office:value-type="float">
            <text:p>1</text:p>
          </table:table-cell>
          <table:table-cell table:style-name="ce140" table:number-columns-repeated="28"/>
          <table:table-cell ns41:value-type="float" table:style-name="ce140" office:value="1" office:value-type="float">
            <text:p>1</text:p>
          </table:table-cell>
          <table:table-cell table:style-name="ce140" table:number-columns-repeated="19"/>
          <table:table-cell table:style-name="ce82"/>
          <table:table-cell table:style-name="ce140" table:number-columns-repeated="2"/>
          <table:table-cell ns41:value-type="float" table:style-name="ce140" office:value="1" office:value-type="float">
            <text:p>1</text:p>
          </table:table-cell>
          <table:table-cell table:style-name="ce140" table:number-columns-repeated="2"/>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79" office:value-type="float">
            <text:p>79</text:p>
          </table:table-cell>
          <table:table-cell ns41:value-type="float" table:style-name="ce21" office:value="1810" office:value-type="float">
            <text:p>1810</text:p>
          </table:table-cell>
          <table:table-cell table:style-name="Default"/>
          <table:table-cell table:style-name="ce36"/>
          <table:table-cell table:style-name="ce49" table:number-columns-repeated="54"/>
          <table:table-cell ns41:value-type="float" table:style-name="ce140" office:value="1" office:value-type="float">
            <text:p>1</text:p>
          </table:table-cell>
          <table:table-cell table:style-name="ce140" table:number-columns-repeated="8"/>
          <table:table-cell table:style-name="ce82"/>
          <table:table-cell table:style-name="ce140" table:number-columns-repeated="11"/>
          <table:table-cell ns41:value-type="float" table:style-name="ce140" office:value="1" office:value-type="float">
            <text:p>1</text:p>
          </table:table-cell>
          <table:table-cell table:style-name="ce140" table:number-columns-repeated="12"/>
          <table:table-cell ns41:value-type="float" table:style-name="ce140" office:value="1" office:value-type="float">
            <text:p>1</text:p>
          </table:table-cell>
          <table:table-cell table:style-name="ce140" table:number-columns-repeated="31"/>
          <table:table-cell ns41:value-type="float" table:style-name="ce140" office:value="1" office:value-type="float">
            <text:p>1</text:p>
          </table:table-cell>
          <table:table-cell table:style-name="ce82"/>
          <table:table-cell table:style-name="ce140" table:number-columns-repeated="7"/>
          <table:table-cell ns41:value-type="float" table:style-name="ce140" office:value="2" office:value-type="float">
            <text:p>2</text:p>
          </table:table-cell>
          <table:table-cell ns41:value-type="float" table:style-name="ce140" office:value="1" office:value-type="float">
            <text:p>1</text:p>
          </table:table-cell>
          <table:table-cell table:style-name="ce140" table:number-columns-repeated="48"/>
          <table:table-cell ns41:value-type="float" table:style-name="ce140" office:value="1" office:value-type="float">
            <text:p>1</text:p>
          </table:table-cell>
          <table:table-cell table:style-name="ce140" table:number-columns-repeated="2"/>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80" office:value-type="float">
            <text:p>80</text:p>
          </table:table-cell>
          <table:table-cell ns41:value-type="float" table:style-name="ce21" office:value="1809" office:value-type="float">
            <text:p>1809</text:p>
          </table:table-cell>
          <table:table-cell table:style-name="Default"/>
          <table:table-cell table:style-name="ce36"/>
          <table:table-cell table:style-name="ce49" table:number-columns-repeated="33"/>
          <table:table-cell ns41:value-type="float" table:style-name="ce49" office:value="1" office:value-type="float">
            <text:p>1</text:p>
          </table:table-cell>
          <table:table-cell table:style-name="ce49" table:number-columns-repeated="17"/>
          <table:table-cell ns41:value-type="float" table:style-name="ce49" office:value="1" office:value-type="float">
            <text:p>1</text:p>
          </table:table-cell>
          <table:table-cell table:style-name="ce49" table:number-columns-repeated="4"/>
          <table:table-cell ns41:value-type="float" table:style-name="ce140" office:value="1" office:value-type="float">
            <text:p>1</text:p>
          </table:table-cell>
          <table:table-cell table:style-name="ce140" table:number-columns-repeated="6"/>
          <table:table-cell table:style-name="ce82"/>
          <table:table-cell table:style-name="ce140" table:number-columns-repeated="57"/>
          <table:table-cell table:style-name="ce82"/>
          <table:table-cell table:style-name="ce140" table:number-columns-repeated="7"/>
          <table:table-cell ns41:value-type="float" table:style-name="ce140" office:value="1" office:value-type="float">
            <text:p>1</text:p>
          </table:table-cell>
          <table:table-cell table:style-name="ce140" table:number-columns-repeated="9"/>
          <table:table-cell ns41:value-type="float" table:style-name="ce140" office:value="2" office:value-type="float">
            <text:p>2</text:p>
          </table:table-cell>
          <table:table-cell table:style-name="ce140" table:number-columns-repeated="18"/>
          <table:table-cell ns41:value-type="float" table:style-name="ce140" office:value="1" office:value-type="float">
            <text:p>1</text:p>
          </table:table-cell>
          <table:table-cell table:style-name="ce140" table:number-columns-repeated="22"/>
          <table:table-cell ns41:value-type="float" table:style-name="ce140" office:value="1" office:value-type="float">
            <text:p>1</text:p>
          </table:table-cell>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81" office:value-type="float">
            <text:p>81</text:p>
          </table:table-cell>
          <table:table-cell ns41:value-type="float" table:style-name="ce21" office:value="1808" office:value-type="float">
            <text:p>1808</text:p>
          </table:table-cell>
          <table:table-cell table:style-name="Default"/>
          <table:table-cell table:style-name="ce36"/>
          <table:table-cell table:style-name="ce49" table:number-columns-repeated="48"/>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140" table:number-columns-repeated="3"/>
          <table:table-cell ns41:value-type="float" table:style-name="ce13" office:value="2" office:value-type="float">
            <text:p>2</text:p>
          </table:table-cell>
          <table:table-cell table:style-name="ce13"/>
          <table:table-cell table:style-name="ce140" table:number-columns-repeated="5"/>
          <table:table-cell table:style-name="ce82"/>
          <table:table-cell table:style-name="ce140" table:number-columns-repeated="22"/>
          <table:table-cell ns41:value-type="float" table:style-name="ce140" office:value="1" office:value-type="float">
            <text:p>1</text:p>
          </table:table-cell>
          <table:table-cell table:style-name="ce140" table:number-columns-repeated="34"/>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82" office:value-type="float">
            <text:p>82</text:p>
          </table:table-cell>
          <table:table-cell ns41:value-type="float" table:style-name="ce21" office:value="1807" office:value-type="float">
            <text:p>1807</text:p>
          </table:table-cell>
          <table:table-cell table:style-name="Default"/>
          <table:table-cell table:style-name="ce36"/>
          <table:table-cell table:style-name="ce49" table:number-columns-repeated="35"/>
          <table:table-cell ns41:value-type="float" table:style-name="ce49" office:value="1" office:value-type="float">
            <text:p>1</text:p>
          </table:table-cell>
          <table:table-cell table:style-name="ce49" table:number-columns-repeated="20"/>
          <table:table-cell ns41:value-type="float" table:style-name="ce13" office:value="1" office:value-type="float">
            <text:p>1</text:p>
          </table:table-cell>
          <table:table-cell table:style-name="ce13"/>
          <table:table-cell table:style-name="ce140" table:number-columns-repeated="5"/>
          <table:table-cell table:style-name="ce82"/>
          <table:table-cell table:style-name="ce140" table:number-columns-repeated="12"/>
          <table:table-cell ns41:value-type="float" table:style-name="ce140" office:value="1" office:value-type="float">
            <text:p>1</text:p>
          </table:table-cell>
          <table:table-cell table:style-name="ce140" table:number-columns-repeated="44"/>
          <table:table-cell table:style-name="ce82"/>
          <table:table-cell table:style-name="ce140" table:number-columns-repeated="9"/>
          <table:table-cell ns41:value-type="float" table:style-name="ce140" office:value="1" office:value-type="float">
            <text:p>1</text:p>
          </table:table-cell>
          <table:table-cell table:style-name="ce140" table:number-columns-repeated="35"/>
          <table:table-cell ns41:value-type="float" table:style-name="ce140" office:value="1" office:value-type="float">
            <text:p>1</text:p>
          </table:table-cell>
          <table:table-cell table:style-name="ce140" table:number-columns-repeated="14"/>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83" office:value-type="float">
            <text:p>83</text:p>
          </table:table-cell>
          <table:table-cell ns41:value-type="float" table:style-name="ce21" office:value="1806" office:value-type="float">
            <text:p>1806</text:p>
          </table:table-cell>
          <table:table-cell table:style-name="Default"/>
          <table:table-cell table:style-name="ce36"/>
          <table:table-cell table:style-name="ce49" table:number-columns-repeated="33"/>
          <table:table-cell ns41:value-type="float" table:style-name="ce49" office:value="1" office:value-type="float">
            <text:p>1</text:p>
          </table:table-cell>
          <table:table-cell table:style-name="ce49" table:number-columns-repeated="22"/>
          <table:table-cell ns41:value-type="float" table:style-name="ce13" office:value="2" office:value-type="float">
            <text:p>2</text:p>
          </table:table-cell>
          <table:table-cell table:style-name="ce13"/>
          <table:table-cell table:style-name="ce140" table:number-columns-repeated="5"/>
          <table:table-cell table:style-name="ce82"/>
          <table:table-cell table:style-name="ce140" table:number-columns-repeated="13"/>
          <table:table-cell ns41:value-type="float" table:style-name="ce140" office:value="1" office:value-type="float">
            <text:p>1</text:p>
          </table:table-cell>
          <table:table-cell table:style-name="ce140" table:number-columns-repeated="43"/>
          <table:table-cell table:style-name="ce82"/>
          <table:table-cell table:style-name="ce140" table:number-columns-repeated="7"/>
          <table:table-cell ns41:value-type="float" table:style-name="ce140" office:value="1" office:value-type="float">
            <text:p>1</text:p>
          </table:table-cell>
          <table:table-cell table:style-name="ce140"/>
          <table:table-cell ns41:value-type="float" table:style-name="ce140" office:value="2" office:value-type="float">
            <text:p>2</text:p>
          </table:table-cell>
          <table:table-cell ns41:value-type="float" table:style-name="ce140" office:value="1" office:value-type="float">
            <text:p>1</text:p>
          </table:table-cell>
          <table:table-cell table:style-name="ce140" table:number-columns-repeated="12"/>
          <table:table-cell ns41:value-type="float" table:style-name="ce140" office:value="1" office:value-type="float">
            <text:p>1</text:p>
          </table:table-cell>
          <table:table-cell table:style-name="ce140" table:number-columns-repeated="12"/>
          <table:table-cell ns41:value-type="float" table:style-name="ce140" office:value="1" office:value-type="float">
            <text:p>1</text:p>
          </table:table-cell>
          <table:table-cell table:style-name="ce140" table:number-columns-repeated="23"/>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84" office:value-type="float">
            <text:p>84</text:p>
          </table:table-cell>
          <table:table-cell ns41:value-type="float" table:style-name="ce21" office:value="1805" office:value-type="float">
            <text:p>1805</text:p>
          </table:table-cell>
          <table:table-cell table:style-name="Default"/>
          <table:table-cell table:style-name="ce36"/>
          <table:table-cell table:style-name="ce49" table:number-columns-repeated="29"/>
          <table:table-cell ns41:value-type="float" table:style-name="ce49" office:value="1" office:value-type="float">
            <text:p>1</text:p>
          </table:table-cell>
          <table:table-cell table:style-name="ce49" table:number-columns-repeated="5"/>
          <table:table-cell ns41:value-type="float" table:style-name="ce49" office:value="1" office:value-type="float">
            <text:p>1</text:p>
          </table:table-cell>
          <table:table-cell table:style-name="ce49" table:number-columns-repeated="12"/>
          <table:table-cell ns41:value-type="float" office:value="1" table:style-name="ce49" table:number-columns-repeated="2" office:value-type="float">
            <text:p>1</text:p>
          </table:table-cell>
          <table:table-cell table:style-name="ce49" table:number-columns-repeated="6"/>
          <table:table-cell ns41:value-type="float" table:style-name="ce13" office:value="1" office:value-type="float">
            <text:p>1</text:p>
          </table:table-cell>
          <table:table-cell table:style-name="ce13"/>
          <table:table-cell table:style-name="ce140" table:number-columns-repeated="5"/>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85" office:value-type="float">
            <text:p>85</text:p>
          </table:table-cell>
          <table:table-cell ns41:value-type="float" table:style-name="ce21" office:value="1804" office:value-type="float">
            <text:p>1804</text:p>
          </table:table-cell>
          <table:table-cell table:style-name="Default"/>
          <table:table-cell table:style-name="ce36"/>
          <table:table-cell table:style-name="ce49" table:number-columns-repeated="18"/>
          <table:table-cell ns41:value-type="float" table:style-name="ce49" office:value="1" office:value-type="float">
            <text:p>1</text:p>
          </table:table-cell>
          <table:table-cell table:style-name="ce49" table:number-columns-repeated="30"/>
          <table:table-cell ns41:value-type="float" table:style-name="ce49" office:value="1" office:value-type="float">
            <text:p>1</text:p>
          </table:table-cell>
          <table:table-cell table:style-name="ce49" table:number-columns-repeated="4"/>
          <table:table-cell ns41:value-type="float" table:style-name="ce140" office:value="1" office:value-type="float">
            <text:p>1</text:p>
          </table:table-cell>
          <table:table-cell table:style-name="ce140" table:number-columns-repeated="8"/>
          <table:table-cell table:style-name="ce82"/>
          <table:table-cell table:style-name="ce140" table:number-columns-repeated="57"/>
          <table:table-cell table:style-name="ce82"/>
          <table:table-cell table:style-name="ce140" table:number-columns-repeated="36"/>
          <table:table-cell ns41:value-type="float" table:style-name="ce140" office:value="1" office:value-type="float">
            <text:p>1</text:p>
          </table:table-cell>
          <table:table-cell table:style-name="ce140" table:number-columns-repeated="23"/>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86" office:value-type="float">
            <text:p>86</text:p>
          </table:table-cell>
          <table:table-cell ns41:value-type="float" table:style-name="ce21" office:value="1803" office:value-type="float">
            <text:p>1803</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7"/>
          <table:table-cell ns41:value-type="float" table:style-name="ce140" office:value="1" office:value-type="float">
            <text:p>1</text:p>
          </table:table-cell>
          <table:table-cell table:style-name="ce140" table:number-columns-repeated="52"/>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87" office:value-type="float">
            <text:p>87</text:p>
          </table:table-cell>
          <table:table-cell ns41:value-type="float" table:style-name="ce21" office:value="1802" office:value-type="float">
            <text:p>1802</text:p>
          </table:table-cell>
          <table:table-cell table:style-name="Default"/>
          <table:table-cell table:style-name="ce36"/>
          <table:table-cell table:style-name="ce49" table:number-columns-repeated="56"/>
          <table:table-cell ns41:value-type="float" table:style-name="ce13" office:value="1" office:value-type="float">
            <text:p>1</text:p>
          </table:table-cell>
          <table:table-cell table:style-name="ce13"/>
          <table:table-cell table:style-name="ce140" table:number-columns-repeated="5"/>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88" office:value-type="float">
            <text:p>88</text:p>
          </table:table-cell>
          <table:table-cell ns41:value-type="float" table:style-name="ce21" office:value="1801" office:value-type="float">
            <text:p>1801</text:p>
          </table:table-cell>
          <table:table-cell table:style-name="Default"/>
          <table:table-cell table:style-name="ce36"/>
          <table:table-cell table:style-name="ce49" table:number-columns-repeated="35"/>
          <table:table-cell ns41:value-type="float" table:style-name="ce49" office:value="1" office:value-type="float">
            <text:p>1</text:p>
          </table:table-cell>
          <table:table-cell table:style-name="ce49" table:number-columns-repeated="27"/>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89" office:value-type="float">
            <text:p>89</text:p>
          </table:table-cell>
          <table:table-cell ns41:value-type="float" table:style-name="ce21" office:value="1800" office:value-type="float">
            <text:p>1800</text:p>
          </table:table-cell>
          <table:table-cell table:style-name="Default"/>
          <table:table-cell table:style-name="ce36"/>
          <table:table-cell table:style-name="ce49" table:number-columns-repeated="27"/>
          <table:table-cell ns41:value-type="float" table:style-name="ce49" office:value="1" office:value-type="float">
            <text:p>1</text:p>
          </table:table-cell>
          <table:table-cell table:style-name="ce49" table:number-columns-repeated="28"/>
          <table:table-cell ns41:value-type="float" table:style-name="ce140" office:value="1" office:value-type="float">
            <text:p>1</text:p>
          </table:table-cell>
          <table:table-cell table:style-name="ce140" table:number-columns-repeated="6"/>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90" office:value-type="float">
            <text:p>90</text:p>
          </table:table-cell>
          <table:table-cell ns41:value-type="float" table:style-name="ce21" office:value="1799" office:value-type="float">
            <text:p>1799</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91" office:value-type="float">
            <text:p>91</text:p>
          </table:table-cell>
          <table:table-cell ns41:value-type="float" table:style-name="ce21" office:value="1798" office:value-type="float">
            <text:p>1798</text:p>
          </table:table-cell>
          <table:table-cell table:style-name="Default"/>
          <table:table-cell table:style-name="ce36"/>
          <table:table-cell table:style-name="ce49" table:number-columns-repeated="63"/>
          <table:table-cell table:style-name="ce82"/>
          <table:table-cell ns41:value-type="float" table:style-name="ce140" office:value="1" office:value-type="float">
            <text:p>1</text:p>
          </table:table-cell>
          <table:table-cell table:style-name="ce140" table:number-columns-repeated="56"/>
          <table:table-cell table:style-name="ce82"/>
          <table:table-cell table:style-name="ce140" table:number-columns-repeated="9"/>
          <table:table-cell ns41:value-type="float" table:style-name="ce140" office:value="1" office:value-type="float">
            <text:p>1</text:p>
          </table:table-cell>
          <table:table-cell table:style-name="ce140" table:number-columns-repeated="5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92" office:value-type="float">
            <text:p>92</text:p>
          </table:table-cell>
          <table:table-cell ns41:value-type="float" table:style-name="ce21" office:value="1797" office:value-type="float">
            <text:p>1797</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9"/>
          <table:table-cell ns41:value-type="float" table:style-name="ce140" office:value="1" office:value-type="float">
            <text:p>1</text:p>
          </table:table-cell>
          <table:table-cell table:style-name="ce140" table:number-columns-repeated="5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93" office:value-type="float">
            <text:p>93</text:p>
          </table:table-cell>
          <table:table-cell ns41:value-type="float" table:style-name="ce21" office:value="1976" office:value-type="float">
            <text:p>1976</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94" office:value-type="float">
            <text:p>94</text:p>
          </table:table-cell>
          <table:table-cell ns41:value-type="float" table:style-name="ce21" office:value="1975" office:value-type="float">
            <text:p>1975</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95" office:value-type="float">
            <text:p>95</text:p>
          </table:table-cell>
          <table:table-cell ns41:value-type="float" table:style-name="ce21" office:value="1974" office:value-type="float">
            <text:p>1974</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96" office:value-type="float">
            <text:p>96</text:p>
          </table:table-cell>
          <table:table-cell ns41:value-type="float" table:style-name="ce21" office:value="1973" office:value-type="float">
            <text:p>1973</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97" office:value-type="float">
            <text:p>97</text:p>
          </table:table-cell>
          <table:table-cell ns41:value-type="float" table:style-name="ce21" office:value="1972" office:value-type="float">
            <text:p>1972</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98" office:value-type="float">
            <text:p>98</text:p>
          </table:table-cell>
          <table:table-cell ns41:value-type="float" table:style-name="ce21" office:value="1971" office:value-type="float">
            <text:p>1971</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99" office:value-type="float">
            <text:p>99</text:p>
          </table:table-cell>
          <table:table-cell ns41:value-type="float" table:style-name="ce21" office:value="1970" office:value-type="float">
            <text:p>1970</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100" office:value-type="float">
            <text:p>100</text:p>
          </table:table-cell>
          <table:table-cell ns41:value-type="float" table:style-name="ce21" office:value="1969" office:value-type="float">
            <text:p>1969</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101" office:value-type="float">
            <text:p>101</text:p>
          </table:table-cell>
          <table:table-cell ns41:value-type="float" table:style-name="ce21" office:value="1968" office:value-type="float">
            <text:p>1968</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ce7" office:value="102" office:value-type="float">
            <text:p>102</text:p>
          </table:table-cell>
          <table:table-cell ns41:value-type="float" table:style-name="ce21" office:value="1967" office:value-type="float">
            <text:p>1967</text:p>
          </table:table-cell>
          <table:table-cell table:style-name="Default"/>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string" table:number-rows-spanned="1" table:style-name="ce8" table:number-columns-spanned="2" office:value-type="string">
            <text:p>Onbekend</text:p>
          </table:table-cell>
          <table:covered-table-cell table:style-name="ce22"/>
          <table:table-cell table:style-name="ce30"/>
          <table:table-cell table:style-name="ce36"/>
          <table:table-cell table:style-name="ce49" table:number-columns-repeated="63"/>
          <table:table-cell table:style-name="ce82"/>
          <table:table-cell table:style-name="ce140" table:number-columns-repeated="57"/>
          <table:table-cell table:style-name="ce82"/>
          <table:table-cell table:style-name="ce140" table:number-columns-repeated="60"/>
          <table:table-cell table:style-name="ce82"/>
          <table:table-cell table:style-name="ce140" table:number-columns-repeated="5"/>
          <table:table-cell table:style-name="ce14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6">
          <table:table-cell ns41:value-type="string" table:number-rows-spanned="1" table:style-name="ce9" table:number-columns-spanned="2" office:value-type="string">
            <text:p>Totaal</text:p>
          </table:table-cell>
          <table:covered-table-cell table:style-name="ce23"/>
          <table:table-cell table:style-name="ce30"/>
          <table:table-cell ns41:value-type="float" table:style-name="ce37" office:value="1" office:value-type="float">
            <text:p>1</text:p>
          </table:table-cell>
          <table:table-cell ns41:value-type="float" table:style-name="ce50" office:value="1" office:value-type="float">
            <text:p>1</text:p>
          </table:table-cell>
          <table:table-cell table:style-name="ce50"/>
          <table:table-cell ns41:value-type="float" office:value="1" table:style-name="ce50" table:number-columns-repeated="3" office:value-type="float">
            <text:p>1</text:p>
          </table:table-cell>
          <table:table-cell table:style-name="ce50"/>
          <table:table-cell ns41:value-type="float" table:style-name="ce50" office:value="1" office:value-type="float">
            <text:p>1</text:p>
          </table:table-cell>
          <table:table-cell table:style-name="ce50" table:number-columns-repeated="2"/>
          <table:table-cell ns41:value-type="float" office:value="1" table:style-name="ce50" table:number-columns-repeated="2" office:value-type="float">
            <text:p>1</text:p>
          </table:table-cell>
          <table:table-cell table:style-name="ce50"/>
          <table:table-cell ns41:value-type="float" table:style-name="ce50" office:value="2" office:value-type="float">
            <text:p>2</text:p>
          </table:table-cell>
          <table:table-cell table:style-name="ce50"/>
          <table:table-cell ns41:value-type="float" table:style-name="ce50" office:value="1" office:value-type="float">
            <text:p>1</text:p>
          </table:table-cell>
          <table:table-cell table:style-name="ce50"/>
          <table:table-cell ns41:value-type="float" table:style-name="ce50" office:value="1" office:value-type="float">
            <text:p>1</text:p>
          </table:table-cell>
          <table:table-cell table:style-name="ce50"/>
          <table:table-cell ns41:value-type="float" table:style-name="ce50" office:value="1" office:value-type="float">
            <text:p>1</text:p>
          </table:table-cell>
          <table:table-cell table:style-name="ce50" table:number-columns-repeated="2"/>
          <table:table-cell ns41:value-type="float" table:style-name="ce50" office:value="1" office:value-type="float">
            <text:p>1</text:p>
          </table:table-cell>
          <table:table-cell table:style-name="ce50"/>
          <table:table-cell ns41:value-type="float" table:style-name="ce50" office:value="2" office:value-type="float">
            <text:p>2</text:p>
          </table:table-cell>
          <table:table-cell table:style-name="ce50"/>
          <table:table-cell ns41:value-type="float" table:style-name="ce50" office:value="1" office:value-type="float">
            <text:p>1</text:p>
          </table:table-cell>
          <table:table-cell table:style-name="ce50"/>
          <table:table-cell ns41:value-type="float" table:style-name="ce50" office:value="4" office:value-type="float">
            <text:p>4</text:p>
          </table:table-cell>
          <table:table-cell ns41:value-type="float" table:style-name="ce50" office:value="1" office:value-type="float">
            <text:p>1</text:p>
          </table:table-cell>
          <table:table-cell ns41:value-type="float" table:style-name="ce50" office:value="2" office:value-type="float">
            <text:p>2</text:p>
          </table:table-cell>
          <table:table-cell table:style-name="ce50"/>
          <table:table-cell ns41:value-type="float" table:style-name="ce50" office:value="1" office:value-type="float">
            <text:p>1</text:p>
          </table:table-cell>
          <table:table-cell table:style-name="ce50"/>
          <table:table-cell ns41:value-type="float" table:style-name="ce50" office:value="9" office:value-type="float">
            <text:p>9</text:p>
          </table:table-cell>
          <table:table-cell ns41:value-type="float" table:style-name="ce50" office:value="2" office:value-type="float">
            <text:p>2</text:p>
          </table:table-cell>
          <table:table-cell ns41:value-type="float" table:style-name="ce50" office:value="9" office:value-type="float">
            <text:p>9</text:p>
          </table:table-cell>
          <table:table-cell ns41:value-type="float" table:style-name="ce50" office:value="3" office:value-type="float">
            <text:p>3</text:p>
          </table:table-cell>
          <table:table-cell ns41:value-type="float" table:style-name="ce50" office:value="7" office:value-type="float">
            <text:p>7</text:p>
          </table:table-cell>
          <table:table-cell ns41:value-type="float" office:value="1" table:style-name="ce50" table:number-columns-repeated="3" office:value-type="float">
            <text:p>1</text:p>
          </table:table-cell>
          <table:table-cell table:style-name="ce50"/>
          <table:table-cell ns41:value-type="float" table:style-name="ce50" office:value="1" office:value-type="float">
            <text:p>1</text:p>
          </table:table-cell>
          <table:table-cell ns41:value-type="float" table:style-name="ce50" office:value="2" office:value-type="float">
            <text:p>2</text:p>
          </table:table-cell>
          <table:table-cell ns41:value-type="float" office:value="1" table:style-name="ce50" table:number-columns-repeated="3" office:value-type="float">
            <text:p>1</text:p>
          </table:table-cell>
          <table:table-cell table:style-name="ce50"/>
          <table:table-cell ns41:value-type="float" office:value="7" table:style-name="ce50" table:number-columns-repeated="2" office:value-type="float">
            <text:p>7</text:p>
          </table:table-cell>
          <table:table-cell table:style-name="ce50"/>
          <table:table-cell ns41:value-type="float" table:style-name="ce50" office:value="2" office:value-type="float">
            <text:p>2</text:p>
          </table:table-cell>
          <table:table-cell ns41:value-type="float" table:style-name="ce50" office:value="1" office:value-type="float">
            <text:p>1</text:p>
          </table:table-cell>
          <table:table-cell table:style-name="ce142"/>
          <table:table-cell ns41:value-type="float" table:style-name="ce142" office:value="42" office:value-type="float">
            <text:p>42</text:p>
          </table:table-cell>
          <table:table-cell ns41:value-type="float" table:style-name="ce142" office:value="11" office:value-type="float">
            <text:p>11</text:p>
          </table:table-cell>
          <table:table-cell ns41:value-type="float" table:style-name="ce142" office:value="39" office:value-type="float">
            <text:p>39</text:p>
          </table:table-cell>
          <table:table-cell ns41:value-type="float" table:style-name="ce142" office:value="2" office:value-type="float">
            <text:p>2</text:p>
          </table:table-cell>
          <table:table-cell ns41:value-type="float" table:style-name="ce142" office:value="1" office:value-type="float">
            <text:p>1</text:p>
          </table:table-cell>
          <table:table-cell table:style-name="ce142"/>
          <table:table-cell ns41:value-type="float" office:value="1" table:style-name="ce142" table:number-columns-repeated="3" office:value-type="float">
            <text:p>1</text:p>
          </table:table-cell>
          <table:table-cell table:style-name="ce142"/>
          <table:table-cell ns41:value-type="float" table:style-name="ce83" office:value="3" office:value-type="float">
            <text:p>3</text:p>
          </table:table-cell>
          <table:table-cell ns41:value-type="float" office:value="1" table:style-name="ce83" table:number-columns-repeated="3" office:value-type="float">
            <text:p>1</text:p>
          </table:table-cell>
          <table:table-cell ns41:value-type="float" table:style-name="ce83" office:value="2" office:value-type="float">
            <text:p>2</text:p>
          </table:table-cell>
          <table:table-cell table:style-name="ce83"/>
          <table:table-cell ns41:value-type="float" table:style-name="ce83" office:value="3" office:value-type="float">
            <text:p>3</text:p>
          </table:table-cell>
          <table:table-cell table:style-name="ce83"/>
          <table:table-cell ns41:value-type="float" office:value="1" table:style-name="ce83" table:number-columns-repeated="4" office:value-type="float">
            <text:p>1</text:p>
          </table:table-cell>
          <table:table-cell ns41:value-type="float" table:style-name="ce83" office:value="2" office:value-type="float">
            <text:p>2</text:p>
          </table:table-cell>
          <table:table-cell ns41:value-type="float" table:style-name="ce83" office:value="1" office:value-type="float">
            <text:p>1</text:p>
          </table:table-cell>
          <table:table-cell ns41:value-type="float" table:style-name="ce83" office:value="2" office:value-type="float">
            <text:p>2</text:p>
          </table:table-cell>
          <table:table-cell ns41:value-type="float" office:value="1" table:style-name="ce83" table:number-columns-repeated="2" office:value-type="float">
            <text:p>1</text:p>
          </table:table-cell>
          <table:table-cell table:style-name="ce83"/>
          <table:table-cell ns41:value-type="float" table:style-name="ce83" office:value="1" office:value-type="float">
            <text:p>1</text:p>
          </table:table-cell>
          <table:table-cell table:style-name="ce83"/>
          <table:table-cell ns41:value-type="float" table:style-name="ce83" office:value="1" office:value-type="float">
            <text:p>1</text:p>
          </table:table-cell>
          <table:table-cell table:style-name="ce83"/>
          <table:table-cell ns41:value-type="float" table:style-name="ce83" office:value="6" office:value-type="float">
            <text:p>6</text:p>
          </table:table-cell>
          <table:table-cell ns41:value-type="float" table:style-name="ce83" office:value="1" office:value-type="float">
            <text:p>1</text:p>
          </table:table-cell>
          <table:table-cell ns41:value-type="float" table:style-name="ce83" office:value="8" office:value-type="float">
            <text:p>8</text:p>
          </table:table-cell>
          <table:table-cell ns41:value-type="float" office:value="1" table:style-name="ce83" table:number-columns-repeated="3" office:value-type="float">
            <text:p>1</text:p>
          </table:table-cell>
          <table:table-cell table:style-name="ce83"/>
          <table:table-cell ns41:value-type="float" office:value="1" table:style-name="ce83" table:number-columns-repeated="2" office:value-type="float">
            <text:p>1</text:p>
          </table:table-cell>
          <table:table-cell table:style-name="ce83"/>
          <table:table-cell ns41:value-type="float" table:style-name="ce83" office:value="1" office:value-type="float">
            <text:p>1</text:p>
          </table:table-cell>
          <table:table-cell table:style-name="ce83" table:number-columns-repeated="2"/>
          <table:table-cell ns41:value-type="float" office:value="1" table:style-name="ce83" table:number-columns-repeated="2" office:value-type="float">
            <text:p>1</text:p>
          </table:table-cell>
          <table:table-cell table:style-name="ce83"/>
          <table:table-cell ns41:value-type="float" table:style-name="ce83" office:value="1" office:value-type="float">
            <text:p>1</text:p>
          </table:table-cell>
          <table:table-cell ns41:value-type="float" table:style-name="ce83" office:value="2" office:value-type="float">
            <text:p>2</text:p>
          </table:table-cell>
          <table:table-cell ns41:value-type="float" office:value="1" table:style-name="ce83" table:number-columns-repeated="2" office:value-type="float">
            <text:p>1</text:p>
          </table:table-cell>
          <table:table-cell table:style-name="ce83"/>
          <table:table-cell ns41:value-type="float" office:value="2" table:style-name="ce83" table:number-columns-repeated="2" office:value-type="float">
            <text:p>2</text:p>
          </table:table-cell>
          <table:table-cell ns41:value-type="float" table:style-name="ce83" office:value="1" office:value-type="float">
            <text:p>1</text:p>
          </table:table-cell>
          <table:table-cell table:style-name="ce83" table:number-columns-repeated="2"/>
          <table:table-cell ns41:value-type="float" table:style-name="ce83" office:value="1" office:value-type="float">
            <text:p>1</text:p>
          </table:table-cell>
          <table:table-cell table:style-name="ce83"/>
          <table:table-cell ns41:value-type="float" table:style-name="ce83" office:value="1" office:value-type="float">
            <text:p>1</text:p>
          </table:table-cell>
          <table:table-cell table:style-name="ce83"/>
          <table:table-cell ns41:value-type="float" table:style-name="ce83" office:value="2" office:value-type="float">
            <text:p>2</text:p>
          </table:table-cell>
          <table:table-cell ns41:value-type="float" table:style-name="ce83" office:value="1" office:value-type="float">
            <text:p>1</text:p>
          </table:table-cell>
          <table:table-cell table:style-name="ce83"/>
          <table:table-cell ns41:value-type="float" table:style-name="ce83" office:value="1" office:value-type="float">
            <text:p>1</text:p>
          </table:table-cell>
          <table:table-cell ns41:value-type="float" table:style-name="ce83" office:value="2" office:value-type="float">
            <text:p>2</text:p>
          </table:table-cell>
          <table:table-cell table:style-name="ce142"/>
          <table:table-cell ns41:value-type="float" office:value="1" table:style-name="ce83" table:number-columns-repeated="3" office:value-type="float">
            <text:p>1</text:p>
          </table:table-cell>
          <table:table-cell ns41:value-type="float" table:style-name="ce83" office:value="3" office:value-type="float">
            <text:p>3</text:p>
          </table:table-cell>
          <table:table-cell table:style-name="ce83"/>
          <table:table-cell ns41:value-type="float" table:style-name="ce83" office:value="2" office:value-type="float">
            <text:p>2</text:p>
          </table:table-cell>
          <table:table-cell ns41:value-type="float" table:style-name="ce83" office:value="1" office:value-type="float">
            <text:p>1</text:p>
          </table:table-cell>
          <table:table-cell ns41:value-type="float" table:style-name="ce83" office:value="58" office:value-type="float">
            <text:p>58</text:p>
          </table:table-cell>
          <table:table-cell ns41:value-type="float" table:style-name="ce83" office:value="32" office:value-type="float">
            <text:p>32</text:p>
          </table:table-cell>
          <table:table-cell ns41:value-type="float" table:style-name="ce83" office:value="77" office:value-type="float">
            <text:p>77</text:p>
          </table:table-cell>
          <table:table-cell ns41:value-type="float" table:style-name="ce83" office:value="25" office:value-type="float">
            <text:p>25</text:p>
          </table:table-cell>
          <table:table-cell ns41:value-type="float" table:style-name="ce83" office:value="3" office:value-type="float">
            <text:p>3</text:p>
          </table:table-cell>
          <table:table-cell table:style-name="ce83" table:number-columns-repeated="2"/>
          <table:table-cell ns41:value-type="float" table:style-name="ce83" office:value="1" office:value-type="float">
            <text:p>1</text:p>
          </table:table-cell>
          <table:table-cell ns41:value-type="float" table:style-name="ce83" office:value="6" office:value-type="float">
            <text:p>6</text:p>
          </table:table-cell>
          <table:table-cell ns41:value-type="float" table:style-name="ce83" office:value="2" office:value-type="float">
            <text:p>2</text:p>
          </table:table-cell>
          <table:table-cell ns41:value-type="float" table:style-name="ce83" office:value="4" office:value-type="float">
            <text:p>4</text:p>
          </table:table-cell>
          <table:table-cell ns41:value-type="float" table:style-name="ce83" office:value="2" office:value-type="float">
            <text:p>2</text:p>
          </table:table-cell>
          <table:table-cell ns41:value-type="float" table:style-name="ce83" office:value="1" office:value-type="float">
            <text:p>1</text:p>
          </table:table-cell>
          <table:table-cell ns41:value-type="float" table:style-name="ce83" office:value="3" office:value-type="float">
            <text:p>3</text:p>
          </table:table-cell>
          <table:table-cell ns41:value-type="float" table:style-name="ce83" office:value="1" office:value-type="float">
            <text:p>1</text:p>
          </table:table-cell>
          <table:table-cell table:style-name="ce83"/>
          <table:table-cell ns41:value-type="float" table:style-name="ce83" office:value="3" office:value-type="float">
            <text:p>3</text:p>
          </table:table-cell>
          <table:table-cell ns41:value-type="float" office:value="1" table:style-name="ce83" table:number-columns-repeated="2" office:value-type="float">
            <text:p>1</text:p>
          </table:table-cell>
          <table:table-cell table:style-name="ce83"/>
          <table:table-cell ns41:value-type="float" table:style-name="ce83" office:value="1" office:value-type="float">
            <text:p>1</text:p>
          </table:table-cell>
          <table:table-cell table:style-name="ce83" table:number-columns-repeated="2"/>
          <table:table-cell ns41:value-type="float" table:style-name="ce83" office:value="1" office:value-type="float">
            <text:p>1</text:p>
          </table:table-cell>
          <table:table-cell table:style-name="ce83"/>
          <table:table-cell ns41:value-type="float" table:style-name="ce83" office:value="1" office:value-type="float">
            <text:p>1</text:p>
          </table:table-cell>
          <table:table-cell table:style-name="ce83"/>
          <table:table-cell ns41:value-type="float" table:style-name="ce83" office:value="1" office:value-type="float">
            <text:p>1</text:p>
          </table:table-cell>
          <table:table-cell table:style-name="ce83"/>
          <table:table-cell ns41:value-type="float" table:style-name="ce83" office:value="4" office:value-type="float">
            <text:p>4</text:p>
          </table:table-cell>
          <table:table-cell table:style-name="ce83"/>
          <table:table-cell ns41:value-type="float" table:style-name="ce83" office:value="1" office:value-type="float">
            <text:p>1</text:p>
          </table:table-cell>
          <table:table-cell table:style-name="ce83"/>
          <table:table-cell ns41:value-type="float" table:style-name="ce83" office:value="2" office:value-type="float">
            <text:p>2</text:p>
          </table:table-cell>
          <table:table-cell table:style-name="ce83"/>
          <table:table-cell ns41:value-type="float" office:value="1" table:style-name="ce83" table:number-columns-repeated="2" office:value-type="float">
            <text:p>1</text:p>
          </table:table-cell>
          <table:table-cell table:style-name="ce83"/>
          <table:table-cell ns41:value-type="float" office:value="1" table:style-name="ce83" table:number-columns-repeated="3" office:value-type="float">
            <text:p>1</text:p>
          </table:table-cell>
          <table:table-cell table:style-name="ce83"/>
          <table:table-cell ns41:value-type="float" table:style-name="ce83" office:value="1" office:value-type="float">
            <text:p>1</text:p>
          </table:table-cell>
          <table:table-cell table:style-name="ce83"/>
          <table:table-cell ns41:value-type="float" table:style-name="ce83" office:value="1" office:value-type="float">
            <text:p>1</text:p>
          </table:table-cell>
          <table:table-cell ns41:value-type="float" table:style-name="ce83" office:value="2" office:value-type="float">
            <text:p>2</text:p>
          </table:table-cell>
          <table:table-cell table:style-name="ce83"/>
          <table:table-cell ns41:value-type="float" table:style-name="ce83" office:value="1" office:value-type="float">
            <text:p>1</text:p>
          </table:table-cell>
          <table:table-cell table:style-name="ce83" table:number-columns-repeated="2"/>
          <table:table-cell ns41:value-type="float" table:style-name="ce83" office:value="1" office:value-type="float">
            <text:p>1</text:p>
          </table:table-cell>
          <table:table-cell table:style-name="ce83"/>
          <table:table-cell ns41:value-type="float" table:style-name="ce83" office:value="1" office:value-type="float">
            <text:p>1</text:p>
          </table:table-cell>
          <table:table-cell ns41:value-type="float" table:style-name="ce142" office:value="1" office:value-type="float">
            <text:p>1</text:p>
          </table:table-cell>
          <table:table-cell table:style-name="ce83" table:number-columns-repeated="2"/>
          <table:table-cell ns41:value-type="float" office:value="1" table:style-name="ce83" table:number-columns-repeated="3" office:value-type="float">
            <text:p>1</text:p>
          </table:table-cell>
          <table:table-cell table:style-name="ce94"/>
          <table:table-cell ns41:value-type="string" table:style-name="ce107" office:value-type="string">
            <text:p>VT_1889</text:p>
          </table:table-cell>
          <table:table-cell ns41:value-type="string" table:style-name="ce111" office:value-type="string">
            <text:p>09_H6</text:p>
          </table:table-cell>
          <table:table-cell ns41:value-type="string" table:style-name="ce111" office:value-type="string">
            <text:p>688, 689, 692, 693, 696, 697, 698</text:p>
          </table:table-cell>
          <table:table-cell ns41:value-type="string" table:style-name="ce121" office:value-type="string">
            <text:p>270440, 270442, 270444, 270445</text:p>
          </table:table-cell>
          <table:table-cell table:number-columns-repeated="827"/>
        </table:table-row>
        <table:table-row table:style-name="ro5">
          <table:table-cell ns41:value-type="string" table:style-name="ce10" office:value-type="string">
            <text:p>CBS nummer</text:p>
          </table:table-cell>
          <table:table-cell table:style-name="ce24"/>
          <table:table-cell table:style-name="Default"/>
          <table:table-cell table:number-rows-spanned="1" office:value-type="float" office:value="480" table:style-name="ce38" table:number-columns-spanned="2" ns41:value-type="float">
            <text:p>480</text:p>
          </table:table-cell>
          <table:covered-table-cell table:style-name="ce51"/>
          <table:table-cell table:number-rows-spanned="1" office:value-type="float" office:value="583" table:style-name="ce58" table:number-columns-spanned="2" ns41:value-type="float">
            <text:p>583</text:p>
          </table:table-cell>
          <table:covered-table-cell table:style-name="ce51"/>
          <table:table-cell table:number-rows-spanned="1" office:value-type="float" office:value="482" table:style-name="ce65" table:number-columns-spanned="3" ns41:value-type="float">
            <text:p>482</text:p>
          </table:table-cell>
          <table:covered-table-cell table:style-name="ce70"/>
          <table:covered-table-cell table:style-name="ce51"/>
          <table:table-cell table:number-rows-spanned="1" office:value-type="float" office:value="483" table:style-name="ce58" table:number-columns-spanned="2" ns41:value-type="float">
            <text:p>483</text:p>
          </table:table-cell>
          <table:covered-table-cell table:style-name="ce51"/>
          <table:table-cell table:number-rows-spanned="1" office:value-type="float" office:value="1008" table:style-name="ce58" table:number-columns-spanned="2" ns41:value-type="float">
            <text:p>1008</text:p>
          </table:table-cell>
          <table:covered-table-cell table:style-name="ce51"/>
          <table:table-cell table:number-rows-spanned="1" office:value-type="float" office:value="485" table:style-name="ce58" table:number-columns-spanned="2" ns41:value-type="float">
            <text:p>485</text:p>
          </table:table-cell>
          <table:covered-table-cell table:style-name="ce51"/>
          <table:table-cell table:number-rows-spanned="1" office:value-type="float" office:value="584" table:style-name="ce58" table:number-columns-spanned="2" ns41:value-type="float">
            <text:p>584</text:p>
          </table:table-cell>
          <table:covered-table-cell table:style-name="ce51"/>
          <table:table-cell table:number-rows-spanned="1" office:value-type="float" office:value="491" table:style-name="ce58" table:number-columns-spanned="2" ns41:value-type="float">
            <text:p>491</text:p>
          </table:table-cell>
          <table:covered-table-cell table:style-name="ce51"/>
          <table:table-cell table:number-rows-spanned="1" office:value-type="float" office:value="495" table:style-name="ce58" table:number-columns-spanned="2" ns41:value-type="float">
            <text:p>495</text:p>
          </table:table-cell>
          <table:covered-table-cell table:style-name="ce51"/>
          <table:table-cell table:number-rows-spanned="1" office:value-type="float" office:value="496" table:style-name="ce58" table:number-columns-spanned="2" ns41:value-type="float">
            <text:p>496</text:p>
          </table:table-cell>
          <table:covered-table-cell table:style-name="ce51"/>
          <table:table-cell table:number-rows-spanned="1" office:value-type="float" office:value="497" table:style-name="ce58" table:number-columns-spanned="2" ns41:value-type="float">
            <text:p>497</text:p>
          </table:table-cell>
          <table:covered-table-cell table:style-name="ce51"/>
          <table:table-cell table:number-rows-spanned="1" office:value-type="float" office:value="499" table:style-name="ce58" table:number-columns-spanned="2" ns41:value-type="float">
            <text:p>499</text:p>
          </table:table-cell>
          <table:covered-table-cell table:style-name="ce51"/>
          <table:table-cell table:number-rows-spanned="1" office:value-type="float" office:value="500" table:style-name="ce58" table:number-columns-spanned="2" ns41:value-type="float">
            <text:p>500</text:p>
          </table:table-cell>
          <table:covered-table-cell table:style-name="ce51"/>
          <table:table-cell table:number-rows-spanned="1" office:value-type="float" office:value="501" table:style-name="ce58" table:number-columns-spanned="3" ns41:value-type="float">
            <text:p>501</text:p>
          </table:table-cell>
          <table:covered-table-cell table:style-name="ce70"/>
          <table:covered-table-cell table:style-name="ce51"/>
          <table:table-cell table:number-rows-spanned="1" office:value-type="float" office:value="502" table:style-name="ce65" table:number-columns-spanned="2" ns41:value-type="float">
            <text:p>502</text:p>
          </table:table-cell>
          <table:covered-table-cell table:style-name="ce51"/>
          <table:table-cell table:number-rows-spanned="1" office:value-type="float" office:value="1037" table:style-name="ce58" table:number-columns-spanned="2" ns41:value-type="float">
            <text:p>1037</text:p>
          </table:table-cell>
          <table:covered-table-cell table:style-name="ce51"/>
          <table:table-cell table:number-rows-spanned="1" office:value-type="float" office:value="503" table:style-name="ce58" table:number-columns-spanned="4" ns41:value-type="float">
            <text:p>503</text:p>
          </table:table-cell>
          <table:covered-table-cell table:style-name="ce70" table:number-columns-repeated="2"/>
          <table:covered-table-cell table:style-name="ce51"/>
          <table:table-cell table:number-rows-spanned="1" office:value-type="float" office:value="505" table:style-name="ce65" table:number-columns-spanned="3" ns41:value-type="float">
            <text:p>505</text:p>
          </table:table-cell>
          <table:covered-table-cell table:style-name="ce70"/>
          <table:covered-table-cell table:style-name="ce51"/>
          <table:table-cell table:number-rows-spanned="1" office:value-type="float" office:value="507" table:style-name="ce58" table:number-columns-spanned="2" ns41:value-type="float">
            <text:p>507</text:p>
          </table:table-cell>
          <table:covered-table-cell table:style-name="ce51"/>
          <table:table-cell table:number-rows-spanned="1" office:value-type="float" office:value="1063" table:style-name="ce65" table:number-columns-spanned="3" ns41:value-type="float">
            <text:p>1063</text:p>
          </table:table-cell>
          <table:covered-table-cell table:style-name="ce70"/>
          <table:covered-table-cell table:style-name="ce51"/>
          <table:table-cell table:number-rows-spanned="1" office:value-type="float" office:value="512" table:style-name="ce65" table:number-columns-spanned="3" ns41:value-type="float">
            <text:p>512</text:p>
          </table:table-cell>
          <table:covered-table-cell table:style-name="ce70"/>
          <table:covered-table-cell table:style-name="ce51"/>
          <table:table-cell table:number-rows-spanned="1" office:value-type="float" office:value="513" table:style-name="ce58" table:number-columns-spanned="2" ns41:value-type="float">
            <text:p>513</text:p>
          </table:table-cell>
          <table:covered-table-cell table:style-name="ce51"/>
          <table:table-cell table:number-rows-spanned="1" office:value-type="float" office:value="514" table:style-name="ce58" table:number-columns-spanned="2" ns41:value-type="float">
            <text:p>514</text:p>
          </table:table-cell>
          <table:covered-table-cell table:style-name="ce51"/>
          <table:table-cell table:number-rows-spanned="1" office:value-type="float" office:value="515" table:style-name="ce58" table:number-columns-spanned="2" ns41:value-type="float">
            <text:p>515</text:p>
          </table:table-cell>
          <table:covered-table-cell table:style-name="ce51"/>
          <table:table-cell table:number-rows-spanned="1" office:value-type="float" office:value="518" table:style-name="ce58" table:number-columns-spanned="4" ns41:value-type="float">
            <text:p>518</text:p>
          </table:table-cell>
          <table:covered-table-cell table:style-name="ce70" table:number-columns-repeated="2"/>
          <table:covered-table-cell table:style-name="ce51"/>
          <table:table-cell table:number-rows-spanned="1" office:value-type="float" office:value="519" table:style-name="ce58" table:number-columns-spanned="2" ns41:value-type="float">
            <text:p>519</text:p>
          </table:table-cell>
          <table:covered-table-cell table:style-name="ce51"/>
          <table:table-cell table:number-rows-spanned="1" office:value-type="float" office:value="521" table:style-name="ce65" table:number-columns-spanned="3" ns41:value-type="float">
            <text:p>521</text:p>
          </table:table-cell>
          <table:covered-table-cell table:style-name="ce70"/>
          <table:covered-table-cell table:style-name="ce51"/>
          <table:table-cell table:number-rows-spanned="1" office:value-type="float" office:value="1070" table:style-name="ce58" table:number-columns-spanned="2" ns41:value-type="float">
            <text:p>1070</text:p>
          </table:table-cell>
          <table:covered-table-cell table:style-name="ce51"/>
          <table:table-cell table:number-rows-spanned="1" office:value-type="float" office:value="528" table:style-name="ce58" table:number-columns-spanned="2" ns41:value-type="float">
            <text:p>528</text:p>
          </table:table-cell>
          <table:covered-table-cell table:style-name="ce51"/>
          <table:table-cell table:number-rows-spanned="1" office:value-type="float" office:value="530" table:style-name="ce58" table:number-columns-spanned="2" ns41:value-type="float">
            <text:p>530</text:p>
          </table:table-cell>
          <table:covered-table-cell table:style-name="ce51"/>
          <table:table-cell table:number-rows-spanned="1" office:value-type="float" office:value="1082" table:style-name="ce58" table:number-columns-spanned="2" ns41:value-type="float">
            <text:p>1082</text:p>
          </table:table-cell>
          <table:covered-table-cell table:style-name="ce51"/>
          <table:table-cell table:number-rows-spanned="1" office:value-type="float" office:value="535" table:style-name="ce58" table:number-columns-spanned="2" ns41:value-type="float">
            <text:p>535</text:p>
          </table:table-cell>
          <table:covered-table-cell table:style-name="ce51"/>
          <table:table-cell table:number-rows-spanned="1" office:value-type="float" office:value="537" table:style-name="ce58" table:number-columns-spanned="2" ns41:value-type="float">
            <text:p>537</text:p>
          </table:table-cell>
          <table:covered-table-cell table:style-name="ce51"/>
          <table:table-cell table:number-rows-spanned="1" office:value-type="float" office:value="1096" table:style-name="ce58" table:number-columns-spanned="2" ns41:value-type="float">
            <text:p>1096</text:p>
          </table:table-cell>
          <table:covered-table-cell table:style-name="ce51"/>
          <table:table-cell table:number-rows-spanned="1" office:value-type="float" office:value="1099" table:style-name="ce65" table:number-columns-spanned="3" ns41:value-type="float">
            <text:p>1099</text:p>
          </table:table-cell>
          <table:covered-table-cell table:style-name="ce70"/>
          <table:covered-table-cell table:style-name="ce51"/>
          <table:table-cell table:number-rows-spanned="1" office:value-type="float" office:value="541" table:style-name="ce58" table:number-columns-spanned="2" ns41:value-type="float">
            <text:p>541</text:p>
          </table:table-cell>
          <table:covered-table-cell table:style-name="ce51"/>
          <table:table-cell table:number-rows-spanned="1" office:value-type="float" office:value="543" table:style-name="ce58" table:number-columns-spanned="2" ns41:value-type="float">
            <text:p>543</text:p>
          </table:table-cell>
          <table:covered-table-cell table:style-name="ce51"/>
          <table:table-cell table:number-rows-spanned="1" office:value-type="float" office:value="545" table:style-name="ce58" table:number-columns-spanned="2" ns41:value-type="float">
            <text:p>545</text:p>
          </table:table-cell>
          <table:covered-table-cell table:style-name="ce51"/>
          <table:table-cell table:number-rows-spanned="1" office:value-type="float" office:value="546" table:style-name="ce65" table:number-columns-spanned="3" ns41:value-type="float">
            <text:p>546</text:p>
          </table:table-cell>
          <table:covered-table-cell table:style-name="ce70"/>
          <table:covered-table-cell table:style-name="ce51"/>
          <table:table-cell table:number-rows-spanned="1" office:value-type="float" office:value="547" table:style-name="ce65" table:number-columns-spanned="3" ns41:value-type="float">
            <text:p>547</text:p>
          </table:table-cell>
          <table:covered-table-cell table:style-name="ce70"/>
          <table:covered-table-cell table:style-name="ce51"/>
          <table:table-cell table:number-rows-spanned="1" office:value-type="float" office:value="554" table:style-name="ce58" table:number-columns-spanned="2" ns41:value-type="float">
            <text:p>554</text:p>
          </table:table-cell>
          <table:covered-table-cell table:style-name="ce51"/>
          <table:table-cell table:number-rows-spanned="1" office:value-type="float" office:value="555" table:style-name="ce58" table:number-columns-spanned="2" ns41:value-type="float">
            <text:p>555</text:p>
          </table:table-cell>
          <table:covered-table-cell table:style-name="ce51"/>
          <table:table-cell table:number-rows-spanned="1" office:value-type="float" office:value="556" table:style-name="ce58" table:number-columns-spanned="2" ns41:value-type="float">
            <text:p>556</text:p>
          </table:table-cell>
          <table:covered-table-cell table:style-name="ce51"/>
          <table:table-cell table:number-rows-spanned="1" office:value-type="float" office:value="565" table:style-name="ce65" table:number-columns-spanned="3" ns41:value-type="float">
            <text:p>565</text:p>
          </table:table-cell>
          <table:covered-table-cell table:style-name="ce70"/>
          <table:covered-table-cell table:style-name="ce51"/>
          <table:table-cell table:number-rows-spanned="1" office:value-type="float" office:value="567" table:style-name="ce58" table:number-columns-spanned="2" ns41:value-type="float">
            <text:p>567</text:p>
          </table:table-cell>
          <table:covered-table-cell table:style-name="ce51"/>
          <table:table-cell table:number-rows-spanned="1" office:value-type="float" office:value="569" table:style-name="ce58" table:number-columns-spanned="2" ns41:value-type="float">
            <text:p>569</text:p>
          </table:table-cell>
          <table:covered-table-cell table:style-name="ce51"/>
          <table:table-cell table:number-rows-spanned="1" office:value-type="float" office:value="573" table:style-name="ce58" table:number-columns-spanned="2" ns41:value-type="float">
            <text:p>573</text:p>
          </table:table-cell>
          <table:covered-table-cell table:style-name="ce51"/>
          <table:table-cell table:number-rows-spanned="1" office:value-type="float" office:value="575" table:style-name="ce58" table:number-columns-spanned="2" ns41:value-type="float">
            <text:p>575</text:p>
          </table:table-cell>
          <table:covered-table-cell table:style-name="ce51"/>
          <table:table-cell table:number-rows-spanned="1" office:value-type="float" office:value="578" table:style-name="ce58" table:number-columns-spanned="2" ns41:value-type="float">
            <text:p>578</text:p>
          </table:table-cell>
          <table:covered-table-cell table:style-name="ce51"/>
          <table:table-cell table:number-rows-spanned="1" office:value-type="float" office:value="579" table:style-name="ce58" table:number-columns-spanned="2" ns41:value-type="float">
            <text:p>579</text:p>
          </table:table-cell>
          <table:covered-table-cell table:style-name="ce51"/>
          <table:table-cell table:number-rows-spanned="1" office:value-type="float" office:value="1133" table:style-name="ce58" table:number-columns-spanned="2" ns41:value-type="float">
            <text:p>1133</text:p>
          </table:table-cell>
          <table:covered-table-cell table:style-name="ce51"/>
          <table:table-cell table:number-rows-spanned="1" office:value-type="float" office:value="581" table:style-name="ce58" table:number-columns-spanned="2" ns41:value-type="float">
            <text:p>581</text:p>
          </table:table-cell>
          <table:covered-table-cell table:style-name="ce51"/>
          <table:table-cell table:number-rows-spanned="1" office:value-type="float" office:value="1142" table:style-name="ce58" table:number-columns-spanned="2" ns41:value-type="float">
            <text:p>1142</text:p>
          </table:table-cell>
          <table:covered-table-cell table:style-name="ce51"/>
          <table:table-cell table:number-rows-spanned="1" office:value-type="float" office:value="1149" table:style-name="ce58" table:number-columns-spanned="2" ns41:value-type="float">
            <text:p>1149</text:p>
          </table:table-cell>
          <table:covered-table-cell table:style-name="ce51"/>
          <table:table-cell table:number-rows-spanned="1" office:value-type="float" office:value="593" table:style-name="ce65" table:number-columns-spanned="3" ns41:value-type="float">
            <text:p>593</text:p>
          </table:table-cell>
          <table:covered-table-cell table:style-name="ce70"/>
          <table:covered-table-cell table:style-name="ce51"/>
          <table:table-cell table:number-rows-spanned="1" office:value-type="float" office:value="595" table:style-name="ce58" table:number-columns-spanned="2" ns41:value-type="float">
            <text:p>595</text:p>
          </table:table-cell>
          <table:covered-table-cell table:style-name="ce51"/>
          <table:table-cell table:number-rows-spanned="1" office:value-type="float" office:value="596" table:style-name="ce65" table:number-columns-spanned="3" ns41:value-type="float">
            <text:p>596</text:p>
          </table:table-cell>
          <table:covered-table-cell table:style-name="ce70"/>
          <table:covered-table-cell table:style-name="ce51"/>
          <table:table-cell table:number-rows-spanned="1" office:value-type="float" office:value="599" table:style-name="ce58" table:number-columns-spanned="4" ns41:value-type="float">
            <text:p>599</text:p>
          </table:table-cell>
          <table:covered-table-cell table:style-name="ce70" table:number-columns-repeated="2"/>
          <table:covered-table-cell table:style-name="ce51"/>
          <table:table-cell table:number-rows-spanned="1" office:value-type="float" office:value="603" table:style-name="ce58" table:number-columns-spanned="2" ns41:value-type="float">
            <text:p>603</text:p>
          </table:table-cell>
          <table:covered-table-cell table:style-name="ce51"/>
          <table:table-cell table:number-rows-spanned="1" office:value-type="float" office:value="604" table:style-name="ce58" table:number-columns-spanned="2" ns41:value-type="float">
            <text:p>604</text:p>
          </table:table-cell>
          <table:covered-table-cell table:style-name="ce51"/>
          <table:table-cell table:number-rows-spanned="1" office:value-type="float" office:value="606" table:style-name="ce65" table:number-columns-spanned="3" ns41:value-type="float">
            <text:p>606</text:p>
          </table:table-cell>
          <table:covered-table-cell table:style-name="ce70"/>
          <table:covered-table-cell table:style-name="ce51"/>
          <table:table-cell table:number-rows-spanned="1" office:value-type="float" office:value="608" table:style-name="ce58" table:number-columns-spanned="2" ns41:value-type="float">
            <text:p>608</text:p>
          </table:table-cell>
          <table:covered-table-cell table:style-name="ce51"/>
          <table:table-cell table:number-rows-spanned="1" office:value-type="float" office:value="610" table:style-name="ce58" table:number-columns-spanned="2" ns41:value-type="float">
            <text:p>610</text:p>
          </table:table-cell>
          <table:covered-table-cell table:style-name="ce51"/>
          <table:table-cell table:number-rows-spanned="1" office:value-type="float" office:value="1184" table:style-name="ce65" table:number-columns-spanned="3" ns41:value-type="float">
            <text:p>1184</text:p>
          </table:table-cell>
          <table:covered-table-cell table:style-name="ce70"/>
          <table:covered-table-cell table:style-name="ce51"/>
          <table:table-cell table:number-rows-spanned="1" office:value-type="float" office:value="612" table:style-name="ce58" table:number-columns-spanned="2" ns41:value-type="float">
            <text:p>612</text:p>
          </table:table-cell>
          <table:covered-table-cell table:style-name="ce51"/>
          <table:table-cell table:number-rows-spanned="1" office:value-type="float" office:value="1188" table:style-name="ce58" table:number-columns-spanned="2" ns41:value-type="float">
            <text:p>1188</text:p>
          </table:table-cell>
          <table:covered-table-cell table:style-name="ce51"/>
          <table:table-cell table:number-rows-spanned="1" office:value-type="float" office:value="615" table:style-name="ce58" table:number-columns-spanned="2" ns41:value-type="float">
            <text:p>615</text:p>
          </table:table-cell>
          <table:covered-table-cell table:style-name="ce51"/>
          <table:table-cell table:number-rows-spanned="1" office:value-type="float" office:value="1119" table:style-name="ce58" table:number-columns-spanned="2" ns41:value-type="float">
            <text:p>1119</text:p>
          </table:table-cell>
          <table:covered-table-cell table:style-name="ce51"/>
          <table:table-cell table:number-rows-spanned="1" office:value-type="float" office:value="1143" table:style-name="ce58" table:number-columns-spanned="2" ns41:value-type="float">
            <text:p>1143</text:p>
          </table:table-cell>
          <table:covered-table-cell table:style-name="ce51"/>
          <table:table-cell table:number-rows-spanned="1" office:value-type="float" office:value="622" table:style-name="ce58" table:number-columns-spanned="2" ns41:value-type="float">
            <text:p>622</text:p>
          </table:table-cell>
          <table:covered-table-cell table:style-name="ce51"/>
          <table:table-cell table:number-rows-spanned="1" office:value-type="float" office:value="623" table:style-name="ce58" table:number-columns-spanned="2" ns41:value-type="float">
            <text:p>623</text:p>
          </table:table-cell>
          <table:covered-table-cell table:style-name="ce51"/>
          <table:table-cell table:number-rows-spanned="1" office:value-type="float" office:value="626" table:style-name="ce58" table:number-columns-spanned="2" ns41:value-type="float">
            <text:p>626</text:p>
          </table:table-cell>
          <table:covered-table-cell table:style-name="ce51"/>
          <table:table-cell table:number-rows-spanned="1" office:value-type="float" office:value="1215" table:style-name="ce65" table:number-columns-spanned="3" ns41:value-type="float">
            <text:p>1215</text:p>
          </table:table-cell>
          <table:covered-table-cell table:style-name="ce70"/>
          <table:covered-table-cell table:style-name="ce51"/>
          <table:table-cell table:number-rows-spanned="1" office:value-type="float" office:value="627" table:style-name="ce58" table:number-columns-spanned="2" ns41:value-type="float">
            <text:p>627</text:p>
          </table:table-cell>
          <table:covered-table-cell table:style-name="ce51"/>
          <table:table-cell table:number-rows-spanned="1" office:value-type="float" office:value="630" table:style-name="ce58" table:number-columns-spanned="2" ns41:value-type="float">
            <text:p>630</text:p>
          </table:table-cell>
          <table:covered-table-cell table:style-name="ce51"/>
          <table:table-cell table:number-rows-spanned="1" office:value-type="float" office:value="631" table:style-name="ce58" table:number-columns-spanned="2" ns41:value-type="float">
            <text:p>631</text:p>
          </table:table-cell>
          <table:covered-table-cell table:style-name="ce51"/>
          <table:table-cell table:number-rows-spanned="1" office:value-type="float" office:value="632" table:style-name="ce58" table:number-columns-spanned="2" ns41:value-type="float">
            <text:p>632</text:p>
          </table:table-cell>
          <table:covered-table-cell table:style-name="ce51"/>
          <table:table-cell table:number-rows-spanned="1" office:value-type="float" office:value="633" table:style-name="ce58" table:number-columns-spanned="2" ns41:value-type="float">
            <text:p>633</text:p>
          </table:table-cell>
          <table:covered-table-cell table:style-name="ce51"/>
          <table:table-cell table:number-rows-spanned="1" office:value-type="float" office:value="1230" table:style-name="ce58" table:number-columns-spanned="2" ns41:value-type="float">
            <text:p>1230</text:p>
          </table:table-cell>
          <table:covered-table-cell table:style-name="ce51"/>
          <table:table-cell table:number-rows-spanned="1" office:value-type="float" office:value="1234" table:style-name="ce58" table:number-columns-spanned="2" ns41:value-type="float">
            <text:p>1234</text:p>
          </table:table-cell>
          <table:covered-table-cell table:style-name="ce51"/>
          <table:table-cell table:number-rows-spanned="1" office:value-type="float" office:value="636" table:style-name="ce58" table:number-columns-spanned="2" ns41:value-type="float">
            <text:p>636</text:p>
          </table:table-cell>
          <table:covered-table-cell table:style-name="ce51"/>
          <table:table-cell table:number-rows-spanned="1" office:value-type="float" office:value="638" table:style-name="ce58" table:number-columns-spanned="2" ns41:value-type="float">
            <text:p>638</text:p>
          </table:table-cell>
          <table:covered-table-cell table:style-name="ce51"/>
          <table:table-cell table:number-rows-spanned="1" office:value-type="float" office:value="1244" table:style-name="ce58" table:number-columns-spanned="2" ns41:value-type="float">
            <text:p>1244</text:p>
          </table:table-cell>
          <table:covered-table-cell table:style-name="ce51"/>
          <table:table-cell table:number-rows-spanned="1" office:value-type="float" office:value="642" table:style-name="ce85" table:number-columns-spanned="3" ns41:value-type="float">
            <text:p>642</text:p>
          </table:table-cell>
          <table:covered-table-cell table:style-name="ce70"/>
          <table:covered-table-cell table:style-name="ce95"/>
          <table:table-cell table:number-columns-repeated="831"/>
        </table:table-row>
        <table:table-row table:style-name="ro5">
          <table:table-cell ns41:value-type="string" table:style-name="ce11" office:value-type="string">
            <text:p>Amsterdamse code</text:p>
          </table:table-cell>
          <table:table-cell table:style-name="ce25"/>
          <table:table-cell table:style-name="Default"/>
          <table:table-cell table:number-rows-spanned="1" office:value-type="float" office:value="11104" table:style-name="ce39" table:number-columns-spanned="2" ns41:value-type="float">
            <text:p>11104</text:p>
          </table:table-cell>
          <table:covered-table-cell table:style-name="ce52"/>
          <table:table-cell table:number-rows-spanned="1" office:value-type="float" office:value="10826" table:style-name="ce59" table:number-columns-spanned="2" ns41:value-type="float">
            <text:p>10826</text:p>
          </table:table-cell>
          <table:covered-table-cell table:style-name="ce52"/>
          <table:table-cell table:number-rows-spanned="1" office:value-type="float" office:value="11327" table:style-name="ce66" table:number-columns-spanned="3" ns41:value-type="float">
            <text:p>11327</text:p>
          </table:table-cell>
          <table:covered-table-cell table:style-name="ce71"/>
          <table:covered-table-cell table:style-name="ce52"/>
          <table:table-cell table:number-rows-spanned="1" office:value-type="float" office:value="10349" table:style-name="ce59" table:number-columns-spanned="2" ns41:value-type="float">
            <text:p>10349</text:p>
          </table:table-cell>
          <table:covered-table-cell table:style-name="ce52"/>
          <table:table-cell table:number-rows-spanned="1" office:value-type="float" office:value="10517" table:style-name="ce59" table:number-columns-spanned="2" ns41:value-type="float">
            <text:p>10517</text:p>
          </table:table-cell>
          <table:covered-table-cell table:style-name="ce52"/>
          <table:table-cell table:number-rows-spanned="1" office:value-type="float" office:value="11349" table:style-name="ce59" table:number-columns-spanned="2" ns41:value-type="float">
            <text:p>11349</text:p>
          </table:table-cell>
          <table:covered-table-cell table:style-name="ce52"/>
          <table:table-cell table:number-rows-spanned="1" office:value-type="float" office:value="11301" table:style-name="ce59" table:number-columns-spanned="2" ns41:value-type="float">
            <text:p>11301</text:p>
          </table:table-cell>
          <table:covered-table-cell table:style-name="ce52"/>
          <table:table-cell table:number-rows-spanned="1" office:value-type="float" office:value="10962" table:style-name="ce59" table:number-columns-spanned="2" ns41:value-type="float">
            <text:p>10962</text:p>
          </table:table-cell>
          <table:covered-table-cell table:style-name="ce52"/>
          <table:table-cell table:number-rows-spanned="1" office:value-type="float" office:value="10994" table:style-name="ce59" table:number-columns-spanned="2" ns41:value-type="float">
            <text:p>10994</text:p>
          </table:table-cell>
          <table:covered-table-cell table:style-name="ce52"/>
          <table:table-cell table:number-rows-spanned="1" office:value-type="float" office:value="10451" table:style-name="ce59" table:number-columns-spanned="2" ns41:value-type="float">
            <text:p>10451</text:p>
          </table:table-cell>
          <table:covered-table-cell table:style-name="ce52"/>
          <table:table-cell table:number-rows-spanned="1" office:value-type="float" office:value="11091" table:style-name="ce59" table:number-columns-spanned="2" ns41:value-type="float">
            <text:p>11091</text:p>
          </table:table-cell>
          <table:covered-table-cell table:style-name="ce52"/>
          <table:table-cell table:number-rows-spanned="1" office:value-type="float" office:value="10419" table:style-name="ce59" table:number-columns-spanned="2" ns41:value-type="float">
            <text:p>10419</text:p>
          </table:table-cell>
          <table:covered-table-cell table:style-name="ce52"/>
          <table:table-cell table:number-rows-spanned="1" office:value-type="float" office:value="10169" table:style-name="ce59" table:number-columns-spanned="2" ns41:value-type="float">
            <text:p>10169</text:p>
          </table:table-cell>
          <table:covered-table-cell table:style-name="ce52"/>
          <table:table-cell table:number-rows-spanned="1" office:value-type="float" office:value="10232" table:style-name="ce59" table:number-columns-spanned="3" ns41:value-type="float">
            <text:p>10232</text:p>
          </table:table-cell>
          <table:covered-table-cell table:style-name="ce71"/>
          <table:covered-table-cell table:style-name="ce52"/>
          <table:table-cell table:number-rows-spanned="1" office:value-type="float" office:value="11248" table:style-name="ce66" table:number-columns-spanned="2" ns41:value-type="float">
            <text:p>11248</text:p>
          </table:table-cell>
          <table:covered-table-cell table:style-name="ce52"/>
          <table:table-cell table:number-rows-spanned="1" office:value-type="float" office:value="10430" table:style-name="ce59" table:number-columns-spanned="2" ns41:value-type="float">
            <text:p>10430</text:p>
          </table:table-cell>
          <table:covered-table-cell table:style-name="ce52"/>
          <table:table-cell table:number-rows-spanned="1" office:value-type="float" office:value="10928" table:style-name="ce59" table:number-columns-spanned="4" ns41:value-type="float">
            <text:p>10928</text:p>
          </table:table-cell>
          <table:covered-table-cell table:style-name="ce71" table:number-columns-repeated="2"/>
          <table:covered-table-cell table:style-name="ce52"/>
          <table:table-cell table:number-rows-spanned="1" office:value-type="float" office:value="11157" table:style-name="ce66" table:number-columns-spanned="3" ns41:value-type="float">
            <text:p>11157</text:p>
          </table:table-cell>
          <table:covered-table-cell table:style-name="ce71"/>
          <table:covered-table-cell table:style-name="ce52"/>
          <table:table-cell table:number-rows-spanned="1" office:value-type="float" office:value="10781" table:style-name="ce59" table:number-columns-spanned="2" ns41:value-type="float">
            <text:p>10781</text:p>
          </table:table-cell>
          <table:covered-table-cell table:style-name="ce52"/>
          <table:table-cell table:number-rows-spanned="1" office:value-type="float" office:value="10606" table:style-name="ce66" table:number-columns-spanned="3" ns41:value-type="float">
            <text:p>10606</text:p>
          </table:table-cell>
          <table:covered-table-cell table:style-name="ce71"/>
          <table:covered-table-cell table:style-name="ce52"/>
          <table:table-cell table:number-rows-spanned="1" office:value-type="float" office:value="10942" table:style-name="ce66" table:number-columns-spanned="3" ns41:value-type="float">
            <text:p>10942</text:p>
          </table:table-cell>
          <table:covered-table-cell table:style-name="ce71"/>
          <table:covered-table-cell table:style-name="ce52"/>
          <table:table-cell table:number-rows-spanned="1" office:value-type="float" office:value="10302" table:style-name="ce59" table:number-columns-spanned="2" ns41:value-type="float">
            <text:p>10302</text:p>
          </table:table-cell>
          <table:covered-table-cell table:style-name="ce52"/>
          <table:table-cell table:number-rows-spanned="1" office:value-type="float" office:value="11258" table:style-name="ce59" table:number-columns-spanned="2" ns41:value-type="float">
            <text:p>11258</text:p>
          </table:table-cell>
          <table:covered-table-cell table:style-name="ce52"/>
          <table:table-cell table:number-rows-spanned="1" office:value-type="float" office:value="10450" table:style-name="ce59" table:number-columns-spanned="2" ns41:value-type="float">
            <text:p>10450</text:p>
          </table:table-cell>
          <table:covered-table-cell table:style-name="ce52"/>
          <table:table-cell table:number-rows-spanned="1" office:value-type="float" office:value="11434" table:style-name="ce59" table:number-columns-spanned="4" ns41:value-type="float">
            <text:p>11434</text:p>
          </table:table-cell>
          <table:covered-table-cell table:style-name="ce71" table:number-columns-repeated="2"/>
          <table:covered-table-cell table:style-name="ce52"/>
          <table:table-cell table:number-rows-spanned="1" office:value-type="float" office:value="10640" table:style-name="ce59" table:number-columns-spanned="2" ns41:value-type="float">
            <text:p>10640</text:p>
          </table:table-cell>
          <table:covered-table-cell table:style-name="ce52"/>
          <table:table-cell table:number-rows-spanned="1" office:value-type="float" office:value="11049" table:style-name="ce66" table:number-columns-spanned="3" ns41:value-type="float">
            <text:p>11049</text:p>
          </table:table-cell>
          <table:covered-table-cell table:style-name="ce71"/>
          <table:covered-table-cell table:style-name="ce52"/>
          <table:table-cell table:number-rows-spanned="1" office:value-type="float" office:value="10167" table:style-name="ce59" table:number-columns-spanned="2" ns41:value-type="float">
            <text:p>10167</text:p>
          </table:table-cell>
          <table:covered-table-cell table:style-name="ce52"/>
          <table:table-cell table:number-rows-spanned="1" office:value-type="float" office:value="10821" table:style-name="ce59" table:number-columns-spanned="2" ns41:value-type="float">
            <text:p>10821</text:p>
          </table:table-cell>
          <table:covered-table-cell table:style-name="ce52"/>
          <table:table-cell table:number-rows-spanned="1" office:value-type="float" office:value="11078" table:style-name="ce59" table:number-columns-spanned="2" ns41:value-type="float">
            <text:p>11078</text:p>
          </table:table-cell>
          <table:covered-table-cell table:style-name="ce52"/>
          <table:table-cell table:number-rows-spanned="1" office:value-type="float" office:value="10089" table:style-name="ce59" table:number-columns-spanned="2" ns41:value-type="float">
            <text:p>10089</text:p>
          </table:table-cell>
          <table:covered-table-cell table:style-name="ce52"/>
          <table:table-cell table:number-rows-spanned="1" office:value-type="float" office:value="11040" table:style-name="ce59" table:number-columns-spanned="2" ns41:value-type="float">
            <text:p>11040</text:p>
          </table:table-cell>
          <table:covered-table-cell table:style-name="ce52"/>
          <table:table-cell table:number-rows-spanned="1" office:value-type="float" office:value="10707" table:style-name="ce59" table:number-columns-spanned="2" ns41:value-type="float">
            <text:p>10707</text:p>
          </table:table-cell>
          <table:covered-table-cell table:style-name="ce52"/>
          <table:table-cell table:number-rows-spanned="1" office:value-type="float" office:value="10551" table:style-name="ce59" table:number-columns-spanned="2" ns41:value-type="float">
            <text:p>10551</text:p>
          </table:table-cell>
          <table:covered-table-cell table:style-name="ce52"/>
          <table:table-cell table:number-rows-spanned="1" office:value-type="float" office:value="11367" table:style-name="ce66" table:number-columns-spanned="3" ns41:value-type="float">
            <text:p>11367</text:p>
          </table:table-cell>
          <table:covered-table-cell table:style-name="ce71"/>
          <table:covered-table-cell table:style-name="ce52"/>
          <table:table-cell table:number-rows-spanned="1" office:value-type="float" office:value="10617" table:style-name="ce59" table:number-columns-spanned="2" ns41:value-type="float">
            <text:p>10617</text:p>
          </table:table-cell>
          <table:covered-table-cell table:style-name="ce52"/>
          <table:table-cell table:number-rows-spanned="1" office:value-type="float" office:value="11127" table:style-name="ce59" table:number-columns-spanned="2" ns41:value-type="float">
            <text:p>11127</text:p>
          </table:table-cell>
          <table:covered-table-cell table:style-name="ce52"/>
          <table:table-cell table:number-rows-spanned="1" office:value-type="float" office:value="10685" table:style-name="ce59" table:number-columns-spanned="2" ns41:value-type="float">
            <text:p>10685</text:p>
          </table:table-cell>
          <table:covered-table-cell table:style-name="ce52"/>
          <table:table-cell table:number-rows-spanned="1" office:value-type="float" office:value="10702" table:style-name="ce66" table:number-columns-spanned="3" ns41:value-type="float">
            <text:p>10702</text:p>
          </table:table-cell>
          <table:covered-table-cell table:style-name="ce71"/>
          <table:covered-table-cell table:style-name="ce52"/>
          <table:table-cell table:number-rows-spanned="1" office:value-type="float" office:value="10058" table:style-name="ce66" table:number-columns-spanned="3" ns41:value-type="float">
            <text:p>10058</text:p>
          </table:table-cell>
          <table:covered-table-cell table:style-name="ce71"/>
          <table:covered-table-cell table:style-name="ce52"/>
          <table:table-cell table:number-rows-spanned="1" office:value-type="float" office:value="11019" table:style-name="ce59" table:number-columns-spanned="2" ns41:value-type="float">
            <text:p>11019</text:p>
          </table:table-cell>
          <table:covered-table-cell table:style-name="ce52"/>
          <table:table-cell table:number-rows-spanned="1" office:value-type="float" office:value="10393" table:style-name="ce59" table:number-columns-spanned="2" ns41:value-type="float">
            <text:p>10393</text:p>
          </table:table-cell>
          <table:covered-table-cell table:style-name="ce52"/>
          <table:table-cell table:number-rows-spanned="1" office:value-type="float" office:value="10880" table:style-name="ce59" table:number-columns-spanned="2" ns41:value-type="float">
            <text:p>10880</text:p>
          </table:table-cell>
          <table:covered-table-cell table:style-name="ce52"/>
          <table:table-cell table:number-rows-spanned="1" office:value-type="float" office:value="11418" table:style-name="ce66" table:number-columns-spanned="3" ns41:value-type="float">
            <text:p>11418</text:p>
          </table:table-cell>
          <table:covered-table-cell table:style-name="ce71"/>
          <table:covered-table-cell table:style-name="ce52"/>
          <table:table-cell table:number-rows-spanned="1" office:value-type="float" office:value="10855" table:style-name="ce59" table:number-columns-spanned="2" ns41:value-type="float">
            <text:p>10855</text:p>
          </table:table-cell>
          <table:covered-table-cell table:style-name="ce52"/>
          <table:table-cell table:number-rows-spanned="1" office:value-type="float" office:value="10728" table:style-name="ce59" table:number-columns-spanned="2" ns41:value-type="float">
            <text:p>10728</text:p>
          </table:table-cell>
          <table:covered-table-cell table:style-name="ce52"/>
          <table:table-cell table:number-rows-spanned="1" office:value-type="float" office:value="10487" table:style-name="ce59" table:number-columns-spanned="2" ns41:value-type="float">
            <text:p>10487</text:p>
          </table:table-cell>
          <table:covered-table-cell table:style-name="ce52"/>
          <table:table-cell table:number-rows-spanned="1" office:value-type="float" office:value="10769" table:style-name="ce59" table:number-columns-spanned="2" ns41:value-type="float">
            <text:p>10769</text:p>
          </table:table-cell>
          <table:covered-table-cell table:style-name="ce52"/>
          <table:table-cell table:number-rows-spanned="1" office:value-type="float" office:value="11346" table:style-name="ce59" table:number-columns-spanned="2" ns41:value-type="float">
            <text:p>11346</text:p>
          </table:table-cell>
          <table:covered-table-cell table:style-name="ce52"/>
          <table:table-cell table:number-rows-spanned="1" office:value-type="float" office:value="10287" table:style-name="ce59" table:number-columns-spanned="2" ns41:value-type="float">
            <text:p>10287</text:p>
          </table:table-cell>
          <table:covered-table-cell table:style-name="ce52"/>
          <table:table-cell table:number-rows-spanned="1" office:value-type="float" office:value="11163" table:style-name="ce59" table:number-columns-spanned="2" ns41:value-type="float">
            <text:p>11163</text:p>
          </table:table-cell>
          <table:covered-table-cell table:style-name="ce52"/>
          <table:table-cell table:number-rows-spanned="1" office:value-type="float" office:value="10009" table:style-name="ce59" table:number-columns-spanned="2" ns41:value-type="float">
            <text:p>10009</text:p>
          </table:table-cell>
          <table:covered-table-cell table:style-name="ce52"/>
          <table:table-cell table:number-rows-spanned="1" office:value-type="float" office:value="11126" table:style-name="ce59" table:number-columns-spanned="2" ns41:value-type="float">
            <text:p>11126</text:p>
          </table:table-cell>
          <table:covered-table-cell table:style-name="ce52"/>
          <table:table-cell table:number-rows-spanned="1" office:value-type="float" office:value="10683" table:style-name="ce59" table:number-columns-spanned="2" ns41:value-type="float">
            <text:p>10683</text:p>
          </table:table-cell>
          <table:covered-table-cell table:style-name="ce52"/>
          <table:table-cell table:number-rows-spanned="1" office:value-type="float" office:value="10222" table:style-name="ce66" table:number-columns-spanned="3" ns41:value-type="float">
            <text:p>10222</text:p>
          </table:table-cell>
          <table:covered-table-cell table:style-name="ce71"/>
          <table:covered-table-cell table:style-name="ce52"/>
          <table:table-cell table:number-rows-spanned="1" office:value-type="float" office:value="10485" table:style-name="ce59" table:number-columns-spanned="2" ns41:value-type="float">
            <text:p>10485</text:p>
          </table:table-cell>
          <table:covered-table-cell table:style-name="ce52"/>
          <table:table-cell table:number-rows-spanned="1" office:value-type="float" office:value="10903" table:style-name="ce66" table:number-columns-spanned="3" ns41:value-type="float">
            <text:p>10903</text:p>
          </table:table-cell>
          <table:covered-table-cell table:style-name="ce71"/>
          <table:covered-table-cell table:style-name="ce52"/>
          <table:table-cell table:number-rows-spanned="1" office:value-type="float" office:value="10345" table:style-name="ce59" table:number-columns-spanned="4" ns41:value-type="float">
            <text:p>10345</text:p>
          </table:table-cell>
          <table:covered-table-cell table:style-name="ce71" table:number-columns-repeated="2"/>
          <table:covered-table-cell table:style-name="ce52"/>
          <table:table-cell table:number-rows-spanned="1" office:value-type="float" office:value="11133" table:style-name="ce59" table:number-columns-spanned="2" ns41:value-type="float">
            <text:p>11133</text:p>
          </table:table-cell>
          <table:covered-table-cell table:style-name="ce52"/>
          <table:table-cell table:number-rows-spanned="1" office:value-type="float" office:value="10612" table:style-name="ce59" table:number-columns-spanned="2" ns41:value-type="float">
            <text:p>10612</text:p>
          </table:table-cell>
          <table:covered-table-cell table:style-name="ce52"/>
          <table:table-cell table:number-rows-spanned="1" office:value-type="float" office:value="11260" table:style-name="ce66" table:number-columns-spanned="3" ns41:value-type="float">
            <text:p>11260</text:p>
          </table:table-cell>
          <table:covered-table-cell table:style-name="ce71"/>
          <table:covered-table-cell table:style-name="ce52"/>
          <table:table-cell table:number-rows-spanned="1" office:value-type="float" office:value="10980" table:style-name="ce59" table:number-columns-spanned="2" ns41:value-type="float">
            <text:p>10980</text:p>
          </table:table-cell>
          <table:covered-table-cell table:style-name="ce52"/>
          <table:table-cell table:number-rows-spanned="1" office:value-type="float" office:value="11331" table:style-name="ce59" table:number-columns-spanned="2" ns41:value-type="float">
            <text:p>11331</text:p>
          </table:table-cell>
          <table:covered-table-cell table:style-name="ce52"/>
          <table:table-cell table:number-rows-spanned="1" office:value-type="float" office:value="11097" table:style-name="ce66" table:number-columns-spanned="3" ns41:value-type="float">
            <text:p>11097</text:p>
          </table:table-cell>
          <table:covered-table-cell table:style-name="ce71"/>
          <table:covered-table-cell table:style-name="ce52"/>
          <table:table-cell table:number-rows-spanned="1" office:value-type="float" office:value="10735" table:style-name="ce59" table:number-columns-spanned="2" ns41:value-type="float">
            <text:p>10735</text:p>
          </table:table-cell>
          <table:covered-table-cell table:style-name="ce52"/>
          <table:table-cell table:number-rows-spanned="1" office:value-type="float" office:value="11239" table:style-name="ce59" table:number-columns-spanned="2" ns41:value-type="float">
            <text:p>11239</text:p>
          </table:table-cell>
          <table:covered-table-cell table:style-name="ce52"/>
          <table:table-cell table:number-rows-spanned="1" office:value-type="float" office:value="11250" table:style-name="ce59" table:number-columns-spanned="2" ns41:value-type="float">
            <text:p>11250</text:p>
          </table:table-cell>
          <table:covered-table-cell table:style-name="ce52"/>
          <table:table-cell table:number-rows-spanned="1" office:value-type="float" office:value="10502" table:style-name="ce59" table:number-columns-spanned="2" ns41:value-type="float">
            <text:p>10502</text:p>
          </table:table-cell>
          <table:covered-table-cell table:style-name="ce52"/>
          <table:table-cell table:number-rows-spanned="1" office:value-type="float" office:value="10714" table:style-name="ce59" table:number-columns-spanned="2" ns41:value-type="float">
            <text:p>10714</text:p>
          </table:table-cell>
          <table:covered-table-cell table:style-name="ce52"/>
          <table:table-cell table:number-rows-spanned="1" office:value-type="float" office:value="10811" table:style-name="ce59" table:number-columns-spanned="2" ns41:value-type="float">
            <text:p>10811</text:p>
          </table:table-cell>
          <table:covered-table-cell table:style-name="ce52"/>
          <table:table-cell table:number-rows-spanned="1" office:value-type="float" office:value="11174" table:style-name="ce59" table:number-columns-spanned="2" ns41:value-type="float">
            <text:p>11174</text:p>
          </table:table-cell>
          <table:covered-table-cell table:style-name="ce52"/>
          <table:table-cell table:number-rows-spanned="1" office:value-type="float" office:value="10537" table:style-name="ce59" table:number-columns-spanned="2" ns41:value-type="float">
            <text:p>10537</text:p>
          </table:table-cell>
          <table:covered-table-cell table:style-name="ce52"/>
          <table:table-cell table:number-rows-spanned="1" office:value-type="float" office:value="10853" table:style-name="ce66" table:number-columns-spanned="3" ns41:value-type="float">
            <text:p>10853</text:p>
          </table:table-cell>
          <table:covered-table-cell table:style-name="ce71"/>
          <table:covered-table-cell table:style-name="ce52"/>
          <table:table-cell table:number-rows-spanned="1" office:value-type="float" office:value="10081" table:style-name="ce59" table:number-columns-spanned="2" ns41:value-type="float">
            <text:p>10081</text:p>
          </table:table-cell>
          <table:covered-table-cell table:style-name="ce52"/>
          <table:table-cell table:number-rows-spanned="1" office:value-type="float" office:value="11329" table:style-name="ce59" table:number-columns-spanned="2" ns41:value-type="float">
            <text:p>11329</text:p>
          </table:table-cell>
          <table:covered-table-cell table:style-name="ce52"/>
          <table:table-cell table:number-rows-spanned="1" office:value-type="float" office:value="10695" table:style-name="ce59" table:number-columns-spanned="2" ns41:value-type="float">
            <text:p>10695</text:p>
          </table:table-cell>
          <table:covered-table-cell table:style-name="ce52"/>
          <table:table-cell table:number-rows-spanned="1" office:value-type="float" office:value="10974" table:style-name="ce59" table:number-columns-spanned="2" ns41:value-type="float">
            <text:p>10974</text:p>
          </table:table-cell>
          <table:covered-table-cell table:style-name="ce52"/>
          <table:table-cell table:number-rows-spanned="1" office:value-type="float" office:value="10461" table:style-name="ce59" table:number-columns-spanned="2" ns41:value-type="float">
            <text:p>10461</text:p>
          </table:table-cell>
          <table:covered-table-cell table:style-name="ce52"/>
          <table:table-cell table:number-rows-spanned="1" office:value-type="float" office:value="11357" table:style-name="ce59" table:number-columns-spanned="2" ns41:value-type="float">
            <text:p>11357</text:p>
          </table:table-cell>
          <table:covered-table-cell table:style-name="ce52"/>
          <table:table-cell table:number-rows-spanned="1" office:value-type="float" office:value="10185" table:style-name="ce59" table:number-columns-spanned="2" ns41:value-type="float">
            <text:p>10185</text:p>
          </table:table-cell>
          <table:covered-table-cell table:style-name="ce52"/>
          <table:table-cell table:number-rows-spanned="1" office:value-type="float" office:value="11377" table:style-name="ce59" table:number-columns-spanned="2" ns41:value-type="float">
            <text:p>11377</text:p>
          </table:table-cell>
          <table:covered-table-cell table:style-name="ce52"/>
          <table:table-cell table:number-rows-spanned="1" office:value-type="float" office:value="11074" table:style-name="ce59" table:number-columns-spanned="2" ns41:value-type="float">
            <text:p>11074</text:p>
          </table:table-cell>
          <table:covered-table-cell table:style-name="ce52"/>
          <table:table-cell table:number-rows-spanned="1" office:value-type="float" office:value="10675" table:style-name="ce59" table:number-columns-spanned="2" ns41:value-type="float">
            <text:p>10675</text:p>
          </table:table-cell>
          <table:covered-table-cell table:style-name="ce52"/>
          <table:table-cell table:number-rows-spanned="1" office:value-type="float" office:value="10468" table:style-name="ce86" table:number-columns-spanned="3" ns41:value-type="float">
            <text:p>10468</text:p>
          </table:table-cell>
          <table:covered-table-cell table:style-name="ce71"/>
          <table:covered-table-cell table:style-name="ce96"/>
          <table:table-cell table:number-columns-repeated="831"/>
        </table:table-row>
        <table:table-row table:style-name="ro5">
          <table:table-cell ns41:value-type="string" table:style-name="ce11" office:value-type="string">
            <text:p>Grootteklasse</text:p>
          </table:table-cell>
          <table:table-cell table:style-name="ce25"/>
          <table:table-cell table:style-name="Default"/>
          <table:table-cell table:number-rows-spanned="1" office:value-type="float" office:value="4" table:style-name="ce3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66" table:number-columns-spanned="3" ns41:value-type="float">
            <text:p>4</text:p>
          </table:table-cell>
          <table:covered-table-cell table:style-name="ce71"/>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3" table:style-name="ce59" table:number-columns-spanned="2" ns41:value-type="float">
            <text:p>3</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3" ns41:value-type="float">
            <text:p>4</text:p>
          </table:table-cell>
          <table:covered-table-cell table:style-name="ce71"/>
          <table:covered-table-cell table:style-name="ce52"/>
          <table:table-cell table:number-rows-spanned="1" office:value-type="float" office:value="4" table:style-name="ce66" table:number-columns-spanned="2" ns41:value-type="float">
            <text:p>4</text:p>
          </table:table-cell>
          <table:covered-table-cell table:style-name="ce52"/>
          <table:table-cell table:number-rows-spanned="1" office:value-type="float" office:value="3" table:style-name="ce59" table:number-columns-spanned="2" ns41:value-type="float">
            <text:p>3</text:p>
          </table:table-cell>
          <table:covered-table-cell table:style-name="ce52"/>
          <table:table-cell table:number-rows-spanned="1" office:value-type="float" office:value="2" table:style-name="ce59" table:number-columns-spanned="4" ns41:value-type="float">
            <text:p>2</text:p>
          </table:table-cell>
          <table:covered-table-cell table:style-name="ce71" table:number-columns-repeated="2"/>
          <table:covered-table-cell table:style-name="ce52"/>
          <table:table-cell table:number-rows-spanned="1" office:value-type="float" office:value="2" table:style-name="ce66" table:number-columns-spanned="3" ns41:value-type="float">
            <text:p>2</text:p>
          </table:table-cell>
          <table:covered-table-cell table:style-name="ce71"/>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66" table:number-columns-spanned="3" ns41:value-type="float">
            <text:p>4</text:p>
          </table:table-cell>
          <table:covered-table-cell table:style-name="ce71"/>
          <table:covered-table-cell table:style-name="ce52"/>
          <table:table-cell table:number-rows-spanned="1" office:value-type="float" office:value="3" table:style-name="ce66" table:number-columns-spanned="3" ns41:value-type="float">
            <text:p>3</text:p>
          </table:table-cell>
          <table:covered-table-cell table:style-name="ce71"/>
          <table:covered-table-cell table:style-name="ce52"/>
          <table:table-cell table:number-rows-spanned="1" office:value-type="float" office:value="3" table:style-name="ce59" table:number-columns-spanned="2" ns41:value-type="float">
            <text:p>3</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1" table:style-name="ce59" table:number-columns-spanned="4" ns41:value-type="float">
            <text:p>1</text:p>
          </table:table-cell>
          <table:covered-table-cell table:style-name="ce71" table:number-columns-repeated="2"/>
          <table:covered-table-cell table:style-name="ce52"/>
          <table:table-cell table:number-rows-spanned="1" office:value-type="float" office:value="3" table:style-name="ce59" table:number-columns-spanned="2" ns41:value-type="float">
            <text:p>3</text:p>
          </table:table-cell>
          <table:covered-table-cell table:style-name="ce52"/>
          <table:table-cell table:number-rows-spanned="1" office:value-type="float" office:value="4" table:style-name="ce66" table:number-columns-spanned="3" ns41:value-type="float">
            <text:p>4</text:p>
          </table:table-cell>
          <table:covered-table-cell table:style-name="ce71"/>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3" table:style-name="ce59" table:number-columns-spanned="2" ns41:value-type="float">
            <text:p>3</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3" table:style-name="ce66" table:number-columns-spanned="3" ns41:value-type="float">
            <text:p>3</text:p>
          </table:table-cell>
          <table:covered-table-cell table:style-name="ce71"/>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2" table:style-name="ce66" table:number-columns-spanned="3" ns41:value-type="float">
            <text:p>2</text:p>
          </table:table-cell>
          <table:covered-table-cell table:style-name="ce71"/>
          <table:covered-table-cell table:style-name="ce52"/>
          <table:table-cell table:number-rows-spanned="1" office:value-type="float" office:value="4" table:style-name="ce66" table:number-columns-spanned="3" ns41:value-type="float">
            <text:p>4</text:p>
          </table:table-cell>
          <table:covered-table-cell table:style-name="ce71"/>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3" table:style-name="ce59" table:number-columns-spanned="2" ns41:value-type="float">
            <text:p>3</text:p>
          </table:table-cell>
          <table:covered-table-cell table:style-name="ce52"/>
          <table:table-cell table:number-rows-spanned="1" office:value-type="float" office:value="4" table:style-name="ce66" table:number-columns-spanned="3" ns41:value-type="float">
            <text:p>4</text:p>
          </table:table-cell>
          <table:covered-table-cell table:style-name="ce71"/>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66" table:number-columns-spanned="3" ns41:value-type="float">
            <text:p>4</text:p>
          </table:table-cell>
          <table:covered-table-cell table:style-name="ce71"/>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66" table:number-columns-spanned="3" ns41:value-type="float">
            <text:p>4</text:p>
          </table:table-cell>
          <table:covered-table-cell table:style-name="ce71"/>
          <table:covered-table-cell table:style-name="ce52"/>
          <table:table-cell table:number-rows-spanned="1" office:value-type="float" office:value="1" table:style-name="ce59" table:number-columns-spanned="4" ns41:value-type="float">
            <text:p>1</text:p>
          </table:table-cell>
          <table:covered-table-cell table:style-name="ce71" table:number-columns-repeated="2"/>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2" table:style-name="ce66" table:number-columns-spanned="3" ns41:value-type="float">
            <text:p>2</text:p>
          </table:table-cell>
          <table:covered-table-cell table:style-name="ce71"/>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3" table:style-name="ce59" table:number-columns-spanned="2" ns41:value-type="float">
            <text:p>3</text:p>
          </table:table-cell>
          <table:covered-table-cell table:style-name="ce52"/>
          <table:table-cell table:number-rows-spanned="1" office:value-type="float" office:value="4" table:style-name="ce66" table:number-columns-spanned="3" ns41:value-type="float">
            <text:p>4</text:p>
          </table:table-cell>
          <table:covered-table-cell table:style-name="ce71"/>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3" table:style-name="ce59" table:number-columns-spanned="2" ns41:value-type="float">
            <text:p>3</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66" table:number-columns-spanned="3" ns41:value-type="float">
            <text:p>4</text:p>
          </table:table-cell>
          <table:covered-table-cell table:style-name="ce71"/>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3" table:style-name="ce59" table:number-columns-spanned="2" ns41:value-type="float">
            <text:p>3</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3" table:style-name="ce86" table:number-columns-spanned="3" ns41:value-type="float">
            <text:p>3</text:p>
          </table:table-cell>
          <table:covered-table-cell table:style-name="ce71"/>
          <table:covered-table-cell table:style-name="ce96"/>
          <table:table-cell table:number-columns-repeated="831"/>
        </table:table-row>
        <table:table-row table:style-name="ro6">
          <table:table-cell ns41:value-type="string" table:style-name="ce12" office:value-type="string">
            <text:p>Provincie</text:p>
          </table:table-cell>
          <table:table-cell table:style-name="ce26"/>
          <table:table-cell table:style-name="Default"/>
          <table:table-cell ns41:value-type="string" table:number-rows-spanned="1" table:style-name="ce4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3" office:value-type="string">
            <text:p>ZH</text:p>
          </table:table-cell>
          <table:covered-table-cell table:style-name="ce72"/>
          <table:covered-table-cell table:style-name="ce53"/>
          <table:table-cell ns41:value-type="string" table:number-rows-spanned="1" table:style-name="ce67"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4" office:value-type="string">
            <text:p>ZH</text:p>
          </table:table-cell>
          <table:covered-table-cell table:style-name="ce72" table:number-columns-repeated="2"/>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4" office:value-type="string">
            <text:p>ZH</text:p>
          </table:table-cell>
          <table:covered-table-cell table:style-name="ce72" table:number-columns-repeated="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0" table:number-columns-spanned="4" office:value-type="string">
            <text:p>ZH</text:p>
          </table:table-cell>
          <table:covered-table-cell table:style-name="ce72" table:number-columns-repeated="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87" table:number-columns-spanned="3" office:value-type="string">
            <text:p>ZH</text:p>
          </table:table-cell>
          <table:covered-table-cell table:style-name="ce72"/>
          <table:covered-table-cell table:style-name="ce97"/>
          <table:table-cell table:number-columns-repeated="831"/>
        </table:table-row>
        <table:table-row table:style-name="ro5">
          <table:table-cell ns41:value-type="string" table:style-name="ce10" office:value-type="string">
            <text:p>Telling</text:p>
          </table:table-cell>
          <table:table-cell table:style-name="ce24"/>
          <table:table-cell table:style-name="Default"/>
          <table:table-cell ns41:value-type="string" table:number-rows-spanned="1" table:style-name="ce4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3" office:value-type="string">
            <text:p>VT_1889</text:p>
          </table:table-cell>
          <table:covered-table-cell table:style-name="ce73"/>
          <table:covered-table-cell table:style-name="ce54"/>
          <table:table-cell ns41:value-type="string" table:number-rows-spanned="1" table:style-name="ce68"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4" office:value-type="string">
            <text:p>VT_1889</text:p>
          </table:table-cell>
          <table:covered-table-cell table:style-name="ce73" table:number-columns-repeated="2"/>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4" office:value-type="string">
            <text:p>VT_1889</text:p>
          </table:table-cell>
          <table:covered-table-cell table:style-name="ce73" table:number-columns-repeated="2"/>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1" table:number-columns-spanned="4" office:value-type="string">
            <text:p>VT_1889</text:p>
          </table:table-cell>
          <table:covered-table-cell table:style-name="ce73" table:number-columns-repeated="2"/>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88" table:number-columns-spanned="3" office:value-type="string">
            <text:p>VT_1889</text:p>
          </table:table-cell>
          <table:covered-table-cell table:style-name="ce73"/>
          <table:covered-table-cell table:style-name="ce98"/>
          <table:table-cell table:number-columns-repeated="831"/>
        </table:table-row>
        <table:table-row table:style-name="ro5">
          <table:table-cell ns41:value-type="string" table:style-name="ce11" office:value-type="string">
            <text:p>Tabel</text:p>
          </table:table-cell>
          <table:table-cell table:style-name="ce25"/>
          <table:table-cell table:style-name="Default"/>
          <table:table-cell ns41:value-type="string" table:number-rows-spanned="1" table:style-name="ce4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3" office:value-type="string">
            <text:p>09_H6</text:p>
          </table:table-cell>
          <table:covered-table-cell table:style-name="ce74"/>
          <table:covered-table-cell table:style-name="ce55"/>
          <table:table-cell ns41:value-type="string" table:number-rows-spanned="1" table:style-name="ce69"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4" office:value-type="string">
            <text:p>09_H6</text:p>
          </table:table-cell>
          <table:covered-table-cell table:style-name="ce74" table:number-columns-repeated="2"/>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4" office:value-type="string">
            <text:p>09_H6</text:p>
          </table:table-cell>
          <table:covered-table-cell table:style-name="ce74" table:number-columns-repeated="2"/>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2" table:number-columns-spanned="4" office:value-type="string">
            <text:p>09_H6</text:p>
          </table:table-cell>
          <table:covered-table-cell table:style-name="ce74" table:number-columns-repeated="2"/>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89" table:number-columns-spanned="3" office:value-type="string">
            <text:p>09_H6</text:p>
          </table:table-cell>
          <table:covered-table-cell table:style-name="ce74"/>
          <table:covered-table-cell table:style-name="ce99"/>
          <table:table-cell table:number-columns-repeated="831"/>
        </table:table-row>
        <table:table-row table:style-name="ro5">
          <table:table-cell ns41:value-type="string" table:style-name="ce11" office:value-type="string">
            <text:p>Pagina's</text:p>
          </table:table-cell>
          <table:table-cell table:style-name="ce25"/>
          <table:table-cell table:style-name="Default"/>
          <table:table-cell ns41:value-type="string" table:number-rows-spanned="1" table:style-name="ce42" table:number-columns-spanned="2" office:value-type="string">
            <text:p>686, 688</text:p>
          </table:table-cell>
          <table:covered-table-cell table:style-name="ce55"/>
          <table:table-cell ns41:value-type="string" table:number-rows-spanned="1" table:style-name="ce62" table:number-columns-spanned="2" office:value-type="string">
            <text:p>686, 688</text:p>
          </table:table-cell>
          <table:covered-table-cell table:style-name="ce55"/>
          <table:table-cell ns41:value-type="string" table:number-rows-spanned="1" table:style-name="ce69" table:number-columns-spanned="3" office:value-type="string">
            <text:p>686, 688</text:p>
          </table:table-cell>
          <table:covered-table-cell table:style-name="ce74"/>
          <table:covered-table-cell table:style-name="ce55"/>
          <table:table-cell ns41:value-type="string" table:number-rows-spanned="1" table:style-name="ce62" table:number-columns-spanned="2" office:value-type="string">
            <text:p>686, 688</text:p>
          </table:table-cell>
          <table:covered-table-cell table:style-name="ce55"/>
          <table:table-cell ns41:value-type="string" table:number-rows-spanned="1" table:style-name="ce62" table:number-columns-spanned="2" office:value-type="string">
            <text:p>686, 688</text:p>
          </table:table-cell>
          <table:covered-table-cell table:style-name="ce55"/>
          <table:table-cell ns41:value-type="string" table:number-rows-spanned="1" table:style-name="ce62" table:number-columns-spanned="2" office:value-type="string">
            <text:p>686, 688</text:p>
          </table:table-cell>
          <table:covered-table-cell table:style-name="ce55"/>
          <table:table-cell ns41:value-type="string" table:number-rows-spanned="1" table:style-name="ce62" table:number-columns-spanned="2" office:value-type="string">
            <text:p>686, 688</text:p>
          </table:table-cell>
          <table:covered-table-cell table:style-name="ce55"/>
          <table:table-cell ns41:value-type="string" table:number-rows-spanned="1" table:style-name="ce62" table:number-columns-spanned="2" office:value-type="string">
            <text:p>686, 688</text:p>
          </table:table-cell>
          <table:covered-table-cell table:style-name="ce55"/>
          <table:table-cell ns41:value-type="string" table:number-rows-spanned="1" table:style-name="ce62" table:number-columns-spanned="2" office:value-type="string">
            <text:p>686, 688</text:p>
          </table:table-cell>
          <table:covered-table-cell table:style-name="ce55"/>
          <table:table-cell ns41:value-type="string" table:number-rows-spanned="1" table:style-name="ce62" table:number-columns-spanned="2" office:value-type="string">
            <text:p>686, 688</text:p>
          </table:table-cell>
          <table:covered-table-cell table:style-name="ce55"/>
          <table:table-cell ns41:value-type="string" table:number-rows-spanned="1" table:style-name="ce62" table:number-columns-spanned="2" office:value-type="string">
            <text:p>686, 688</text:p>
          </table:table-cell>
          <table:covered-table-cell table:style-name="ce55"/>
          <table:table-cell ns41:value-type="string" table:number-rows-spanned="1" table:style-name="ce62" table:number-columns-spanned="2" office:value-type="string">
            <text:p>686, 688</text:p>
          </table:table-cell>
          <table:covered-table-cell table:style-name="ce55"/>
          <table:table-cell ns41:value-type="string" table:number-rows-spanned="1" table:style-name="ce62" table:number-columns-spanned="2" office:value-type="string">
            <text:p>686, 688</text:p>
          </table:table-cell>
          <table:covered-table-cell table:style-name="ce55"/>
          <table:table-cell ns41:value-type="string" table:number-rows-spanned="1" table:style-name="ce62" table:number-columns-spanned="3" office:value-type="string">
            <text:p>687, 689</text:p>
          </table:table-cell>
          <table:covered-table-cell table:style-name="ce74"/>
          <table:covered-table-cell table:style-name="ce55"/>
          <table:table-cell ns41:value-type="string" table:number-rows-spanned="1" table:style-name="ce69" table:number-columns-spanned="2" office:value-type="string">
            <text:p>687, 689</text:p>
          </table:table-cell>
          <table:covered-table-cell table:style-name="ce55"/>
          <table:table-cell ns41:value-type="string" table:number-rows-spanned="1" table:style-name="ce62" table:number-columns-spanned="2" office:value-type="string">
            <text:p>687, 689</text:p>
          </table:table-cell>
          <table:covered-table-cell table:style-name="ce55"/>
          <table:table-cell ns41:value-type="string" table:number-rows-spanned="1" table:style-name="ce62" table:number-columns-spanned="4" office:value-type="string">
            <text:p>687, 689</text:p>
          </table:table-cell>
          <table:covered-table-cell table:style-name="ce74" table:number-columns-repeated="2"/>
          <table:covered-table-cell table:style-name="ce55"/>
          <table:table-cell ns41:value-type="string" table:number-rows-spanned="1" table:style-name="ce69" table:number-columns-spanned="3" office:value-type="string">
            <text:p>687, 689</text:p>
          </table:table-cell>
          <table:covered-table-cell table:style-name="ce74"/>
          <table:covered-table-cell table:style-name="ce55"/>
          <table:table-cell ns41:value-type="string" table:number-rows-spanned="1" table:style-name="ce62" table:number-columns-spanned="2" office:value-type="string">
            <text:p>687, 689</text:p>
          </table:table-cell>
          <table:covered-table-cell table:style-name="ce55"/>
          <table:table-cell ns41:value-type="string" table:number-rows-spanned="1" table:style-name="ce69" table:number-columns-spanned="3" office:value-type="string">
            <text:p>687, 689</text:p>
          </table:table-cell>
          <table:covered-table-cell table:style-name="ce74"/>
          <table:covered-table-cell table:style-name="ce55"/>
          <table:table-cell ns41:value-type="string" table:number-rows-spanned="1" table:style-name="ce69" table:number-columns-spanned="3" office:value-type="string">
            <text:p>687, 689</text:p>
          </table:table-cell>
          <table:covered-table-cell table:style-name="ce74"/>
          <table:covered-table-cell table:style-name="ce55"/>
          <table:table-cell ns41:value-type="string" table:number-rows-spanned="1" table:style-name="ce62" table:number-columns-spanned="2" office:value-type="string">
            <text:p>687, 689</text:p>
          </table:table-cell>
          <table:covered-table-cell table:style-name="ce55"/>
          <table:table-cell ns41:value-type="string" table:number-rows-spanned="1" table:style-name="ce62" table:number-columns-spanned="2" office:value-type="string">
            <text:p>687, 689</text:p>
          </table:table-cell>
          <table:covered-table-cell table:style-name="ce55"/>
          <table:table-cell ns41:value-type="string" table:number-rows-spanned="1" table:style-name="ce62" table:number-columns-spanned="2" office:value-type="string">
            <text:p>687, 689</text:p>
          </table:table-cell>
          <table:covered-table-cell table:style-name="ce55"/>
          <table:table-cell ns41:value-type="string" table:number-rows-spanned="1" table:style-name="ce62" table:number-columns-spanned="4" office:value-type="string">
            <text:p>687, 689</text:p>
          </table:table-cell>
          <table:covered-table-cell table:style-name="ce74" table:number-columns-repeated="2"/>
          <table:covered-table-cell table:style-name="ce55"/>
          <table:table-cell ns41:value-type="string" table:number-rows-spanned="1" table:style-name="ce62" table:number-columns-spanned="2" office:value-type="string">
            <text:p>687, 689</text:p>
          </table:table-cell>
          <table:covered-table-cell table:style-name="ce55"/>
          <table:table-cell ns41:value-type="string" table:number-rows-spanned="1" table:style-name="ce69" table:number-columns-spanned="3" office:value-type="string">
            <text:p>687, 689</text:p>
          </table:table-cell>
          <table:covered-table-cell table:style-name="ce74"/>
          <table:covered-table-cell table:style-name="ce55"/>
          <table:table-cell ns41:value-type="string" table:number-rows-spanned="1" table:style-name="ce62" table:number-columns-spanned="2" office:value-type="string">
            <text:p>690, 692</text:p>
          </table:table-cell>
          <table:covered-table-cell table:style-name="ce55"/>
          <table:table-cell ns41:value-type="string" table:number-rows-spanned="1" table:style-name="ce62" table:number-columns-spanned="2" office:value-type="string">
            <text:p>690, 692</text:p>
          </table:table-cell>
          <table:covered-table-cell table:style-name="ce55"/>
          <table:table-cell ns41:value-type="string" table:number-rows-spanned="1" table:style-name="ce62" table:number-columns-spanned="2" office:value-type="string">
            <text:p>690, 692</text:p>
          </table:table-cell>
          <table:covered-table-cell table:style-name="ce55"/>
          <table:table-cell ns41:value-type="string" table:number-rows-spanned="1" table:style-name="ce62" table:number-columns-spanned="2" office:value-type="string">
            <text:p>690, 692</text:p>
          </table:table-cell>
          <table:covered-table-cell table:style-name="ce55"/>
          <table:table-cell ns41:value-type="string" table:number-rows-spanned="1" table:style-name="ce62" table:number-columns-spanned="2" office:value-type="string">
            <text:p>690, 692</text:p>
          </table:table-cell>
          <table:covered-table-cell table:style-name="ce55"/>
          <table:table-cell ns41:value-type="string" table:number-rows-spanned="1" table:style-name="ce62" table:number-columns-spanned="2" office:value-type="string">
            <text:p>690, 692</text:p>
          </table:table-cell>
          <table:covered-table-cell table:style-name="ce55"/>
          <table:table-cell ns41:value-type="string" table:number-rows-spanned="1" table:style-name="ce62" table:number-columns-spanned="2" office:value-type="string">
            <text:p>690, 692</text:p>
          </table:table-cell>
          <table:covered-table-cell table:style-name="ce55"/>
          <table:table-cell ns41:value-type="string" table:number-rows-spanned="1" table:style-name="ce69" table:number-columns-spanned="3" office:value-type="string">
            <text:p>690, 692</text:p>
          </table:table-cell>
          <table:covered-table-cell table:style-name="ce74"/>
          <table:covered-table-cell table:style-name="ce55"/>
          <table:table-cell ns41:value-type="string" table:number-rows-spanned="1" table:style-name="ce62" table:number-columns-spanned="2" office:value-type="string">
            <text:p>690, 692</text:p>
          </table:table-cell>
          <table:covered-table-cell table:style-name="ce55"/>
          <table:table-cell ns41:value-type="string" table:number-rows-spanned="1" table:style-name="ce62" table:number-columns-spanned="2" office:value-type="string">
            <text:p>690, 692</text:p>
          </table:table-cell>
          <table:covered-table-cell table:style-name="ce55"/>
          <table:table-cell ns41:value-type="string" table:number-rows-spanned="1" table:style-name="ce62" table:number-columns-spanned="2" office:value-type="string">
            <text:p>690, 692</text:p>
          </table:table-cell>
          <table:covered-table-cell table:style-name="ce55"/>
          <table:table-cell ns41:value-type="string" table:number-rows-spanned="1" table:style-name="ce69" table:number-columns-spanned="3" office:value-type="string">
            <text:p>690, 692</text:p>
          </table:table-cell>
          <table:covered-table-cell table:style-name="ce74"/>
          <table:covered-table-cell table:style-name="ce55"/>
          <table:table-cell ns41:value-type="string" table:number-rows-spanned="1" table:style-name="ce69" table:number-columns-spanned="3" office:value-type="string">
            <text:p>690, 692</text:p>
          </table:table-cell>
          <table:covered-table-cell table:style-name="ce74"/>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9" table:number-columns-spanned="3" office:value-type="string">
            <text:p>691, 693</text:p>
          </table:table-cell>
          <table:covered-table-cell table:style-name="ce74"/>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9" table:number-columns-spanned="3" office:value-type="string">
            <text:p>694, 696</text:p>
          </table:table-cell>
          <table:covered-table-cell table:style-name="ce74"/>
          <table:covered-table-cell table:style-name="ce55"/>
          <table:table-cell ns41:value-type="string" table:number-rows-spanned="1" table:style-name="ce62" table:number-columns-spanned="2" office:value-type="string">
            <text:p>694, 696</text:p>
          </table:table-cell>
          <table:covered-table-cell table:style-name="ce55"/>
          <table:table-cell ns41:value-type="string" table:number-rows-spanned="1" table:style-name="ce69" table:number-columns-spanned="3" office:value-type="string">
            <text:p>694, 696</text:p>
          </table:table-cell>
          <table:covered-table-cell table:style-name="ce74"/>
          <table:covered-table-cell table:style-name="ce55"/>
          <table:table-cell ns41:value-type="string" table:number-rows-spanned="1" table:style-name="ce62" table:number-columns-spanned="4" office:value-type="string">
            <text:p>694, 696</text:p>
          </table:table-cell>
          <table:covered-table-cell table:style-name="ce74" table:number-columns-repeated="2"/>
          <table:covered-table-cell table:style-name="ce55"/>
          <table:table-cell ns41:value-type="string" table:number-rows-spanned="1" table:style-name="ce62" table:number-columns-spanned="2" office:value-type="string">
            <text:p>694, 696</text:p>
          </table:table-cell>
          <table:covered-table-cell table:style-name="ce55"/>
          <table:table-cell ns41:value-type="string" table:number-rows-spanned="1" table:style-name="ce62" table:number-columns-spanned="2" office:value-type="string">
            <text:p>694, 696</text:p>
          </table:table-cell>
          <table:covered-table-cell table:style-name="ce55"/>
          <table:table-cell ns41:value-type="string" table:number-rows-spanned="1" table:style-name="ce69" table:number-columns-spanned="3" office:value-type="string">
            <text:p>694, 696</text:p>
          </table:table-cell>
          <table:covered-table-cell table:style-name="ce74"/>
          <table:covered-table-cell table:style-name="ce55"/>
          <table:table-cell ns41:value-type="string" table:number-rows-spanned="1" table:style-name="ce62" table:number-columns-spanned="2" office:value-type="string">
            <text:p>694, 696</text:p>
          </table:table-cell>
          <table:covered-table-cell table:style-name="ce55"/>
          <table:table-cell ns41:value-type="string" table:number-rows-spanned="1" table:style-name="ce62" table:number-columns-spanned="2" office:value-type="string">
            <text:p>694, 696</text:p>
          </table:table-cell>
          <table:covered-table-cell table:style-name="ce55"/>
          <table:table-cell ns41:value-type="string" table:number-rows-spanned="1" table:style-name="ce69" table:number-columns-spanned="3" office:value-type="string">
            <text:p>694, 696</text:p>
          </table:table-cell>
          <table:covered-table-cell table:style-name="ce74"/>
          <table:covered-table-cell table:style-name="ce55"/>
          <table:table-cell ns41:value-type="string" table:number-rows-spanned="1" table:style-name="ce62" table:number-columns-spanned="2" office:value-type="string">
            <text:p>694, 696</text:p>
          </table:table-cell>
          <table:covered-table-cell table:style-name="ce55"/>
          <table:table-cell ns41:value-type="string" table:number-rows-spanned="1" table:style-name="ce62" table:number-columns-spanned="2" office:value-type="string">
            <text:p>694, 696</text:p>
          </table:table-cell>
          <table:covered-table-cell table:style-name="ce55"/>
          <table:table-cell ns41:value-type="string" table:number-rows-spanned="1" table:style-name="ce62" table:number-columns-spanned="2" office:value-type="string">
            <text:p>694, 696</text:p>
          </table:table-cell>
          <table:covered-table-cell table:style-name="ce55"/>
          <table:table-cell ns41:value-type="string" table:number-rows-spanned="1" table:style-name="ce62" table:number-columns-spanned="2" office:value-type="string">
            <text:p>695, 697</text:p>
          </table:table-cell>
          <table:covered-table-cell table:style-name="ce55"/>
          <table:table-cell ns41:value-type="string" table:number-rows-spanned="1" table:style-name="ce62" table:number-columns-spanned="2" office:value-type="string">
            <text:p>695, 697</text:p>
          </table:table-cell>
          <table:covered-table-cell table:style-name="ce55"/>
          <table:table-cell ns41:value-type="string" table:number-rows-spanned="1" table:style-name="ce62" table:number-columns-spanned="2" office:value-type="string">
            <text:p>695, 697</text:p>
          </table:table-cell>
          <table:covered-table-cell table:style-name="ce55"/>
          <table:table-cell ns41:value-type="string" table:number-rows-spanned="1" table:style-name="ce62" table:number-columns-spanned="2" office:value-type="string">
            <text:p>695, 697</text:p>
          </table:table-cell>
          <table:covered-table-cell table:style-name="ce55"/>
          <table:table-cell ns41:value-type="string" table:number-rows-spanned="1" table:style-name="ce62" table:number-columns-spanned="2" office:value-type="string">
            <text:p>695, 697</text:p>
          </table:table-cell>
          <table:covered-table-cell table:style-name="ce55"/>
          <table:table-cell ns41:value-type="string" table:number-rows-spanned="1" table:style-name="ce69" table:number-columns-spanned="3" office:value-type="string">
            <text:p>695, 697</text:p>
          </table:table-cell>
          <table:covered-table-cell table:style-name="ce74"/>
          <table:covered-table-cell table:style-name="ce55"/>
          <table:table-cell ns41:value-type="string" table:number-rows-spanned="1" table:style-name="ce62" table:number-columns-spanned="2" office:value-type="string">
            <text:p>695, 697</text:p>
          </table:table-cell>
          <table:covered-table-cell table:style-name="ce55"/>
          <table:table-cell ns41:value-type="string" table:number-rows-spanned="1" table:style-name="ce62" table:number-columns-spanned="2" office:value-type="string">
            <text:p>695, 697</text:p>
          </table:table-cell>
          <table:covered-table-cell table:style-name="ce55"/>
          <table:table-cell ns41:value-type="string" table:number-rows-spanned="1" table:style-name="ce62" table:number-columns-spanned="2" office:value-type="string">
            <text:p>695, 697</text:p>
          </table:table-cell>
          <table:covered-table-cell table:style-name="ce55"/>
          <table:table-cell ns41:value-type="string" table:number-rows-spanned="1" table:style-name="ce62" table:number-columns-spanned="2" office:value-type="string">
            <text:p>695, 697</text:p>
          </table:table-cell>
          <table:covered-table-cell table:style-name="ce55"/>
          <table:table-cell ns41:value-type="string" table:number-rows-spanned="1" table:style-name="ce62" table:number-columns-spanned="2" office:value-type="string">
            <text:p>695, 697</text:p>
          </table:table-cell>
          <table:covered-table-cell table:style-name="ce55"/>
          <table:table-cell ns41:value-type="string" table:number-rows-spanned="1" table:style-name="ce62" table:number-columns-spanned="2" office:value-type="string">
            <text:p>695, 697</text:p>
          </table:table-cell>
          <table:covered-table-cell table:style-name="ce55"/>
          <table:table-cell ns41:value-type="string" table:number-rows-spanned="1" table:style-name="ce62" table:number-columns-spanned="2" office:value-type="string">
            <text:p>695, 697</text:p>
          </table:table-cell>
          <table:covered-table-cell table:style-name="ce55"/>
          <table:table-cell ns41:value-type="string" table:number-rows-spanned="1" table:style-name="ce62" table:number-columns-spanned="2" office:value-type="string">
            <text:p>695, 697</text:p>
          </table:table-cell>
          <table:covered-table-cell table:style-name="ce55"/>
          <table:table-cell table:number-rows-spanned="1" office:value-type="float" office:value="698" table:style-name="ce62" table:number-columns-spanned="2" ns41:value-type="float">
            <text:p>698</text:p>
          </table:table-cell>
          <table:covered-table-cell table:style-name="ce55"/>
          <table:table-cell table:number-rows-spanned="1" office:value-type="float" office:value="698" table:style-name="ce62" table:number-columns-spanned="2" ns41:value-type="float">
            <text:p>698</text:p>
          </table:table-cell>
          <table:covered-table-cell table:style-name="ce55"/>
          <table:table-cell table:number-rows-spanned="1" office:value-type="float" office:value="698" table:style-name="ce89" table:number-columns-spanned="3" ns41:value-type="float">
            <text:p>698</text:p>
          </table:table-cell>
          <table:covered-table-cell table:style-name="ce74"/>
          <table:covered-table-cell table:style-name="ce99"/>
          <table:table-cell table:number-columns-repeated="831"/>
        </table:table-row>
        <table:table-row table:style-name="ro6">
          <table:table-cell ns41:value-type="string" table:style-name="ce12" office:value-type="string">
            <text:p>Image nummers</text:p>
          </table:table-cell>
          <table:table-cell table:style-name="ce26"/>
          <table:table-cell table:style-name="Default"/>
          <table:table-cell ns41:value-type="string" table:number-rows-spanned="1" table:style-name="ce40"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7" table:number-columns-spanned="3" office:value-type="string">
            <text:p>270439/40</text:p>
          </table:table-cell>
          <table:covered-table-cell table:style-name="ce72"/>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3" office:value-type="string">
            <text:p>270439/40</text:p>
          </table:table-cell>
          <table:covered-table-cell table:style-name="ce72"/>
          <table:covered-table-cell table:style-name="ce53"/>
          <table:table-cell ns41:value-type="string" table:number-rows-spanned="1" table:style-name="ce67"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4" office:value-type="string">
            <text:p>270439/40</text:p>
          </table:table-cell>
          <table:covered-table-cell table:style-name="ce72" table:number-columns-repeated="2"/>
          <table:covered-table-cell table:style-name="ce53"/>
          <table:table-cell ns41:value-type="string" table:number-rows-spanned="1" table:style-name="ce67" table:number-columns-spanned="3" office:value-type="string">
            <text:p>270439/40</text:p>
          </table:table-cell>
          <table:covered-table-cell table:style-name="ce72"/>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7" table:number-columns-spanned="3" office:value-type="string">
            <text:p>270439/40</text:p>
          </table:table-cell>
          <table:covered-table-cell table:style-name="ce72"/>
          <table:covered-table-cell table:style-name="ce53"/>
          <table:table-cell ns41:value-type="string" table:number-rows-spanned="1" table:style-name="ce67" table:number-columns-spanned="3" office:value-type="string">
            <text:p>270439/40</text:p>
          </table:table-cell>
          <table:covered-table-cell table:style-name="ce72"/>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4" office:value-type="string">
            <text:p>270439/40</text:p>
          </table:table-cell>
          <table:covered-table-cell table:style-name="ce72" table:number-columns-repeated="2"/>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7" table:number-columns-spanned="3" office:value-type="string">
            <text:p>270439/40</text:p>
          </table:table-cell>
          <table:covered-table-cell table:style-name="ce72"/>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7" table:number-columns-spanned="3" office:value-type="string">
            <text:p>270441/2</text:p>
          </table:table-cell>
          <table:covered-table-cell table:style-name="ce72"/>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7" table:number-columns-spanned="3" office:value-type="string">
            <text:p>270441/2</text:p>
          </table:table-cell>
          <table:covered-table-cell table:style-name="ce72"/>
          <table:covered-table-cell table:style-name="ce53"/>
          <table:table-cell ns41:value-type="string" table:number-rows-spanned="1" table:style-name="ce67" table:number-columns-spanned="3" office:value-type="string">
            <text:p>270441/2</text:p>
          </table:table-cell>
          <table:covered-table-cell table:style-name="ce72"/>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7" table:number-columns-spanned="3" office:value-type="string">
            <text:p>270441/2</text:p>
          </table:table-cell>
          <table:covered-table-cell table:style-name="ce72"/>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7" table:number-columns-spanned="3" office:value-type="string">
            <text:p>270443/4</text:p>
          </table:table-cell>
          <table:covered-table-cell table:style-name="ce72"/>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7" table:number-columns-spanned="3" office:value-type="string">
            <text:p>270443/4</text:p>
          </table:table-cell>
          <table:covered-table-cell table:style-name="ce72"/>
          <table:covered-table-cell table:style-name="ce53"/>
          <table:table-cell ns41:value-type="string" table:number-rows-spanned="1" table:style-name="ce60" table:number-columns-spanned="4" office:value-type="string">
            <text:p>270443/4</text:p>
          </table:table-cell>
          <table:covered-table-cell table:style-name="ce72" table:number-columns-repeated="2"/>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7" table:number-columns-spanned="3" office:value-type="string">
            <text:p>270443/4</text:p>
          </table:table-cell>
          <table:covered-table-cell table:style-name="ce72"/>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7" table:number-columns-spanned="3" office:value-type="string">
            <text:p>270443/4</text:p>
          </table:table-cell>
          <table:covered-table-cell table:style-name="ce72"/>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7" table:number-columns-spanned="3" office:value-type="string">
            <text:p>270443/4</text:p>
          </table:table-cell>
          <table:covered-table-cell table:style-name="ce72"/>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table:number-rows-spanned="1" office:value-type="float" office:value="270445" table:style-name="ce60" table:number-columns-spanned="2" ns41:value-type="float">
            <text:p>270445</text:p>
          </table:table-cell>
          <table:covered-table-cell table:style-name="ce53"/>
          <table:table-cell table:number-rows-spanned="1" office:value-type="float" office:value="270445" table:style-name="ce60" table:number-columns-spanned="2" ns41:value-type="float">
            <text:p>270445</text:p>
          </table:table-cell>
          <table:covered-table-cell table:style-name="ce53"/>
          <table:table-cell table:number-rows-spanned="1" office:value-type="float" office:value="270445" table:style-name="ce87" table:number-columns-spanned="3" ns41:value-type="float">
            <text:p>270445</text:p>
          </table:table-cell>
          <table:covered-table-cell table:style-name="ce72"/>
          <table:covered-table-cell table:style-name="ce97"/>
          <table:table-cell table:number-columns-repeated="831"/>
        </table:table-row>
        <table:table-row table:style-name="ro6">
          <table:table-cell table:style-name="ce13" table:number-columns-repeated="2"/>
          <table:table-cell table:number-columns-repeated="1022"/>
        </table:table-row>
        <table:table-row table:style-name="ro6">
          <table:table-cell ns41:value-type="string" table:number-rows-spanned="2" table:style-name="ce14" table:number-columns-spanned="2" office:value-type="string">
            <text:p>Totaal der provincie</text:p>
          </table:table-cell>
          <table:covered-table-cell table:style-name="ce27"/>
          <table:table-cell table:style-name="Default"/>
          <table:table-cell ns41:value-type="string" table:style-name="ce43" office:value-type="string">
            <text:p>M</text:p>
          </table:table-cell>
          <table:table-cell ns41:value-type="string" table:style-name="ce56" office:value-type="string">
            <text:p>*</text:p>
          </table:table-cell>
          <table:table-cell ns41:value-type="string" table:style-name="ce56" office:value-type="string">
            <text:p>V</text:p>
          </table:table-cell>
          <table:table-cell ns41:value-type="string" table:style-name="ce63" office:value-type="string">
            <text:p>*</text:p>
          </table:table-cell>
          <table:table-cell table:number-columns-repeated="1017"/>
        </table:table-row>
        <table:table-row table:style-name="ro6">
          <table:covered-table-cell table:style-name="ce15"/>
          <table:covered-table-cell table:style-name="ce28"/>
          <table:table-cell table:style-name="Default"/>
          <table:table-cell ns41:value-type="float" table:style-name="ce44" office:value="189" office:value-type="float">
            <text:p>189</text:p>
          </table:table-cell>
          <table:table-cell ns41:value-type="float" table:style-name="ce57" office:value="54" office:value-type="float">
            <text:p>54</text:p>
          </table:table-cell>
          <table:table-cell ns41:value-type="float" table:style-name="ce57" office:value="219" office:value-type="float">
            <text:p>219</text:p>
          </table:table-cell>
          <table:table-cell ns41:value-type="float" table:style-name="ce64" office:value="39" office:value-type="float">
            <text:p>39</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sde gedeelte_a">
        <table:table-column table:style-name="co10" table:default-cell-style-name="ce2"/>
        <table:table-column table:style-name="co3" table:default-cell-style-name="ce2"/>
        <table:table-column table:style-name="co11" table:default-cell-style-name="ce2"/>
        <table:table-column table:style-name="co12" table:default-cell-style-name="ce31"/>
        <table:table-column table:style-name="co11" table:default-cell-style-name="ce2" table:number-columns-repeated="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number-columns-repeated="6"/>
        <table:table-column table:style-name="co15" table:default-cell-style-name="ce2"/>
        <table:table-column table:style-name="co17" table:default-cell-style-name="ce2"/>
        <table:table-column table:style-name="co11" table:default-cell-style-name="ce2"/>
        <table:table-column table:style-name="co17" table:default-cell-style-name="ce2"/>
        <table:table-column table:style-name="co18" table:default-cell-style-name="ce2"/>
        <table:table-column table:style-name="co17" table:default-cell-style-name="ce2"/>
        <table:table-column table:style-name="co15" table:default-cell-style-name="ce2"/>
        <table:table-column table:style-name="co17" table:default-cell-style-name="ce2"/>
        <table:table-column table:style-name="co19" table:default-cell-style-name="ce2"/>
        <table:table-column table:style-name="co17" table:default-cell-style-name="ce2" table:number-columns-repeated="7"/>
        <table:table-column table:style-name="co20" table:default-cell-style-name="ce2"/>
        <table:table-column table:style-name="co17" table:default-cell-style-name="ce2"/>
        <table:table-column table:style-name="co21" table:default-cell-style-name="ce2"/>
        <table:table-column table:style-name="co17" table:default-cell-style-name="ce2" table:number-columns-repeated="14"/>
        <table:table-column table:style-name="co15" table:default-cell-style-name="ce2"/>
        <table:table-column table:style-name="co4" table:default-cell-style-name="ce2"/>
        <table:table-column table:style-name="co18" table:default-cell-style-name="ce2"/>
        <table:table-column table:style-name="co17" table:default-cell-style-name="ce2" table:number-columns-repeated="2"/>
        <table:table-column table:style-name="co22" table:default-cell-style-name="ce2" table:number-columns-repeated="3"/>
        <table:table-column table:style-name="co23" table:default-cell-style-name="ce100"/>
        <table:table-column table:style-name="co24" table:default-cell-style-name="ce100"/>
        <table:table-column table:style-name="co23" table:default-cell-style-name="ce100"/>
        <table:table-column table:style-name="co25" table:default-cell-style-name="ce100"/>
        <table:table-column table:style-name="co26" table:default-cell-style-name="ce100"/>
        <table:table-column table:style-name="co27" table:default-cell-style-name="ce100"/>
        <table:table-column table:style-name="co9" table:default-cell-style-name="ce2" table:number-columns-repeated="194"/>
        <table:table-column table:style-name="co9" table:default-cell-style-name="Default" table:number-columns-repeated="767"/>
        <table:table-row table:style-name="ro1">
          <table:table-cell ns41:value-type="string" table:number-rows-spanned="1" table:style-name="ce1" table:number-columns-spanned="63" office:value-type="string">
            <text:p>PROVINCIE ZUIDHOLLAND, ZESDE GEDEELTE: INDEELING DER BLINDEN DIE ONDERWIJS EN GEEN ONDERWIJS GENOTEN HEBBEN, NAAR WOONPLAATS EN LEEFTIJD</text:p>
          </table:table-cell>
          <table:covered-table-cell table:style-name="ce16" table:number-columns-repeated="61"/>
          <table:covered-table-cell table:style-name="ce115"/>
          <table:table-cell table:number-columns-repeated="961"/>
        </table:table-row>
        <table:table-row table:style-name="ro1">
          <table:table-cell table:style-name="Default" table:number-columns-repeated="63"/>
          <table:table-cell table:style-name="ce140"/>
          <table:table-cell table:number-columns-repeated="960"/>
        </table:table-row>
        <table:table-row table:style-name="ro5">
          <table:table-cell ns41:value-type="string" table:style-name="ce123" office:value-type="string">
            <text:p>Blinden werden niet aangetroffen in de gemeenten:</text:p>
          </table:table-cell>
          <table:table-cell table:style-name="ce123"/>
          <table:table-cell table:style-name="ce13" table:number-columns-repeated="2"/>
          <table:table-cell table:style-name="ce135"/>
          <table:table-cell table:style-name="ce13" table:number-columns-repeated="1019"/>
        </table:table-row>
        <table:table-row table:style-name="ro6">
          <table:table-cell table:style-name="ce143" table:number-columns-repeated="4"/>
          <table:table-cell table:style-name="ce135"/>
          <table:table-cell table:style-name="ce13" table:number-columns-repeated="1019"/>
        </table:table-row>
        <table:table-row table:style-name="ro7">
          <table:table-cell ns41:value-type="string" table:style-name="ce124" office:value-type="string">
            <text:p>GEMEENTEN</text:p>
          </table:table-cell>
          <table:table-cell table:style-name="ce128"/>
          <table:table-cell ns41:value-type="string" table:style-name="ce129" office:value-type="string">
            <text:p>CBS nummer</text:p>
          </table:table-cell>
          <table:table-cell ns41:value-type="string" table:style-name="ce144" office:value-type="string">
            <text:p>Amsterdamse code</text:p>
          </table:table-cell>
          <table:table-cell ns41:value-type="string" table:style-name="ce144" office:value-type="string">
            <text:p>Grootteklasse</text:p>
          </table:table-cell>
          <table:table-cell ns41:value-type="string" table:style-name="ce145" office:value-type="string">
            <text:p>Provincie</text:p>
          </table:table-cell>
          <table:table-cell ns41:value-type="string" table:style-name="ce146" office:value-type="string">
            <text:p>Telling</text:p>
          </table:table-cell>
          <table:table-cell ns41:value-type="string" table:style-name="ce144" office:value-type="string">
            <text:p>Tabel</text:p>
          </table:table-cell>
          <table:table-cell ns41:value-type="string" table:style-name="ce144" office:value-type="string">
            <text:p>Pagina</text:p>
          </table:table-cell>
          <table:table-cell ns41:value-type="string" table:style-name="ce145" office:value-type="string">
            <text:p>Image nummer</text:p>
          </table:table-cell>
          <table:table-cell table:style-name="ce13" table:number-columns-repeated="1014"/>
        </table:table-row>
        <table:table-row table:style-name="ro6">
          <table:table-cell table:style-name="ce143" table:number-columns-repeated="2"/>
          <table:table-cell table:style-name="ce130"/>
          <table:table-cell table:style-name="ce131"/>
          <table:table-cell table:style-name="ce147" table:number-columns-repeated="2"/>
          <table:table-cell table:style-name="ce13" table:number-columns-repeated="1018"/>
        </table:table-row>
        <table:table-row table:style-name="ro5">
          <table:table-cell ns41:value-type="string" table:style-name="ce125" office:value-type="string">
            <text:p>Aarlanderveen</text:p>
          </table:table-cell>
          <table:table-cell table:style-name="ce13"/>
          <table:table-cell ns41:value-type="float" table:style-name="ce10" office:value="1002" office:value-type="float">
            <text:p>1002</text:p>
          </table:table-cell>
          <table:table-cell ns41:value-type="float" table:style-name="ce132" office:value="11242" office:value-type="float">
            <text:p>11242</text:p>
          </table:table-cell>
          <table:table-cell ns41:value-type="float" table:style-name="ce132" office:value="4" office:value-type="float">
            <text:p>4</text:p>
          </table:table-cell>
          <table:table-cell ns41:value-type="string" table:style-name="ce24" office:value-type="string">
            <text:p>ZH</text:p>
          </table:table-cell>
          <table:table-cell ns41:value-type="string" table:style-name="ce10" office:value-type="string">
            <text:p>VT_1889</text:p>
          </table:table-cell>
          <table:table-cell ns41:value-type="string" table:style-name="ce132" office:value-type="string">
            <text:p>09_H6</text:p>
          </table:table-cell>
          <table:table-cell ns41:value-type="float" table:style-name="ce132" office:value="698" office:value-type="float">
            <text:p>698</text:p>
          </table:table-cell>
          <table:table-cell ns41:value-type="float" table:style-name="ce24" office:value="270445" office:value-type="float">
            <text:p>270445</text:p>
          </table:table-cell>
          <table:table-cell table:style-name="ce13" table:number-columns-repeated="1014"/>
        </table:table-row>
        <table:table-row table:style-name="ro5">
          <table:table-cell ns41:value-type="string" table:style-name="ce126" office:value-type="string">
            <text:p>Abbenbroek</text:p>
          </table:table-cell>
          <table:table-cell table:style-name="ce148"/>
          <table:table-cell ns41:value-type="float" table:style-name="ce11" office:value="481" office:value-type="float">
            <text:p>481</text:p>
          </table:table-cell>
          <table:table-cell ns41:value-type="float" table:style-name="ce133" office:value="11026" office:value-type="float">
            <text:p>11026</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style-name="ce13" table:number-columns-repeated="1014"/>
        </table:table-row>
        <table:table-row table:style-name="ro5">
          <table:table-cell ns41:value-type="string" table:style-name="ce126" office:value-type="string">
            <text:p>Ammerstol</text:p>
          </table:table-cell>
          <table:table-cell table:style-name="TL RowHeader"/>
          <table:table-cell ns41:value-type="float" table:style-name="ce11" office:value="486" office:value-type="float">
            <text:p>486</text:p>
          </table:table-cell>
          <table:table-cell ns41:value-type="float" table:style-name="ce133" office:value="10863" office:value-type="float">
            <text:p>10863</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Arkel</text:p>
          </table:table-cell>
          <table:table-cell table:style-name="TL RowHeader"/>
          <table:table-cell ns41:value-type="float" table:style-name="ce11" office:value="487" office:value-type="float">
            <text:p>487</text:p>
          </table:table-cell>
          <table:table-cell ns41:value-type="float" table:style-name="ce133" office:value="10079" office:value-type="float">
            <text:p>10079</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Asperen</text:p>
          </table:table-cell>
          <table:table-cell table:style-name="TL RowHeader"/>
          <table:table-cell ns41:value-type="float" table:style-name="ce11" office:value="488" office:value-type="float">
            <text:p>488</text:p>
          </table:table-cell>
          <table:table-cell ns41:value-type="float" table:style-name="ce133" office:value="11369" office:value-type="float">
            <text:p>11369</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Barendrecht (Oost- en West-)</text:p>
          </table:table-cell>
          <table:table-cell table:style-name="TL RowHeader"/>
          <table:table-cell ns41:value-type="float" table:style-name="ce11" office:value="489" office:value-type="float">
            <text:p>489</text:p>
          </table:table-cell>
          <table:table-cell ns41:value-type="float" table:style-name="ce133" office:value="10943" office:value-type="float">
            <text:p>10943</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Barwoutswaarder</text:p>
          </table:table-cell>
          <table:table-cell table:style-name="TL RowHeader"/>
          <table:table-cell ns41:value-type="float" table:style-name="ce11" office:value="1017" office:value-type="float">
            <text:p>1017</text:p>
          </table:table-cell>
          <table:table-cell ns41:value-type="float" table:style-name="ce133" office:value="10447" office:value-type="float">
            <text:p>10447</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Beijerland (Nieuw-)</text:p>
          </table:table-cell>
          <table:table-cell table:style-name="TL RowHeader"/>
          <table:table-cell ns41:value-type="float" table:style-name="ce11" office:value="566" office:value-type="float">
            <text:p>566</text:p>
          </table:table-cell>
          <table:table-cell ns41:value-type="float" table:style-name="ce133" office:value="10092" office:value-type="float">
            <text:p>10092</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Beijerland (Zuid-)</text:p>
          </table:table-cell>
          <table:table-cell table:style-name="TL RowHeader"/>
          <table:table-cell ns41:value-type="float" table:style-name="ce11" office:value="639" office:value-type="float">
            <text:p>639</text:p>
          </table:table-cell>
          <table:table-cell ns41:value-type="float" table:style-name="ce133" office:value="10917" office:value-type="float">
            <text:p>10917</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Benthuizen</text:p>
          </table:table-cell>
          <table:table-cell table:style-name="TL RowHeader"/>
          <table:table-cell ns41:value-type="float" table:style-name="ce11" office:value="490" office:value-type="float">
            <text:p>490</text:p>
          </table:table-cell>
          <table:table-cell ns41:value-type="float" table:style-name="ce133" office:value="10398" office:value-type="float">
            <text:p>10398</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Bergschenhoek</text:p>
          </table:table-cell>
          <table:table-cell table:style-name="TL RowHeader"/>
          <table:table-cell ns41:value-type="float" table:style-name="ce11" office:value="492" office:value-type="float">
            <text:p>492</text:p>
          </table:table-cell>
          <table:table-cell ns41:value-type="float" table:style-name="ce133" office:value="10445" office:value-type="float">
            <text:p>10445</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Berkel en Rodenrijs</text:p>
          </table:table-cell>
          <table:table-cell table:style-name="TL RowHeader"/>
          <table:table-cell ns41:value-type="float" table:style-name="ce11" office:value="493" office:value-type="float">
            <text:p>493</text:p>
          </table:table-cell>
          <table:table-cell ns41:value-type="float" table:style-name="ce133" office:value="10139" office:value-type="float">
            <text:p>10139</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Berkenwoude</text:p>
          </table:table-cell>
          <table:table-cell table:style-name="TL RowHeader"/>
          <table:table-cell ns41:value-type="float" table:style-name="ce11" office:value="494" office:value-type="float">
            <text:p>494</text:p>
          </table:table-cell>
          <table:table-cell ns41:value-type="float" table:style-name="ce133" office:value="10797" office:value-type="float">
            <text:p>10797</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Bommel (Den)</text:p>
          </table:table-cell>
          <table:table-cell table:style-name="TL RowHeader"/>
          <table:table-cell ns41:value-type="float" table:style-name="ce11" office:value="1024" office:value-type="float">
            <text:p>1024</text:p>
          </table:table-cell>
          <table:table-cell ns41:value-type="float" table:style-name="ce133" office:value="10293" office:value-type="float">
            <text:p>10293</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Dirksland</text:p>
          </table:table-cell>
          <table:table-cell table:style-name="TL RowHeader"/>
          <table:table-cell ns41:value-type="float" table:style-name="ce11" office:value="504" office:value-type="float">
            <text:p>504</text:p>
          </table:table-cell>
          <table:table-cell ns41:value-type="float" table:style-name="ce133" office:value="11344" office:value-type="float">
            <text:p>11344</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Everdingen</text:p>
          </table:table-cell>
          <table:table-cell table:style-name="TL RowHeader"/>
          <table:table-cell ns41:value-type="float" table:style-name="ce11" office:value="508" office:value-type="float">
            <text:p>508</text:p>
          </table:table-cell>
          <table:table-cell ns41:value-type="float" table:style-name="ce133" office:value="10638" office:value-type="float">
            <text:p>10638</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Geervliet</text:p>
          </table:table-cell>
          <table:table-cell table:style-name="TL RowHeader"/>
          <table:table-cell ns41:value-type="float" table:style-name="ce11" office:value="509" office:value-type="float">
            <text:p>509</text:p>
          </table:table-cell>
          <table:table-cell ns41:value-type="float" table:style-name="ce133" office:value="10842" office:value-type="float">
            <text:p>10842</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Giessen-Nieuwkerk</text:p>
          </table:table-cell>
          <table:table-cell table:style-name="TL RowHeader"/>
          <table:table-cell ns41:value-type="float" table:style-name="ce11" office:value="1062" office:value-type="float">
            <text:p>1062</text:p>
          </table:table-cell>
          <table:table-cell ns41:value-type="float" table:style-name="ce133" office:value="10255" office:value-type="float">
            <text:p>10255</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Goedereede</text:p>
          </table:table-cell>
          <table:table-cell table:style-name="TL RowHeader"/>
          <table:table-cell ns41:value-type="float" table:style-name="ce11" office:value="511" office:value-type="float">
            <text:p>511</text:p>
          </table:table-cell>
          <table:table-cell ns41:value-type="float" table:style-name="ce133" office:value="10981" office:value-type="float">
            <text:p>10981</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Goudswaard</text:p>
          </table:table-cell>
          <table:table-cell table:style-name="TL RowHeader"/>
          <table:table-cell ns41:value-type="float" table:style-name="ce11" office:value="516" office:value-type="float">
            <text:p>516</text:p>
          </table:table-cell>
          <table:table-cell ns41:value-type="float" table:style-name="ce133" office:value="10914" office:value-type="float">
            <text:p>10914</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s-Gravendeel</text:p>
          </table:table-cell>
          <table:table-cell table:style-name="TL RowHeader"/>
          <table:table-cell ns41:value-type="float" table:style-name="ce11" office:value="517" office:value-type="float">
            <text:p>517</text:p>
          </table:table-cell>
          <table:table-cell ns41:value-type="float" table:style-name="ce133" office:value="10052" office:value-type="float">
            <text:p>10052</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Groot-Ammers</text:p>
          </table:table-cell>
          <table:table-cell table:style-name="TL RowHeader"/>
          <table:table-cell ns41:value-type="float" table:style-name="ce11" office:value="520" office:value-type="float">
            <text:p>520</text:p>
          </table:table-cell>
          <table:table-cell ns41:value-type="float" table:style-name="ce133" office:value="11205" office:value-type="float">
            <text:p>11205</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Hagestein</text:p>
          </table:table-cell>
          <table:table-cell table:style-name="TL RowHeader"/>
          <table:table-cell ns41:value-type="float" table:style-name="ce11" office:value="522" office:value-type="float">
            <text:p>522</text:p>
          </table:table-cell>
          <table:table-cell ns41:value-type="float" table:style-name="ce133" office:value="10297" office:value-type="float">
            <text:p>10297</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Hazerswoude</text:p>
          </table:table-cell>
          <table:table-cell table:style-name="TL RowHeader"/>
          <table:table-cell ns41:value-type="float" table:style-name="ce11" office:value="524" office:value-type="float">
            <text:p>524</text:p>
          </table:table-cell>
          <table:table-cell ns41:value-type="float" table:style-name="ce133" office:value="11257" office:value-type="float">
            <text:p>11257</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Heenvliet</text:p>
          </table:table-cell>
          <table:table-cell table:style-name="TL RowHeader"/>
          <table:table-cell ns41:value-type="float" table:style-name="ce11" office:value="525" office:value-type="float">
            <text:p>525</text:p>
          </table:table-cell>
          <table:table-cell ns41:value-type="float" table:style-name="ce133" office:value="10823" office:value-type="float">
            <text:p>10823</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Heerjansdam</text:p>
          </table:table-cell>
          <table:table-cell table:style-name="TL RowHeader"/>
          <table:table-cell ns41:value-type="float" table:style-name="ce11" office:value="526" office:value-type="float">
            <text:p>526</text:p>
          </table:table-cell>
          <table:table-cell ns41:value-type="float" table:style-name="ce133" office:value="10540" office:value-type="float">
            <text:p>10540</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Hei- en Boeicop</text:p>
          </table:table-cell>
          <table:table-cell table:style-name="TL RowHeader"/>
          <table:table-cell ns41:value-type="float" table:style-name="ce11" office:value="527" office:value-type="float">
            <text:p>527</text:p>
          </table:table-cell>
          <table:table-cell ns41:value-type="float" table:style-name="ce133" office:value="11024" office:value-type="float">
            <text:p>11024</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Hekelingen</text:p>
          </table:table-cell>
          <table:table-cell table:style-name="TL RowHeader"/>
          <table:table-cell ns41:value-type="float" table:style-name="ce11" office:value="1074" office:value-type="float">
            <text:p>1074</text:p>
          </table:table-cell>
          <table:table-cell ns41:value-type="float" table:style-name="ce133" office:value="10873" office:value-type="float">
            <text:p>10873</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Hekendorp</text:p>
          </table:table-cell>
          <table:table-cell table:style-name="TL RowHeader"/>
          <table:table-cell ns41:value-type="float" table:style-name="ce11" office:value="1075" office:value-type="float">
            <text:p>1075</text:p>
          </table:table-cell>
          <table:table-cell ns41:value-type="float" table:style-name="ce133" office:value="10217" office:value-type="float">
            <text:p>10217</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Helvoet (Nieuw-)</text:p>
          </table:table-cell>
          <table:table-cell table:style-name="TL RowHeader"/>
          <table:table-cell ns41:value-type="float" table:style-name="ce11" office:value="1118" office:value-type="float">
            <text:p>1118</text:p>
          </table:table-cell>
          <table:table-cell ns41:value-type="float" table:style-name="ce133" office:value="10264" office:value-type="float">
            <text:p>10264</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Hendrik-Ido-Ambacht</text:p>
          </table:table-cell>
          <table:table-cell table:style-name="TL RowHeader"/>
          <table:table-cell ns41:value-type="float" table:style-name="ce11" office:value="531" office:value-type="float">
            <text:p>531</text:p>
          </table:table-cell>
          <table:table-cell ns41:value-type="float" table:style-name="ce133" office:value="10416" office:value-type="float">
            <text:p>10416</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Herkingen</text:p>
          </table:table-cell>
          <table:table-cell table:style-name="TL RowHeader"/>
          <table:table-cell ns41:value-type="float" table:style-name="ce11" office:value="1078" office:value-type="float">
            <text:p>1078</text:p>
          </table:table-cell>
          <table:table-cell ns41:value-type="float" table:style-name="ce133" office:value="10267" office:value-type="float">
            <text:p>10267</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Heukelum</text:p>
          </table:table-cell>
          <table:table-cell table:style-name="TL RowHeader"/>
          <table:table-cell ns41:value-type="float" table:style-name="ce11" office:value="533" office:value-type="float">
            <text:p>533</text:p>
          </table:table-cell>
          <table:table-cell ns41:value-type="float" table:style-name="ce133" office:value="11308" office:value-type="float">
            <text:p>11308</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Hillegersberg</text:p>
          </table:table-cell>
          <table:table-cell table:style-name="TL RowHeader"/>
          <table:table-cell ns41:value-type="float" table:style-name="ce11" office:value="1081" office:value-type="float">
            <text:p>1081</text:p>
          </table:table-cell>
          <table:table-cell ns41:value-type="float" table:style-name="ce133" office:value="10227" office:value-type="float">
            <text:p>10227</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Hillegom</text:p>
          </table:table-cell>
          <table:table-cell table:style-name="TL RowHeader"/>
          <table:table-cell ns41:value-type="float" table:style-name="ce11" office:value="534" office:value-type="float">
            <text:p>534</text:p>
          </table:table-cell>
          <table:table-cell ns41:value-type="float" table:style-name="ce133" office:value="11236" office:value-type="float">
            <text:p>11236</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Hoogvliet</text:p>
          </table:table-cell>
          <table:table-cell table:style-name="TL RowHeader"/>
          <table:table-cell ns41:value-type="float" table:style-name="ce11" office:value="1085" office:value-type="float">
            <text:p>1085</text:p>
          </table:table-cell>
          <table:table-cell ns41:value-type="float" table:style-name="ce133" office:value="10348" office:value-type="float">
            <text:p>10348</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Hoornaar</text:p>
          </table:table-cell>
          <table:table-cell table:style-name="TL RowHeader"/>
          <table:table-cell ns41:value-type="float" table:style-name="ce11" office:value="536" office:value-type="float">
            <text:p>536</text:p>
          </table:table-cell>
          <table:table-cell ns41:value-type="float" table:style-name="ce133" office:value="10516" office:value-type="float">
            <text:p>10516</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Kedichem</text:p>
          </table:table-cell>
          <table:table-cell table:style-name="TL RowHeader"/>
          <table:table-cell ns41:value-type="float" table:style-name="ce11" office:value="538" office:value-type="float">
            <text:p>538</text:p>
          </table:table-cell>
          <table:table-cell ns41:value-type="float" table:style-name="ce133" office:value="10280" office:value-type="float">
            <text:p>10280</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Klaaswaal</text:p>
          </table:table-cell>
          <table:table-cell table:style-name="TL RowHeader"/>
          <table:table-cell ns41:value-type="float" table:style-name="ce11" office:value="539" office:value-type="float">
            <text:p>539</text:p>
          </table:table-cell>
          <table:table-cell ns41:value-type="float" table:style-name="ce133" office:value="10284" office:value-type="float">
            <text:p>10284</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Koudekerk</text:p>
          </table:table-cell>
          <table:table-cell table:style-name="TL RowHeader"/>
          <table:table-cell ns41:value-type="float" table:style-name="ce11" office:value="1256" office:value-type="float">
            <text:p>1256</text:p>
          </table:table-cell>
          <table:table-cell ns41:value-type="float" table:style-name="ce133" office:value="11445" office:value-type="float">
            <text:p>11445</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Krimpen a/d IJssel</text:p>
          </table:table-cell>
          <table:table-cell table:style-name="TL RowHeader"/>
          <table:table-cell ns41:value-type="float" table:style-name="ce11" office:value="542" office:value-type="float">
            <text:p>542</text:p>
          </table:table-cell>
          <table:table-cell ns41:value-type="float" table:style-name="ce133" office:value="10859" office:value-type="float">
            <text:p>10859</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Lange-Ruige-Weide</text:p>
          </table:table-cell>
          <table:table-cell table:style-name="TL RowHeader"/>
          <table:table-cell ns41:value-type="float" table:style-name="ce11" office:value="1101" office:value-type="float">
            <text:p>1101</text:p>
          </table:table-cell>
          <table:table-cell ns41:value-type="float" table:style-name="ce133" office:value="10900" office:value-type="float">
            <text:p>10900</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Leerbroek</text:p>
          </table:table-cell>
          <table:table-cell table:style-name="TL RowHeader"/>
          <table:table-cell ns41:value-type="float" table:style-name="ce11" office:value="544" office:value-type="float">
            <text:p>544</text:p>
          </table:table-cell>
          <table:table-cell ns41:value-type="float" table:style-name="ce133" office:value="10465" office:value-type="float">
            <text:p>10465</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Leimuiden</text:p>
          </table:table-cell>
          <table:table-cell table:style-name="TL RowHeader"/>
          <table:table-cell ns41:value-type="float" table:style-name="ce11" office:value="549" office:value-type="float">
            <text:p>549</text:p>
          </table:table-cell>
          <table:table-cell ns41:value-type="float" table:style-name="ce133" office:value="11351" office:value-type="float">
            <text:p>11351</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Lekkerkerk</text:p>
          </table:table-cell>
          <table:table-cell table:style-name="TL RowHeader"/>
          <table:table-cell ns41:value-type="float" table:style-name="ce11" office:value="550" office:value-type="float">
            <text:p>550</text:p>
          </table:table-cell>
          <table:table-cell ns41:value-type="float" table:style-name="ce133" office:value="10050" office:value-type="float">
            <text:p>10050</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Lekkerland (Nieuw-)</text:p>
          </table:table-cell>
          <table:table-cell table:style-name="TL RowHeader"/>
          <table:table-cell ns41:value-type="float" table:style-name="ce11" office:value="571" office:value-type="float">
            <text:p>571</text:p>
          </table:table-cell>
          <table:table-cell ns41:value-type="float" table:style-name="ce133" office:value="10547" office:value-type="float">
            <text:p>10547</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Lexmond</text:p>
          </table:table-cell>
          <table:table-cell table:style-name="TL RowHeader"/>
          <table:table-cell ns41:value-type="float" table:style-name="ce11" office:value="551" office:value-type="float">
            <text:p>551</text:p>
          </table:table-cell>
          <table:table-cell ns41:value-type="float" table:style-name="ce133" office:value="10930" office:value-type="float">
            <text:p>10930</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Lier (De)</text:p>
          </table:table-cell>
          <table:table-cell table:style-name="TL RowHeader"/>
          <table:table-cell ns41:value-type="float" table:style-name="ce11" office:value="552" office:value-type="float">
            <text:p>552</text:p>
          </table:table-cell>
          <table:table-cell ns41:value-type="float" table:style-name="ce133" office:value="10241" office:value-type="float">
            <text:p>10241</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Lisse</text:p>
          </table:table-cell>
          <table:table-cell table:style-name="TL RowHeader"/>
          <table:table-cell ns41:value-type="float" table:style-name="ce11" office:value="553" office:value-type="float">
            <text:p>553</text:p>
          </table:table-cell>
          <table:table-cell ns41:value-type="float" table:style-name="ce133" office:value="10197" office:value-type="float">
            <text:p>10197</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Loosduinen</text:p>
          </table:table-cell>
          <table:table-cell table:style-name="TL RowHeader"/>
          <table:table-cell ns41:value-type="float" table:style-name="ce11" office:value="1107" office:value-type="float">
            <text:p>1107</text:p>
          </table:table-cell>
          <table:table-cell ns41:value-type="float" table:style-name="ce133" office:value="10997" office:value-type="float">
            <text:p>10997</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Meerkerk</text:p>
          </table:table-cell>
          <table:table-cell table:style-name="TL RowHeader"/>
          <table:table-cell ns41:value-type="float" table:style-name="ce11" office:value="557" office:value-type="float">
            <text:p>557</text:p>
          </table:table-cell>
          <table:table-cell ns41:value-type="float" table:style-name="ce133" office:value="10618" office:value-type="float">
            <text:p>10618</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Melissant</text:p>
          </table:table-cell>
          <table:table-cell table:style-name="TL RowHeader"/>
          <table:table-cell ns41:value-type="float" table:style-name="ce11" office:value="1113" office:value-type="float">
            <text:p>1113</text:p>
          </table:table-cell>
          <table:table-cell ns41:value-type="float" table:style-name="ce133" office:value="10918" office:value-type="float">
            <text:p>10918</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Middelharnis</text:p>
          </table:table-cell>
          <table:table-cell table:style-name="TL RowHeader"/>
          <table:table-cell ns41:value-type="float" table:style-name="ce11" office:value="559" office:value-type="float">
            <text:p>559</text:p>
          </table:table-cell>
          <table:table-cell ns41:value-type="float" table:style-name="ce133" office:value="11067" office:value-type="float">
            <text:p>11067</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Moercapelle</text:p>
          </table:table-cell>
          <table:table-cell table:style-name="TL RowHeader"/>
          <table:table-cell ns41:value-type="float" table:style-name="ce11" office:value="560" office:value-type="float">
            <text:p>560</text:p>
          </table:table-cell>
          <table:table-cell ns41:value-type="float" table:style-name="ce133" office:value="11383" office:value-type="float">
            <text:p>11383</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Molenaarsgraaf</text:p>
          </table:table-cell>
          <table:table-cell table:style-name="TL RowHeader"/>
          <table:table-cell ns41:value-type="float" table:style-name="ce11" office:value="561" office:value-type="float">
            <text:p>561</text:p>
          </table:table-cell>
          <table:table-cell ns41:value-type="float" table:style-name="ce133" office:value="10166" office:value-type="float">
            <text:p>10166</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Monster</text:p>
          </table:table-cell>
          <table:table-cell table:style-name="TL RowHeader"/>
          <table:table-cell ns41:value-type="float" table:style-name="ce11" office:value="562" office:value-type="float">
            <text:p>562</text:p>
          </table:table-cell>
          <table:table-cell ns41:value-type="float" table:style-name="ce133" office:value="10019" office:value-type="float">
            <text:p>10019</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Moordrecht</text:p>
          </table:table-cell>
          <table:table-cell table:style-name="TL RowHeader"/>
          <table:table-cell ns41:value-type="float" table:style-name="ce11" office:value="563" office:value-type="float">
            <text:p>563</text:p>
          </table:table-cell>
          <table:table-cell ns41:value-type="float" table:style-name="ce133" office:value="10120" office:value-type="float">
            <text:p>10120</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Mijnsheerenland</text:p>
          </table:table-cell>
          <table:table-cell table:style-name="TL RowHeader"/>
          <table:table-cell ns41:value-type="float" table:style-name="ce11" office:value="564" office:value-type="float">
            <text:p>564</text:p>
          </table:table-cell>
          <table:table-cell ns41:value-type="float" table:style-name="ce133" office:value="11112" office:value-type="float">
            <text:p>11112</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Nieuwenhoorn</text:p>
          </table:table-cell>
          <table:table-cell table:style-name="TL RowHeader"/>
          <table:table-cell ns41:value-type="float" table:style-name="ce11" office:value="1121" office:value-type="float">
            <text:p>1121</text:p>
          </table:table-cell>
          <table:table-cell ns41:value-type="float" table:style-name="ce133" office:value="10338" office:value-type="float">
            <text:p>10338</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Nieuwland</text:p>
          </table:table-cell>
          <table:table-cell table:style-name="TL RowHeader"/>
          <table:table-cell ns41:value-type="float" table:style-name="ce11" office:value="570" office:value-type="float">
            <text:p>570</text:p>
          </table:table-cell>
          <table:table-cell ns41:value-type="float" table:style-name="ce133" office:value="11213" office:value-type="float">
            <text:p>11213</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Nieuwpoort</text:p>
          </table:table-cell>
          <table:table-cell table:style-name="TL RowHeader"/>
          <table:table-cell ns41:value-type="float" table:style-name="ce11" office:value="572" office:value-type="float">
            <text:p>572</text:p>
          </table:table-cell>
          <table:table-cell ns41:value-type="float" table:style-name="ce133" office:value="10748" office:value-type="float">
            <text:p>10748</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Noordeloos</text:p>
          </table:table-cell>
          <table:table-cell table:style-name="TL RowHeader"/>
          <table:table-cell ns41:value-type="float" table:style-name="ce11" office:value="574" office:value-type="float">
            <text:p>574</text:p>
          </table:table-cell>
          <table:table-cell ns41:value-type="float" table:style-name="ce133" office:value="10296" office:value-type="float">
            <text:p>10296</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Noordwijkerhout</text:p>
          </table:table-cell>
          <table:table-cell table:style-name="TL RowHeader"/>
          <table:table-cell ns41:value-type="float" table:style-name="ce11" office:value="576" office:value-type="float">
            <text:p>576</text:p>
          </table:table-cell>
          <table:table-cell ns41:value-type="float" table:style-name="ce133" office:value="11134" office:value-type="float">
            <text:p>11134</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Nootdorp</text:p>
          </table:table-cell>
          <table:table-cell table:style-name="TL RowHeader"/>
          <table:table-cell ns41:value-type="float" table:style-name="ce11" office:value="577" office:value-type="float">
            <text:p>577</text:p>
          </table:table-cell>
          <table:table-cell ns41:value-type="float" table:style-name="ce133" office:value="10601" office:value-type="float">
            <text:p>10601</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Ottoland</text:p>
          </table:table-cell>
          <table:table-cell table:style-name="TL RowHeader"/>
          <table:table-cell ns41:value-type="float" table:style-name="ce11" office:value="582" office:value-type="float">
            <text:p>582</text:p>
          </table:table-cell>
          <table:table-cell ns41:value-type="float" table:style-name="ce133" office:value="10097" office:value-type="float">
            <text:p>10097</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Oudenhoorn</text:p>
          </table:table-cell>
          <table:table-cell table:style-name="TL RowHeader"/>
          <table:table-cell ns41:value-type="float" table:style-name="ce11" office:value="586" office:value-type="float">
            <text:p>586</text:p>
          </table:table-cell>
          <table:table-cell ns41:value-type="float" table:style-name="ce133" office:value="10380" office:value-type="float">
            <text:p>10380</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Ouderkerk a/d IJssel</text:p>
          </table:table-cell>
          <table:table-cell table:style-name="TL RowHeader"/>
          <table:table-cell ns41:value-type="float" table:style-name="ce11" office:value="587" office:value-type="float">
            <text:p>587</text:p>
          </table:table-cell>
          <table:table-cell ns41:value-type="float" table:style-name="ce133" office:value="10095" office:value-type="float">
            <text:p>10095</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Oudewater</text:p>
          </table:table-cell>
          <table:table-cell table:style-name="TL RowHeader"/>
          <table:table-cell ns41:value-type="float" table:style-name="ce11" office:value="589" office:value-type="float">
            <text:p>589</text:p>
          </table:table-cell>
          <table:table-cell ns41:value-type="float" table:style-name="ce133" office:value="10188" office:value-type="float">
            <text:p>10188</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Oudshoorn</text:p>
          </table:table-cell>
          <table:table-cell table:style-name="TL RowHeader"/>
          <table:table-cell ns41:value-type="float" table:style-name="ce11" office:value="1147" office:value-type="float">
            <text:p>1147</text:p>
          </table:table-cell>
          <table:table-cell ns41:value-type="float" table:style-name="ce133" office:value="11011" office:value-type="float">
            <text:p>11011</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Papekop</text:p>
          </table:table-cell>
          <table:table-cell table:style-name="TL RowHeader"/>
          <table:table-cell ns41:value-type="float" table:style-name="ce11" office:value="1151" office:value-type="float">
            <text:p>1151</text:p>
          </table:table-cell>
          <table:table-cell ns41:value-type="float" table:style-name="ce133" office:value="11244" office:value-type="float">
            <text:p>11244</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Papendrecht</text:p>
          </table:table-cell>
          <table:table-cell table:style-name="TL RowHeader"/>
          <table:table-cell ns41:value-type="float" table:style-name="ce11" office:value="590" office:value-type="float">
            <text:p>590</text:p>
          </table:table-cell>
          <table:table-cell ns41:value-type="float" table:style-name="ce133" office:value="10427" office:value-type="float">
            <text:p>10427</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Pernis</text:p>
          </table:table-cell>
          <table:table-cell table:style-name="TL RowHeader"/>
          <table:table-cell ns41:value-type="float" table:style-name="ce11" office:value="1152" office:value-type="float">
            <text:p>1152</text:p>
          </table:table-cell>
          <table:table-cell ns41:value-type="float" table:style-name="ce133" office:value="11245" office:value-type="float">
            <text:p>11245</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Peursum</text:p>
          </table:table-cell>
          <table:table-cell table:style-name="TL RowHeader"/>
          <table:table-cell ns41:value-type="float" table:style-name="ce11" office:value="1154" office:value-type="float">
            <text:p>1154</text:p>
          </table:table-cell>
          <table:table-cell ns41:value-type="float" table:style-name="ce133" office:value="10391" office:value-type="float">
            <text:p>10391</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Piershil</text:p>
          </table:table-cell>
          <table:table-cell table:style-name="TL RowHeader"/>
          <table:table-cell ns41:value-type="float" table:style-name="ce11" office:value="591" office:value-type="float">
            <text:p>591</text:p>
          </table:table-cell>
          <table:table-cell ns41:value-type="float" table:style-name="ce133" office:value="10179" office:value-type="float">
            <text:p>10179</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Poortugaal</text:p>
          </table:table-cell>
          <table:table-cell table:style-name="TL RowHeader"/>
          <table:table-cell ns41:value-type="float" table:style-name="ce11" office:value="592" office:value-type="float">
            <text:p>592</text:p>
          </table:table-cell>
          <table:table-cell ns41:value-type="float" table:style-name="ce133" office:value="11395" office:value-type="float">
            <text:p>11395</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Pijnacker</text:p>
          </table:table-cell>
          <table:table-cell table:style-name="TL RowHeader"/>
          <table:table-cell ns41:value-type="float" table:style-name="ce11" office:value="594" office:value-type="float">
            <text:p>594</text:p>
          </table:table-cell>
          <table:table-cell ns41:value-type="float" table:style-name="ce133" office:value="10031" office:value-type="float">
            <text:p>10031</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Rijnsburg</text:p>
          </table:table-cell>
          <table:table-cell table:style-name="TL RowHeader"/>
          <table:table-cell ns41:value-type="float" table:style-name="ce11" office:value="602" office:value-type="float">
            <text:p>602</text:p>
          </table:table-cell>
          <table:table-cell ns41:value-type="float" table:style-name="ce133" office:value="11118" office:value-type="float">
            <text:p>11118</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Ridderkerk</text:p>
          </table:table-cell>
          <table:table-cell table:style-name="TL RowHeader"/>
          <table:table-cell ns41:value-type="float" table:style-name="ce11" office:value="597" office:value-type="float">
            <text:p>597</text:p>
          </table:table-cell>
          <table:table-cell ns41:value-type="float" table:style-name="ce133" office:value="10646" office:value-type="float">
            <text:p>10646</text:p>
          </table:table-cell>
          <table:table-cell ns41:value-type="float" table:style-name="ce133" office:value="3" office:value-type="float">
            <text:p>3</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Rietveld</text:p>
          </table:table-cell>
          <table:table-cell table:style-name="TL RowHeader"/>
          <table:table-cell ns41:value-type="float" table:style-name="ce11" office:value="1160" office:value-type="float">
            <text:p>1160</text:p>
          </table:table-cell>
          <table:table-cell ns41:value-type="float" table:style-name="ce133" office:value="10828" office:value-type="float">
            <text:p>10828</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Rockanje</text:p>
          </table:table-cell>
          <table:table-cell table:style-name="TL RowHeader"/>
          <table:table-cell ns41:value-type="float" table:style-name="ce11" office:value="598" office:value-type="float">
            <text:p>598</text:p>
          </table:table-cell>
          <table:table-cell ns41:value-type="float" table:style-name="ce133" office:value="10464" office:value-type="float">
            <text:p>10464</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Rozenburg</text:p>
          </table:table-cell>
          <table:table-cell table:style-name="TL RowHeader"/>
          <table:table-cell ns41:value-type="float" table:style-name="ce11" office:value="600" office:value-type="float">
            <text:p>600</text:p>
          </table:table-cell>
          <table:table-cell ns41:value-type="float" table:style-name="ce133" office:value="11314" office:value-type="float">
            <text:p>11314</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Rijnsaterwoude</text:p>
          </table:table-cell>
          <table:table-cell table:style-name="TL RowHeader"/>
          <table:table-cell ns41:value-type="float" table:style-name="ce11" office:value="601" office:value-type="float">
            <text:p>601</text:p>
          </table:table-cell>
          <table:table-cell ns41:value-type="float" table:style-name="ce133" office:value="11129" office:value-type="float">
            <text:p>11129</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Schelluinen</text:p>
          </table:table-cell>
          <table:table-cell table:style-name="TL RowHeader"/>
          <table:table-cell ns41:value-type="float" table:style-name="ce11" office:value="605" office:value-type="float">
            <text:p>605</text:p>
          </table:table-cell>
          <table:table-cell ns41:value-type="float" table:style-name="ce133" office:value="11399" office:value-type="float">
            <text:p>11399</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Schiebroek</text:p>
          </table:table-cell>
          <table:table-cell table:style-name="TL RowHeader"/>
          <table:table-cell ns41:value-type="float" table:style-name="ce11" office:value="1170" office:value-type="float">
            <text:p>1170</text:p>
          </table:table-cell>
          <table:table-cell ns41:value-type="float" table:style-name="ce133" office:value="11306" office:value-type="float">
            <text:p>11306</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Schipluiden</text:p>
          </table:table-cell>
          <table:table-cell table:style-name="TL RowHeader"/>
          <table:table-cell ns41:value-type="float" table:style-name="ce11" office:value="607" office:value-type="float">
            <text:p>607</text:p>
          </table:table-cell>
          <table:table-cell ns41:value-type="float" table:style-name="ce133" office:value="10130" office:value-type="float">
            <text:p>10130</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Schoonrewoerd</text:p>
          </table:table-cell>
          <table:table-cell table:style-name="TL RowHeader"/>
          <table:table-cell ns41:value-type="float" table:style-name="ce11" office:value="609" office:value-type="float">
            <text:p>609</text:p>
          </table:table-cell>
          <table:table-cell ns41:value-type="float" table:style-name="ce133" office:value="10214" office:value-type="float">
            <text:p>10214</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Stellendam</text:p>
          </table:table-cell>
          <table:table-cell table:style-name="TL RowHeader"/>
          <table:table-cell ns41:value-type="float" table:style-name="ce11" office:value="1195" office:value-type="float">
            <text:p>1195</text:p>
          </table:table-cell>
          <table:table-cell ns41:value-type="float" table:style-name="ce133" office:value="10087" office:value-type="float">
            <text:p>10087</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Stompwijk</text:p>
          </table:table-cell>
          <table:table-cell table:style-name="TL RowHeader"/>
          <table:table-cell ns41:value-type="float" table:style-name="ce11" office:value="1197" office:value-type="float">
            <text:p>1197</text:p>
          </table:table-cell>
          <table:table-cell ns41:value-type="float" table:style-name="ce133" office:value="10742" office:value-type="float">
            <text:p>10742</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Streefkerk</text:p>
          </table:table-cell>
          <table:table-cell table:style-name="TL RowHeader"/>
          <table:table-cell ns41:value-type="float" table:style-name="ce11" office:value="616" office:value-type="float">
            <text:p>616</text:p>
          </table:table-cell>
          <table:table-cell ns41:value-type="float" table:style-name="ce133" office:value="11105" office:value-type="float">
            <text:p>11105</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Strijen</text:p>
          </table:table-cell>
          <table:table-cell table:style-name="TL RowHeader"/>
          <table:table-cell ns41:value-type="float" table:style-name="ce11" office:value="617" office:value-type="float">
            <text:p>617</text:p>
          </table:table-cell>
          <table:table-cell ns41:value-type="float" table:style-name="ce133" office:value="10558" office:value-type="float">
            <text:p>10558</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Tienhoven</text:p>
          </table:table-cell>
          <table:table-cell table:style-name="TL RowHeader"/>
          <table:table-cell ns41:value-type="float" table:style-name="ce11" office:value="618" office:value-type="float">
            <text:p>618</text:p>
          </table:table-cell>
          <table:table-cell ns41:value-type="float" table:style-name="ce133" office:value="10706" office:value-type="float">
            <text:p>10706</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Valkenburg</text:p>
          </table:table-cell>
          <table:table-cell table:style-name="TL RowHeader"/>
          <table:table-cell ns41:value-type="float" table:style-name="ce11" office:value="619" office:value-type="float">
            <text:p>619</text:p>
          </table:table-cell>
          <table:table-cell ns41:value-type="float" table:style-name="ce133" office:value="10028" office:value-type="float">
            <text:p>10028</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Veur</text:p>
          </table:table-cell>
          <table:table-cell table:style-name="TL RowHeader"/>
          <table:table-cell ns41:value-type="float" table:style-name="ce11" office:value="1209" office:value-type="float">
            <text:p>1209</text:p>
          </table:table-cell>
          <table:table-cell ns41:value-type="float" table:style-name="ce133" office:value="10366" office:value-type="float">
            <text:p>10366</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Vianen</text:p>
          </table:table-cell>
          <table:table-cell table:style-name="TL RowHeader"/>
          <table:table-cell ns41:value-type="float" table:style-name="ce11" office:value="620" office:value-type="float">
            <text:p>620</text:p>
          </table:table-cell>
          <table:table-cell ns41:value-type="float" table:style-name="ce133" office:value="10887" office:value-type="float">
            <text:p>10887</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Vierpolders</text:p>
          </table:table-cell>
          <table:table-cell table:style-name="TL RowHeader"/>
          <table:table-cell ns41:value-type="float" table:style-name="ce11" office:value="621" office:value-type="float">
            <text:p>621</text:p>
          </table:table-cell>
          <table:table-cell ns41:value-type="float" table:style-name="ce133" office:value="11056" office:value-type="float">
            <text:p>11056</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Vlaardinger-Ambacht</text:p>
          </table:table-cell>
          <table:table-cell table:style-name="TL RowHeader"/>
          <table:table-cell ns41:value-type="float" table:style-name="ce11" office:value="1210" office:value-type="float">
            <text:p>1210</text:p>
          </table:table-cell>
          <table:table-cell ns41:value-type="float" table:style-name="ce133" office:value="10790" office:value-type="float">
            <text:p>10790</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Voorburg</text:p>
          </table:table-cell>
          <table:table-cell table:style-name="TL RowHeader"/>
          <table:table-cell ns41:value-type="float" table:style-name="ce11" office:value="624" office:value-type="float">
            <text:p>624</text:p>
          </table:table-cell>
          <table:table-cell ns41:value-type="float" table:style-name="ce133" office:value="11103" office:value-type="float">
            <text:p>11103</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Voorhout</text:p>
          </table:table-cell>
          <table:table-cell table:style-name="TL RowHeader"/>
          <table:table-cell ns41:value-type="float" table:style-name="ce11" office:value="625" office:value-type="float">
            <text:p>625</text:p>
          </table:table-cell>
          <table:table-cell ns41:value-type="float" table:style-name="ce133" office:value="10017" office:value-type="float">
            <text:p>10017</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Waarder</text:p>
          </table:table-cell>
          <table:table-cell table:style-name="TL RowHeader"/>
          <table:table-cell ns41:value-type="float" table:style-name="ce11" office:value="1217" office:value-type="float">
            <text:p>1217</text:p>
          </table:table-cell>
          <table:table-cell ns41:value-type="float" table:style-name="ce133" office:value="10830" office:value-type="float">
            <text:p>10830</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Warmond</text:p>
          </table:table-cell>
          <table:table-cell table:style-name="TL RowHeader"/>
          <table:table-cell ns41:value-type="float" table:style-name="ce11" office:value="628" office:value-type="float">
            <text:p>628</text:p>
          </table:table-cell>
          <table:table-cell ns41:value-type="float" table:style-name="ce133" office:value="10204" office:value-type="float">
            <text:p>10204</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Wassenaar</text:p>
          </table:table-cell>
          <table:table-cell table:style-name="TL RowHeader"/>
          <table:table-cell ns41:value-type="float" table:style-name="ce11" office:value="629" office:value-type="float">
            <text:p>629</text:p>
          </table:table-cell>
          <table:table-cell ns41:value-type="float" table:style-name="ce133" office:value="10164" office:value-type="float">
            <text:p>10164</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Wijngaarden</text:p>
          </table:table-cell>
          <table:table-cell table:style-name="TL RowHeader"/>
          <table:table-cell ns41:value-type="float" table:style-name="ce11" office:value="634" office:value-type="float">
            <text:p>634</text:p>
          </table:table-cell>
          <table:table-cell ns41:value-type="float" table:style-name="ce133" office:value="10263" office:value-type="float">
            <text:p>10263</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Zevenhoven</text:p>
          </table:table-cell>
          <table:table-cell table:style-name="TL RowHeader"/>
          <table:table-cell ns41:value-type="float" table:style-name="ce11" office:value="635" office:value-type="float">
            <text:p>635</text:p>
          </table:table-cell>
          <table:table-cell ns41:value-type="float" table:style-name="ce133" office:value="11317" office:value-type="float">
            <text:p>11317</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Zoetermeer</text:p>
          </table:table-cell>
          <table:table-cell table:style-name="TL RowHeader"/>
          <table:table-cell ns41:value-type="float" table:style-name="ce11" office:value="637" office:value-type="float">
            <text:p>637</text:p>
          </table:table-cell>
          <table:table-cell ns41:value-type="float" table:style-name="ce133" office:value="10766" office:value-type="float">
            <text:p>10766</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5">
          <table:table-cell ns41:value-type="string" table:style-name="ce126" office:value-type="string">
            <text:p>Zuidland</text:p>
          </table:table-cell>
          <table:table-cell table:style-name="TL RowHeader"/>
          <table:table-cell ns41:value-type="float" table:style-name="ce11" office:value="640" office:value-type="float">
            <text:p>640</text:p>
          </table:table-cell>
          <table:table-cell ns41:value-type="float" table:style-name="ce133" office:value="10316" office:value-type="float">
            <text:p>10316</text:p>
          </table:table-cell>
          <table:table-cell ns41:value-type="float" table:style-name="ce133" office:value="4" office:value-type="float">
            <text:p>4</text:p>
          </table:table-cell>
          <table:table-cell ns41:value-type="string" table:style-name="ce149" office:value-type="string">
            <text:p>ZH</text:p>
          </table:table-cell>
          <table:table-cell ns41:value-type="string" table:style-name="ce150" office:value-type="string">
            <text:p>VT_1889</text:p>
          </table:table-cell>
          <table:table-cell ns41:value-type="string" table:style-name="ce133" office:value-type="string">
            <text:p>09_H6</text:p>
          </table:table-cell>
          <table:table-cell ns41:value-type="float" table:style-name="ce133" office:value="698" office:value-type="float">
            <text:p>698</text:p>
          </table:table-cell>
          <table:table-cell ns41:value-type="float" table:style-name="ce149" office:value="270445" office:value-type="float">
            <text:p>270445</text:p>
          </table:table-cell>
          <table:table-cell table:number-columns-repeated="1014"/>
        </table:table-row>
        <table:table-row table:style-name="ro6">
          <table:table-cell ns41:value-type="string" table:style-name="ce127" office:value-type="string">
            <text:p>Zwartewaal</text:p>
          </table:table-cell>
          <table:table-cell table:style-name="TL RowHeader"/>
          <table:table-cell ns41:value-type="float" table:style-name="ce12" office:value="641" office:value-type="float">
            <text:p>641</text:p>
          </table:table-cell>
          <table:table-cell ns41:value-type="float" table:style-name="ce134" office:value="10703" office:value-type="float">
            <text:p>10703</text:p>
          </table:table-cell>
          <table:table-cell ns41:value-type="float" table:style-name="ce134" office:value="4" office:value-type="float">
            <text:p>4</text:p>
          </table:table-cell>
          <table:table-cell ns41:value-type="string" table:style-name="ce151" office:value-type="string">
            <text:p>ZH</text:p>
          </table:table-cell>
          <table:table-cell ns41:value-type="string" table:style-name="ce152" office:value-type="string">
            <text:p>VT_1889</text:p>
          </table:table-cell>
          <table:table-cell ns41:value-type="string" table:style-name="ce134" office:value-type="string">
            <text:p>09_H6</text:p>
          </table:table-cell>
          <table:table-cell ns41:value-type="float" table:style-name="ce134" office:value="698" office:value-type="float">
            <text:p>698</text:p>
          </table:table-cell>
          <table:table-cell ns41:value-type="float" table:style-name="ce151" office:value="270445" office:value-type="float">
            <text:p>270445</text:p>
          </table:table-cell>
          <table:table-cell table:number-columns-repeated="1014"/>
        </table:table-row>
        <table:table-row table:style-name="ro5" table:number-rows-repeated="1048463">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number:text>
      <number:number number:grouping="true" number:decimal-places="0" number:min-integer-digits="1"/>
      <number:text/>
    </number:number-style>
    <number:number-style style:name="N134">
      <number:text>($</number:text>
      <number:number number:grouping="true" number:decimal-places="0" number:min-integer-digits="1"/>
      <number:text>)</number:text>
      <style:map style:condition="value()&gt;=0" style:apply-style-name="N134P0"/>
    </number:number-style>
    <number:number-style style:volatile="true" style:name="N135P0">
      <number:text>$</number:text>
      <number:number number:grouping="true" number:decimal-places="0" number:min-integer-digits="1"/>
      <number:text/>
    </number:number-style>
    <number:number-style style:name="N135">
      <style:text-properties fo:color="#ff0000"/>
      <number:text>($</number:text>
      <number:number number:grouping="true" number:decimal-places="0" number:min-integer-digits="1"/>
      <number:text>)</number:text>
      <style:map style:condition="value()&gt;=0" style:apply-style-name="N135P0"/>
    </number:number-style>
    <number:number-style style:volatile="true" style:name="N136P0">
      <number:text>$</number:text>
      <number:number number:grouping="true" number:decimal-places="2" number:min-integer-digits="1"/>
      <number:text/>
    </number:number-style>
    <number:number-style style:name="N136">
      <number:text>($</number:text>
      <number:number number:grouping="true" number:decimal-places="2" number:min-integer-digits="1"/>
      <number:text>)</number:text>
      <style:map style:condition="value()&gt;=0" style:apply-style-name="N136P0"/>
    </number:number-style>
    <number:number-style style:volatile="true" style:name="N137P0">
      <number:text>$</number:text>
      <number:number number:grouping="true" number:decimal-places="2" number:min-integer-digits="1"/>
      <number:text/>
    </number:number-style>
    <number:number-style style:name="N137">
      <style:text-properties fo:color="#ff0000"/>
      <number:text>($</number:text>
      <number:number number:grouping="true" number:decimal-places="2" number:min-integer-digits="1"/>
      <number:text>)</number:text>
      <style:map style:condition="value()&gt;=0" style:apply-style-name="N137P0"/>
    </number:number-style>
    <number:number-style style:volatile="true" style:name="N138P0">
      <number:text> $</number:text>
      <ns42:fill-character/>
      <number:number number:grouping="true" number:decimal-places="0" number:min-integer-digits="1"/>
      <number:text/>
    </number:number-style>
    <number:number-style style:volatile="true" style:name="N138P1">
      <number:text> $</number:text>
      <ns42:fill-character/>
      <number:text>(</number:text>
      <number:number number:grouping="true" number:decimal-places="0" number:min-integer-digits="1"/>
      <number:text>)</number:text>
    </number:number-style>
    <number:number-style style:volatile="true" style:name="N138P2">
      <number:text>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ns42:fill-character/>
      <number:number number:grouping="true" number:decimal-places="0" number:min-integer-digits="1"/>
      <number:text/>
    </number:number-style>
    <number:number-style style:volatile="true" style:name="N139P1">
      <number:text/>
      <ns42:fill-character/>
      <number:text>(</number:text>
      <number:number number:grouping="true" number:decimal-places="0" number:min-integer-digits="1"/>
      <number:text>)</number:text>
    </number:number-style>
    <number:number-style style:volatile="true" style:name="N139P2">
      <number:text/>
      <ns42:fill-character/>
      <number:text>-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 $</number:text>
      <ns42:fill-character/>
      <number:number number:grouping="true" number:decimal-places="2" number:min-integer-digits="1"/>
      <number:text/>
    </number:number-style>
    <number:number-style style:volatile="true" style:name="N140P1">
      <number:text> $</number:text>
      <ns42:fill-character/>
      <number:text>(</number:text>
      <number:number number:grouping="true" number:decimal-places="2" number:min-integer-digits="1"/>
      <number:text>)</number:text>
    </number:number-style>
    <number:number-style style:volatile="true" style:name="N140P2">
      <number:text> $</number:text>
      <ns42:fill-character/>
      <number:text>-</number:text>
      <number:number number:decimal-places="0" number:min-integer-digits="0"/>
      <number:text/>
    </number:number-style>
    <number:text-style style:name="N140">
      <number:text/>
      <number:text-content/>
      <number:text/>
      <style:map style:condition="value()&gt;0" style:apply-style-name="N140P0"/>
      <style:map style:condition="value()&lt;0" style:apply-style-name="N140P1"/>
      <style:map style:condition="value()=0" style:apply-style-name="N140P2"/>
    </number:text-style>
    <number:number-style style:volatile="true" style:name="N141P0">
      <number:text/>
      <ns42:fill-character/>
      <number:number number:grouping="true" number:decimal-places="2" number:min-integer-digits="1"/>
      <number:text/>
    </number:number-style>
    <number:number-style style:volatile="true" style:name="N141P1">
      <number:text/>
      <ns42:fill-character/>
      <number:text>(</number:text>
      <number:number number:grouping="true" number:decimal-places="2" number:min-integer-digits="1"/>
      <number:text>)</number:text>
    </number:number-style>
    <number:number-style style:volatile="true" style:name="N141P2">
      <number:text/>
      <ns42:fill-character/>
      <number:text>-</number:text>
      <number:number number:decimal-places="0" number:min-integer-digits="0"/>
      <number:text/>
    </number:number-style>
    <number:text-style style:name="N141">
      <number:text/>
      <number:text-content/>
      <number:text/>
      <style:map style:condition="value()&gt;0" style:apply-style-name="N141P0"/>
      <style:map style:condition="value()&lt;0" style:apply-style-name="N141P1"/>
      <style:map style:condition="value()=0" style:apply-style-name="N141P2"/>
    </number:text-style>
    <number:number-style style:volatile="true" style:name="N142P0">
      <number:text>fl </number:text>
      <number:number number:grouping="true" number:decimal-places="0" number:min-integer-digits="1"/>
      <number:text/>
    </number:number-style>
    <number:number-style style:name="N142">
      <number:text>fl </number:text>
      <number:number number:grouping="true" number:decimal-places="0" number:min-integer-digits="1"/>
      <number:text>-</number:text>
      <style:map style:condition="value()&gt;=0" style:apply-style-name="N142P0"/>
    </number:number-style>
    <number:number-style style:volatile="true" style:name="N143P0">
      <number:text>fl </number:text>
      <number:number number:grouping="true" number:decimal-places="0" number:min-integer-digits="1"/>
      <number:text/>
    </number:number-style>
    <number:number-style style:name="N143">
      <style:text-properties fo:color="#ff0000"/>
      <number:text>fl </number:text>
      <number:number number:grouping="true" number:decimal-places="0" number:min-integer-digits="1"/>
      <number:text>-</number:text>
      <style:map style:condition="value()&gt;=0" style:apply-style-name="N143P0"/>
    </number:number-style>
    <number:number-style style:volatile="true" style:name="N144P0">
      <number:text>fl </number:text>
      <number:number number:grouping="true" number:decimal-places="2" number:min-integer-digits="1"/>
      <number:text/>
    </number:number-style>
    <number:number-style style:name="N144">
      <number:text>fl </number:text>
      <number:number number:grouping="true" number:decimal-places="2" number:min-integer-digits="1"/>
      <number:text>-</number:text>
      <style:map style:condition="value()&gt;=0" style:apply-style-name="N144P0"/>
    </number:number-style>
    <number:number-style style:volatile="true" style:name="N145P0">
      <number:text>fl </number:text>
      <number:number number:grouping="true" number:decimal-places="2" number:min-integer-digits="1"/>
      <number:text/>
    </number:number-style>
    <number:number-style style:name="N145">
      <style:text-properties fo:color="#ff0000"/>
      <number:text>fl </number:text>
      <number:number number:grouping="true" number:decimal-places="2" number:min-integer-digits="1"/>
      <number:text>-</number:text>
      <style:map style:condition="value()&gt;=0" style:apply-style-name="N145P0"/>
    </number:number-style>
    <number:number-style style:volatile="true" style:name="N146P0">
      <number:text> fl </number:text>
      <ns42:fill-character/>
      <number:number number:grouping="true" number:decimal-places="0" number:min-integer-digits="1"/>
      <number:text/>
    </number:number-style>
    <number:number-style style:volatile="true" style:name="N146P1">
      <number:text> fl </number:text>
      <ns42:fill-character/>
      <number:number number:grouping="true" number:decimal-places="0" number:min-integer-digits="1"/>
      <number:text>-</number:text>
    </number:number-style>
    <number:number-style style:volatile="true" style:name="N146P2">
      <number:text> fl </number:text>
      <ns42:fill-character/>
      <number:text>-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fl </number:text>
      <ns42:fill-character/>
      <number:number number:grouping="true" number:decimal-places="2" number:min-integer-digits="1"/>
      <number:text/>
    </number:number-style>
    <number:number-style style:volatile="true" style:name="N147P1">
      <number:text> fl </number:text>
      <ns42:fill-character/>
      <number:number number:grouping="true" number:decimal-places="2" number:min-integer-digits="1"/>
      <number:text>-</number:text>
    </number:number-style>
    <number:number-style style:volatile="true" style:name="N147P2">
      <number:text> fl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page-layout-name="Mpm3" style:display-name="PageStyle_Zesde gedeelte">
      <style:header style:display="false"/>
      <style:header-left style:display="false"/>
      <style:footer style:display="false"/>
      <style:footer-left style:display="false"/>
    </style:master-page>
    <style:master-page style:name="PageStyle_5f_Zesde_20_gedeelte_5f_a" style:page-layout-name="Mpm3" style:display-name="PageStyle_Zes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0:44</dc:date>
    <meta:document-statistic meta:object-count="0" meta:cell-count="3109" meta:table-count="2"/>
    <meta:generator>ODFPY/1.3.0dev</meta:generator>
  </office:meta>
</office:document-meta>
</file>